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style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50938a" fo:border="0.74pt solid #eeeeee"/>
    </style:style>
    <style:style style:name="ce3" style:family="table-cell" style:parent-style-name="Default">
      <style:table-cell-properties fo:background-color="#81aca6" fo:border="0.74pt solid #eeeeee"/>
    </style:style>
    <style:style style:name="ce4" style:family="table-cell" style:parent-style-name="Default">
      <style:table-cell-properties fo:background-color="#ffde59" fo:border="0.74pt solid #eeeeee"/>
    </style:style>
    <style:style style:name="ce5" style:family="table-cell" style:parent-style-name="Default">
      <style:table-cell-properties fo:background-color="#5983b0" fo:border="0.74pt solid #eeeeee"/>
    </style:style>
    <style:style style:name="ce6" style:family="table-cell" style:parent-style-name="Default">
      <style:table-cell-properties fo:background-color="#ff3838" fo:border="0.74pt solid #eeeeee"/>
    </style:style>
    <style:style style:name="ce7" style:family="table-cell" style:parent-style-name="Default">
      <style:table-cell-properties fo:background-color="#b3cac7" fo:border="0.74pt solid #eeeeee"/>
    </style:style>
    <style:style style:name="ce8" style:family="table-cell" style:parent-style-name="Default">
      <style:table-cell-properties fo:background-color="#ffe994" fo:border="0.74pt solid #eeeeee"/>
    </style:style>
    <style:style style:name="ce9" style:family="table-cell" style:parent-style-name="Default">
      <style:table-cell-properties fo:background-color="#b4c7dc" fo:border="0.74pt solid 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shapes>
          <draw:frame draw:z-index="0" draw:style-name="gr1" draw:text-style-name="P1" svg:width="15.997cm" svg:height="9.005cm" svg:x="22.606cm" svg:y="0.345cm">
            <draw:object draw:notify-on-update-of-ranges="Planilha1.C14:Planilha1.C14 Planilha1.D14:Planilha1.I14 Planilha1.C15:Planilha1.C15 Planilha1.D15:Planilha1.I15 Planilha1.C16:Planilha1.C16 Planilha1.D16:Planilha1.I16 Planilha1.C17:Planilha1.C17 Planilha1.D17:Planilha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4cm" svg:x="21.531cm" svg:y="7.597cm">
            <draw:object draw:notify-on-update-of-ranges="Planilha1.C30:Planilha1.C30 Planilha1.D30:Planilha1.I30 Planilha1.C31:Planilha1.C31 Planilha1.D31:Planilha1.I31 Planilha1.C32:Planilha1.C32 Planilha1.D32:Planilha1.I32 Planilha1.C33:Planilha1.C33 Planilha1.D33:Planilha1.I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4cm" svg:x="21.339cm" svg:y="15.458cm">
            <draw:object draw:notify-on-update-of-ranges="Planilha1.C46:Planilha1.C46 Planilha1.D46:Planilha1.I46 Planilha1.C47:Planilha1.C47 Planilha1.D47:Planilha1.I47 Planilha1.C48:Planilha1.C48 Planilha1.D48:Planilha1.I48 Planilha1.C49:Planilha1.C49 Planilha1.D49:Planilha1.I4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1.008cm" svg:y="22.87cm">
            <draw:object draw:notify-on-update-of-ranges="Planilha1.C62:Planilha1.C62 Planilha1.D62:Planilha1.I62 Planilha1.C63:Planilha1.C63 Planilha1.D63:Planilha1.I63 Planilha1.C64:Planilha1.C64 Planilha1.D64:Planilha1.I64 Planilha1.C65:Planilha1.C65 Planilha1.D65:Planilha1.I6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7cm" svg:height="9.005cm" svg:x="21.173cm" svg:y="30.334cm">
            <draw:object draw:notify-on-update-of-ranges="Planilha1.C78:Planilha1.C78 Planilha1.D78:Planilha1.I78 Planilha1.C79:Planilha1.C79 Planilha1.D79:Planilha1.I79 Planilha1.C80:Planilha1.C80 Planilha1.D80:Planilha1.I80 Planilha1.C81:Planilha1.C81 Planilha1.D81:Planilha1.I8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7cm" svg:height="9.004cm" svg:x="20.76cm" svg:y="37.825cm">
            <draw:object draw:notify-on-update-of-ranges="Planilha1.C94:Planilha1.C94 Planilha1.D94:Planilha1.I94 Planilha1.C95:Planilha1.C95 Planilha1.D95:Planilha1.I95 Planilha1.C96:Planilha1.C96 Planilha1.D96:Planilha1.I96 Planilha1.C97:Planilha1.C97 Planilha1.D97:Planilha1.I9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7cm" svg:height="9.004cm" svg:x="21.339cm" svg:y="45.262cm">
            <draw:object draw:notify-on-update-of-ranges="Planilha1.C110:Planilha1.C110 Planilha1.D110:Planilha1.I110 Planilha1.C111:Planilha1.C111 Planilha1.D111:Planilha1.I111 Planilha1.C112:Planilha1.C112 Planilha1.D112:Planilha1.I112 Planilha1.C113:Planilha1.C113 Planilha1.D113:Planilha1.I11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20.421cm" svg:y="54.57cm">
            <draw:object draw:notify-on-update-of-ranges="Planilha1.C126:Planilha1.C126 Planilha1.D126:Planilha1.I126 Planilha1.C127:Planilha1.C127 Planilha1.D127:Planilha1.I127 Planilha1.C128:Planilha1.C128 Planilha1.D128:Planilha1.I128 Planilha1.C129:Planilha1.C129 Planilha1.D129:Planilha1.I12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column table:style-name="co1" table:number-columns-repeated="45" table:default-cell-style-name="Default"/>
        <table:table-row table:style-name="ro1">
          <table:table-cell office:value-type="string" calcext:value-type="string">
            <text:p>MPI_Bcast</text:p>
          </table:table-cell>
          <table:table-cell table:style-name="ce1"/>
          <table:table-cell table:style-name="Default" table:number-columns-repeated="7"/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30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137" calcext:value-type="float">
            <text:p>0,000137</text:p>
          </table:table-cell>
          <table:table-cell office:value-type="float" office:value="0.000297" calcext:value-type="float">
            <text:p>0,000297</text:p>
          </table:table-cell>
          <table:table-cell office:value-type="float" office:value="0.000716" calcext:value-type="float">
            <text:p>0,000716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36" calcext:value-type="float">
            <text:p>3,6E-05</text:p>
          </table:table-cell>
          <table:table-cell table:style-name="ce7" office:value-type="float" office:value="0.000137" calcext:value-type="float">
            <text:p>0,000137</text:p>
          </table:table-cell>
          <table:table-cell table:style-name="ce7" office:value-type="float" office:value="0.000297" calcext:value-type="float">
            <text:p>0,000297</text:p>
          </table:table-cell>
          <table:table-cell table:style-name="ce7" office:value-type="float" office:value="0.000716" calcext:value-type="float">
            <text:p>0,000716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6" calcext:value-type="float">
            <text:p>6,6E-05</text:p>
          </table:table-cell>
          <table:table-cell table:style-name="ce7" office:value-type="float" office:value="0.000087" calcext:value-type="float">
            <text:p>8,7E-05</text:p>
          </table:table-cell>
          <table:table-cell table:style-name="ce7" office:value-type="float" office:value="0.000184" calcext:value-type="float">
            <text:p>0,000184</text:p>
          </table:table-cell>
          <table:table-cell table:style-name="ce7"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105" calcext:value-type="float">
            <text:p>0,000105</text:p>
          </table:table-cell>
          <table:table-cell office:value-type="float" office:value="0.000276" calcext:value-type="float">
            <text:p>0,000276</text:p>
          </table:table-cell>
          <table:table-cell office:value-type="float" office:value="0.000593" calcext:value-type="float">
            <text:p>0,000593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105" calcext:value-type="float">
            <text:p>0,000105</text:p>
          </table:table-cell>
          <table:table-cell table:style-name="ce7" office:value-type="float" office:value="0.000276" calcext:value-type="float">
            <text:p>0,000276</text:p>
          </table:table-cell>
          <table:table-cell table:style-name="ce7" office:value-type="float" office:value="0.000593" calcext:value-type="float">
            <text:p>0,000593</text:p>
          </table:table-cell>
          <table:table-cell/>
          <table:table-cell table:style-name="ce7"/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089" calcext:value-type="float">
            <text:p>8,9E-05</text:p>
          </table:table-cell>
          <table:table-cell table:style-name="ce7" office:value-type="float" office:value="0.000602" calcext:value-type="float">
            <text:p>0,000602</text:p>
          </table:table-cell>
          <table:table-cell table:style-name="ce7"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584" calcext:value-type="float">
            <text:p>0,000584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124" calcext:value-type="float">
            <text:p>0,000124</text:p>
          </table:table-cell>
          <table:table-cell table:style-name="ce7" office:value-type="float" office:value="0.000669" calcext:value-type="float">
            <text:p>0,000669</text:p>
          </table:table-cell>
          <table:table-cell table:style-name="ce7" office:value-type="float" office:value="0.000584" calcext:value-type="float">
            <text:p>0,000584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7" calcext:value-type="float">
            <text:p>4,7E-05</text:p>
          </table:table-cell>
          <table:table-cell table:style-name="ce7" office:value-type="float" office:value="0.000094" calcext:value-type="float">
            <text:p>9,4E-05</text:p>
          </table:table-cell>
          <table:table-cell table:style-name="ce7" office:value-type="float" office:value="0.000068" calcext:value-type="float">
            <text:p>6,8E-05</text:p>
          </table:table-cell>
          <table:table-cell table:style-name="ce7" office:value-type="float" office:value="0.00078" calcext:value-type="float">
            <text:p>0,00078</text:p>
          </table:table-cell>
          <table:table-cell table:style-name="ce7"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38" calcext:value-type="float">
            <text:p>0,000238</text:p>
          </table:table-cell>
          <table:table-cell office:value-type="float" office:value="0.000637" calcext:value-type="float">
            <text:p>0,00063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31" calcext:value-type="float">
            <text:p>3,1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162" calcext:value-type="float">
            <text:p>0,000162</text:p>
          </table:table-cell>
          <table:table-cell table:style-name="ce7" office:value-type="float" office:value="0.000238" calcext:value-type="float">
            <text:p>0,000238</text:p>
          </table:table-cell>
          <table:table-cell table:style-name="ce7" office:value-type="float" office:value="0.000476" calcext:value-type="float">
            <text:p>0,000476</text:p>
          </table:table-cell>
          <table:table-cell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8" calcext:value-type="float">
            <text:p>8E-05</text:p>
          </table:table-cell>
          <table:table-cell table:style-name="ce7" office:value-type="float" office:value="0.000322" calcext:value-type="float">
            <text:p>0,000322</text:p>
          </table:table-cell>
          <table:table-cell table:style-name="ce7"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236" calcext:value-type="float">
            <text:p>0,000236</text:p>
          </table:table-cell>
          <table:table-cell office:value-type="float" office:value="0.000958" calcext:value-type="float">
            <text:p>0,00095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72" calcext:value-type="float">
            <text:p>7,2E-05</text:p>
          </table:table-cell>
          <table:table-cell table:style-name="ce7" office:value-type="float" office:value="0.000874" calcext:value-type="float">
            <text:p>0,000874</text:p>
          </table:table-cell>
          <table:table-cell table:style-name="ce7" office:value-type="float" office:value="0.002588" calcext:value-type="float">
            <text:p>0,002588</text:p>
          </table:table-cell>
          <table:table-cell table:style-name="ce7" office:value-type="float" office:value="0.000958" calcext:value-type="float">
            <text:p>0,000958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6" calcext:value-type="float">
            <text:p>2,6E-05</text:p>
          </table:table-cell>
          <table:table-cell table:style-name="ce7" office:value-type="float" office:value="0.000074" calcext:value-type="float">
            <text:p>7,4E-05</text:p>
          </table:table-cell>
          <table:table-cell table:style-name="ce7" office:value-type="float" office:value="0.000076" calcext:value-type="float">
            <text:p>7,6E-05</text:p>
          </table:table-cell>
          <table:table-cell table:style-name="ce7" office:value-type="float" office:value="0.000195" calcext:value-type="float">
            <text:p>0,000195</text:p>
          </table:table-cell>
          <table:table-cell table:style-name="ce7"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171" calcext:value-type="float">
            <text:p>0,000171</text:p>
          </table:table-cell>
          <table:table-cell office:value-type="float" office:value="0.000507" calcext:value-type="float">
            <text:p>0,000507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2" calcext:value-type="float">
            <text:p>3,2E-05</text:p>
          </table:table-cell>
          <table:table-cell table:style-name="ce7" office:value-type="float" office:value="0.000069" calcext:value-type="float">
            <text:p>6,9E-05</text:p>
          </table:table-cell>
          <table:table-cell table:style-name="ce7" office:value-type="float" office:value="0.000085" calcext:value-type="float">
            <text:p>8,5E-05</text:p>
          </table:table-cell>
          <table:table-cell table:style-name="ce7" office:value-type="float" office:value="0.000574" calcext:value-type="float">
            <text:p>0,000574</text:p>
          </table:table-cell>
          <table:table-cell table:style-name="ce7" office:value-type="float" office:value="0.000507" calcext:value-type="float">
            <text:p>0,00050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" calcext:value-type="float">
            <text:p>3E-05</text:p>
          </table:table-cell>
          <table:table-cell table:style-name="ce7" office:value-type="float" office:value="0.00005" calcext:value-type="float">
            <text:p>5E-05</text:p>
          </table:table-cell>
          <table:table-cell table:style-name="ce7" office:value-type="float" office:value="0.000079" calcext:value-type="float">
            <text:p>7,9E-05</text:p>
          </table:table-cell>
          <table:table-cell table:style-name="ce7" office:value-type="float" office:value="0.000408" calcext:value-type="float">
            <text:p>0,000408</text:p>
          </table:table-cell>
          <table:table-cell table:style-name="ce7"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708" calcext:value-type="float">
            <text:p>0,000708</text:p>
          </table:table-cell>
          <table:table-cell table:number-columns-repeated="30"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33" calcext:value-type="float">
            <text:p>3,3E-05</text:p>
          </table:table-cell>
          <table:table-cell table:style-name="ce7" office:value-type="float" office:value="0.000039" calcext:value-type="float">
            <text:p>3,9E-05</text:p>
          </table:table-cell>
          <table:table-cell table:style-name="ce7" office:value-type="float" office:value="0.000088" calcext:value-type="float">
            <text:p>8,8E-05</text:p>
          </table:table-cell>
          <table:table-cell table:style-name="ce7" office:value-type="float" office:value="0.000241" calcext:value-type="float">
            <text:p>0,000241</text:p>
          </table:table-cell>
          <table:table-cell table:style-name="ce7" office:value-type="float" office:value="0.003972" calcext:value-type="float">
            <text:p>0,0039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055" calcext:value-type="float">
            <text:p>5,5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39" calcext:value-type="float">
            <text:p>0,00039</text:p>
          </table:table-cell>
          <table:table-cell table:style-name="ce7"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271" calcext:value-type="float">
            <text:p>0,000271</text:p>
          </table:table-cell>
          <table:table-cell office:value-type="float" office:value="0.000817" calcext:value-type="float">
            <text:p>0,000817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52" calcext:value-type="float">
            <text:p>5,2E-05</text:p>
          </table:table-cell>
          <table:table-cell table:style-name="ce7" office:value-type="float" office:value="0.000064" calcext:value-type="float">
            <text:p>6,4E-05</text:p>
          </table:table-cell>
          <table:table-cell table:style-name="ce7" office:value-type="float" office:value="0.000116" calcext:value-type="float">
            <text:p>0,000116</text:p>
          </table:table-cell>
          <table:table-cell table:style-name="ce7" office:value-type="float" office:value="0.000271" calcext:value-type="float">
            <text:p>0,000271</text:p>
          </table:table-cell>
          <table:table-cell table:style-name="ce7" office:value-type="float" office:value="0.032072" calcext:value-type="float">
            <text:p>0,03207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8" calcext:value-type="float">
            <text:p>2,8E-05</text:p>
          </table:table-cell>
          <table:table-cell table:style-name="ce7" office:value-type="float" office:value="0.000057" calcext:value-type="float">
            <text:p>5,7E-05</text:p>
          </table:table-cell>
          <table:table-cell table:style-name="ce7" office:value-type="float" office:value="0.000077" calcext:value-type="float">
            <text:p>7,7E-05</text:p>
          </table:table-cell>
          <table:table-cell table:style-name="ce7" office:value-type="float" office:value="0.000239" calcext:value-type="float">
            <text:p>0,000239</text:p>
          </table:table-cell>
          <table:table-cell table:style-name="ce7"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318" calcext:value-type="float">
            <text:p>0,000318</text:p>
          </table:table-cell>
          <table:table-cell office:value-type="float" office:value="0.000682" calcext:value-type="float">
            <text:p>0,000682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34" calcext:value-type="float">
            <text:p>3,4E-05</text:p>
          </table:table-cell>
          <table:table-cell table:style-name="ce7" office:value-type="float" office:value="0.005425" calcext:value-type="float">
            <text:p>0,005425</text:p>
          </table:table-cell>
          <table:table-cell table:style-name="ce7" office:value-type="float" office:value="0.000318" calcext:value-type="float">
            <text:p>0,000318</text:p>
          </table:table-cell>
          <table:table-cell table:style-name="ce7" office:value-type="float" office:value="0.000682" calcext:value-type="float">
            <text:p>0,000682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9" calcext:value-type="float">
            <text:p>2,9E-05</text:p>
          </table:table-cell>
          <table:table-cell table:style-name="ce7" office:value-type="float" office:value="0.000053" calcext:value-type="float">
            <text:p>5,3E-05</text:p>
          </table:table-cell>
          <table:table-cell table:style-name="ce7" office:value-type="float" office:value="0.000091" calcext:value-type="float">
            <text:p>9,1E-05</text:p>
          </table:table-cell>
          <table:table-cell table:style-name="ce7" office:value-type="float" office:value="0.000401" calcext:value-type="float">
            <text:p>0,000401</text:p>
          </table:table-cell>
          <table:table-cell table:style-name="ce7"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138" calcext:value-type="float">
            <text:p>0,000138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09" calcext:value-type="float">
            <text:p>0,000509</text:p>
          </table:table-cell>
          <table:table-cell table:number-columns-repeated="30"/>
          <table:table-cell table:style-name="ce7"/>
          <table:table-cell table:style-name="ce7" office:value-type="float" office:value="0.000001" calcext:value-type="float">
            <text:p>1E-06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43" calcext:value-type="float">
            <text:p>4,3E-05</text:p>
          </table:table-cell>
          <table:table-cell table:style-name="ce7" office:value-type="float" office:value="0.000138" calcext:value-type="float">
            <text:p>0,000138</text:p>
          </table:table-cell>
          <table:table-cell table:style-name="ce7" office:value-type="float" office:value="0.000326" calcext:value-type="float">
            <text:p>0,000326</text:p>
          </table:table-cell>
          <table:table-cell table:style-name="ce7" office:value-type="float" office:value="0.000447" calcext:value-type="float">
            <text:p>0,000447</text:p>
          </table:table-cell>
          <table:table-cell/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0.000027" calcext:value-type="float">
            <text:p>2,7E-05</text:p>
          </table:table-cell>
          <table:table-cell table:style-name="ce7" office:value-type="float" office:value="0.000054" calcext:value-type="float">
            <text:p>5,4E-05</text:p>
          </table:table-cell>
          <table:table-cell table:style-name="ce7" office:value-type="float" office:value="0.000073" calcext:value-type="float">
            <text:p>7,3E-05</text:p>
          </table:table-cell>
          <table:table-cell table:style-name="ce7" office:value-type="float" office:value="0.000454" calcext:value-type="float">
            <text:p>0,000454</text:p>
          </table:table-cell>
          <table:table-cell table:style-name="ce7"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06" calcext:value-type="float">
            <text:p>6E-07</text:p>
          </table:table-cell>
          <table:table-cell table:style-name="ce8" table:formula="of:=AVERAGE([.E4:.E13])" office:value-type="float" office:value="0.0000317" calcext:value-type="float">
            <text:p>3,17E-05</text:p>
          </table:table-cell>
          <table:table-cell table:style-name="ce8" table:formula="of:=AVERAGE([.F4:.F13])" office:value-type="float" office:value="0.0000504" calcext:value-type="float">
            <text:p>5,04E-05</text:p>
          </table:table-cell>
          <table:table-cell table:style-name="ce8" table:formula="of:=AVERAGE([.G4:.G13])" office:value-type="float" office:value="0.0001187" calcext:value-type="float">
            <text:p>0,0001187</text:p>
          </table:table-cell>
          <table:table-cell table:style-name="ce8" table:formula="of:=AVERAGE([.H4:.H13])" office:value-type="float" office:value="0.0002621" calcext:value-type="float">
            <text:p>0,0002621</text:p>
          </table:table-cell>
          <table:table-cell table:style-name="ce8" table:formula="of:=AVERAGE([.I4:.I13])" office:value-type="float" office:value="0.0006711" calcext:value-type="float">
            <text:p>0,000671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0.000000279933340276331" calcext:value-type="float">
            <text:p>2,79933340276331E-07</text:p>
          </table:table-cell>
          <table:table-cell table:style-name="ce9" table:formula="of:=[.E15]-[.A2]*STDEV([.E4:.E13])/SQRT(10)" office:value-type="float" office:value="0.000027079773742914" calcext:value-type="float">
            <text:p>2,7079773742914E-05</text:p>
          </table:table-cell>
          <table:table-cell table:style-name="ce9" table:formula="of:=[.F15]-[.A2]*STDEV([.F4:.F13])/SQRT(10)" office:value-type="float" office:value="0.0000415947728655708" calcext:value-type="float">
            <text:p>4,15947728655708E-05</text:p>
          </table:table-cell>
          <table:table-cell table:style-name="ce9" table:formula="of:=[.G15]-[.A2]*STDEV([.G4:.G13])/SQRT(10)" office:value-type="float" office:value="0.00010421411040587" calcext:value-type="float">
            <text:p>0,000104214110406</text:p>
          </table:table-cell>
          <table:table-cell table:style-name="ce9" table:formula="of:=[.H15]-[.A2]*STDEV([.H4:.H13])/SQRT(10)" office:value-type="float" office:value="0.000233672191111128" calcext:value-type="float">
            <text:p>0,000233672191111</text:p>
          </table:table-cell>
          <table:table-cell table:style-name="ce9" table:formula="of:=[.I15]-[.A2]*STDEV([.I4:.I13])/SQRT(10)" office:value-type="float" office:value="0.000584635362768612" calcext:value-type="float">
            <text:p>0,00058463536276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0920066659723669" calcext:value-type="float">
            <text:p>9,20066659723669E-07</text:p>
          </table:table-cell>
          <table:table-cell table:style-name="ce9" table:formula="of:=[.E15]+[.A2]*STDEV([.E4:.E13])/SQRT(10)" office:value-type="float" office:value="0.000036320226257086" calcext:value-type="float">
            <text:p>3,6320226257086E-05</text:p>
          </table:table-cell>
          <table:table-cell table:style-name="ce9" table:formula="of:=[.F15]+[.A2]*STDEV([.F4:.F13])/SQRT(10)" office:value-type="float" office:value="0.0000592052271344292" calcext:value-type="float">
            <text:p>5,92052271344292E-05</text:p>
          </table:table-cell>
          <table:table-cell table:style-name="ce9" table:formula="of:=[.G15]+[.A2]*STDEV([.G4:.G13])/SQRT(10)" office:value-type="float" office:value="0.00013318588959413" calcext:value-type="float">
            <text:p>0,000133185889594</text:p>
          </table:table-cell>
          <table:table-cell table:style-name="ce9" table:formula="of:=[.H15]+[.A2]*STDEV([.H4:.H13])/SQRT(10)" office:value-type="float" office:value="0.000290527808888872" calcext:value-type="float">
            <text:p>0,000290527808889</text:p>
          </table:table-cell>
          <table:table-cell table:style-name="ce9" table:formula="of:=[.I15]+[.A2]*STDEV([.I4:.I13])/SQRT(10)" office:value-type="float" office:value="0.000757564637231388" calcext:value-type="float">
            <text:p>0,00075756463723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124" calcext:value-type="float">
            <text:p>0,000124</text:p>
          </table:table-cell>
          <table:table-cell office:value-type="float" office:value="0.000476" calcext:value-type="float">
            <text:p>0,000476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141" calcext:value-type="float">
            <text:p>0,000141</text:p>
          </table:table-cell>
          <table:table-cell office:value-type="float" office:value="0.000317" calcext:value-type="float">
            <text:p>0,000317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16" calcext:value-type="float">
            <text:p>0,000216</text:p>
          </table:table-cell>
          <table:table-cell office:value-type="float" office:value="0.000556" calcext:value-type="float">
            <text:p>0,000556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61" calcext:value-type="float">
            <text:p>0,0006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07" calcext:value-type="float">
            <text:p>0,000307</text:p>
          </table:table-cell>
          <table:table-cell office:value-type="float" office:value="0.000645" calcext:value-type="float">
            <text:p>0,0006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18" calcext:value-type="float">
            <text:p>0,000118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0683" calcext:value-type="float">
            <text:p>0,00068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488" calcext:value-type="float">
            <text:p>0,0004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66" calcext:value-type="float">
            <text:p>0,000366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5" calcext:value-type="float">
            <text:p>5E-06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334" calcext:value-type="float">
            <text:p>0,000334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403" calcext:value-type="float">
            <text:p>0,000403</text:p>
          </table:table-cell>
          <table:table-cell office:value-type="float" office:value="0.00071" calcext:value-type="float">
            <text:p>0,000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9" calcext:value-type="float">
            <text:p>9E-07</text:p>
          </table:table-cell>
          <table:table-cell table:style-name="ce8" table:formula="of:=AVERAGE([.E20:.E29])" office:value-type="float" office:value="0.0000383" calcext:value-type="float">
            <text:p>3,83E-05</text:p>
          </table:table-cell>
          <table:table-cell table:style-name="ce8" table:formula="of:=AVERAGE([.F20:.F29])" office:value-type="float" office:value="0.0000616" calcext:value-type="float">
            <text:p>6,16E-05</text:p>
          </table:table-cell>
          <table:table-cell table:style-name="ce8" table:formula="of:=AVERAGE([.G20:.G29])" office:value-type="float" office:value="0.0001239" calcext:value-type="float">
            <text:p>0,0001239</text:p>
          </table:table-cell>
          <table:table-cell table:style-name="ce8" table:formula="of:=AVERAGE([.H20:.H29])" office:value-type="float" office:value="0.0003661" calcext:value-type="float">
            <text:p>0,0003661</text:p>
          </table:table-cell>
          <table:table-cell table:style-name="ce8" table:formula="of:=AVERAGE([.I20:.I29])" office:value-type="float" office:value="0.0006041" calcext:value-type="float">
            <text:p>0,0006041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-0.0000000445130432603293" calcext:value-type="float">
            <text:p>-4,45130432603293E-08</text:p>
          </table:table-cell>
          <table:table-cell table:style-name="ce9" table:formula="of:=[.E31]-[.A18]*STDEV([.E20:.E29])/SQRT(10)" office:value-type="float" office:value="0.0000329200072697282" calcext:value-type="float">
            <text:p>3,29200072697282E-05</text:p>
          </table:table-cell>
          <table:table-cell table:style-name="ce9" table:formula="of:=[.F31]-[.A18]*STDEV([.F20:.F29])/SQRT(10)" office:value-type="float" office:value="0.0000544897639982909" calcext:value-type="float">
            <text:p>5,44897639982909E-05</text:p>
          </table:table-cell>
          <table:table-cell table:style-name="ce9" table:formula="of:=[.G31]-[.A18]*STDEV([.G20:.G29])/SQRT(10)" office:value-type="float" office:value="0.000101118518670737" calcext:value-type="float">
            <text:p>0,000101118518671</text:p>
          </table:table-cell>
          <table:table-cell table:style-name="ce9" table:formula="of:=[.H31]-[.A18]*STDEV([.H20:.H29])/SQRT(10)" office:value-type="float" office:value="0.000310190200755542" calcext:value-type="float">
            <text:p>0,000310190200756</text:p>
          </table:table-cell>
          <table:table-cell table:style-name="ce9" table:formula="of:=[.I31]-[.A18]*STDEV([.I20:.I29])/SQRT(10)" office:value-type="float" office:value="0.000541733216119832" calcext:value-type="float">
            <text:p>0,00054173321612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184451304326033" calcext:value-type="float">
            <text:p>1,84451304326033E-06</text:p>
          </table:table-cell>
          <table:table-cell table:style-name="ce9" table:formula="of:=[.E31]+[.A18]*STDEV([.E20:.E29])/SQRT(10)" office:value-type="float" office:value="0.0000436799927302718" calcext:value-type="float">
            <text:p>4,36799927302718E-05</text:p>
          </table:table-cell>
          <table:table-cell table:style-name="ce9" table:formula="of:=[.F31]+[.A18]*STDEV([.F20:.F29])/SQRT(10)" office:value-type="float" office:value="0.0000687102360017091" calcext:value-type="float">
            <text:p>6,87102360017091E-05</text:p>
          </table:table-cell>
          <table:table-cell table:style-name="ce9" table:formula="of:=[.G31]+[.A18]*STDEV([.G20:.G29])/SQRT(10)" office:value-type="float" office:value="0.000146681481329263" calcext:value-type="float">
            <text:p>0,000146681481329</text:p>
          </table:table-cell>
          <table:table-cell table:style-name="ce9" table:formula="of:=[.H31]+[.A18]*STDEV([.H20:.H29])/SQRT(10)" office:value-type="float" office:value="0.000422009799244458" calcext:value-type="float">
            <text:p>0,000422009799244</text:p>
          </table:table-cell>
          <table:table-cell table:style-name="ce9" table:formula="of:=[.I31]+[.A18]*STDEV([.I20:.I29])/SQRT(10)" office:value-type="float" office:value="0.000666466783880168" calcext:value-type="float">
            <text:p>0,00066646678388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729" calcext:value-type="float">
            <text:p>0,0007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34" calcext:value-type="float">
            <text:p>0,0006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0467" calcext:value-type="float">
            <text:p>0,00046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0545" calcext:value-type="float">
            <text:p>0,000545</text:p>
          </table:table-cell>
          <table:table-cell office:value-type="float" office:value="0.00195" calcext:value-type="float">
            <text:p>0,001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32" calcext:value-type="float">
            <text:p>0,000232</text:p>
          </table:table-cell>
          <table:table-cell office:value-type="float" office:value="0.000644" calcext:value-type="float">
            <text:p>0,0006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55" calcext:value-type="float">
            <text:p>0,00015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347" calcext:value-type="float">
            <text:p>0,000347</text:p>
          </table:table-cell>
          <table:table-cell office:value-type="float" office:value="0.00056" calcext:value-type="float">
            <text:p>0,0005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3" calcext:value-type="float">
            <text:p>0,0007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569" calcext:value-type="float">
            <text:p>0,00056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85" calcext:value-type="float">
            <text:p>0,000185</text:p>
          </table:table-cell>
          <table:table-cell office:value-type="float" office:value="0.000209" calcext:value-type="float">
            <text:p>0,000209</text:p>
          </table:table-cell>
          <table:table-cell office:value-type="float" office:value="0.000357" calcext:value-type="float">
            <text:p>0,000357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9" calcext:value-type="float">
            <text:p>9E-07</text:p>
          </table:table-cell>
          <table:table-cell table:style-name="ce8" table:formula="of:=AVERAGE([.E36:.E45])" office:value-type="float" office:value="0.0000402" calcext:value-type="float">
            <text:p>4,02E-05</text:p>
          </table:table-cell>
          <table:table-cell table:style-name="ce8" table:formula="of:=AVERAGE([.F36:.F45])" office:value-type="float" office:value="0.0000512" calcext:value-type="float">
            <text:p>5,12E-05</text:p>
          </table:table-cell>
          <table:table-cell table:style-name="ce8" table:formula="of:=AVERAGE([.G36:.G45])" office:value-type="float" office:value="0.0001278" calcext:value-type="float">
            <text:p>0,0001278</text:p>
          </table:table-cell>
          <table:table-cell table:style-name="ce8" table:formula="of:=AVERAGE([.H36:.H45])" office:value-type="float" office:value="0.0003143" calcext:value-type="float">
            <text:p>0,0003143</text:p>
          </table:table-cell>
          <table:table-cell table:style-name="ce8" table:formula="of:=AVERAGE([.I36:.I45])" office:value-type="float" office:value="0.0007174" calcext:value-type="float">
            <text:p>0,000717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0.000000704" calcext:value-type="float">
            <text:p>7,04E-07</text:p>
          </table:table-cell>
          <table:table-cell table:style-name="ce9" table:formula="of:=[.E47]-[.A34]*STDEV([.E36:.E45])/SQRT(10)" office:value-type="float" office:value="0.0000362930885173409" calcext:value-type="float">
            <text:p>3,62930885173409E-05</text:p>
          </table:table-cell>
          <table:table-cell table:style-name="ce9" table:formula="of:=[.F47]-[.A34]*STDEV([.F36:.F45])/SQRT(10)" office:value-type="float" office:value="0.0000457275776641215" calcext:value-type="float">
            <text:p>4,57275776641215E-05</text:p>
          </table:table-cell>
          <table:table-cell table:style-name="ce9" table:formula="of:=[.G47]-[.A34]*STDEV([.G36:.G45])/SQRT(10)" office:value-type="float" office:value="0.000107094795673014" calcext:value-type="float">
            <text:p>0,000107094795673</text:p>
          </table:table-cell>
          <table:table-cell table:style-name="ce9" table:formula="of:=[.H47]-[.A34]*STDEV([.H36:.H45])/SQRT(10)" office:value-type="float" office:value="0.000249805674585537" calcext:value-type="float">
            <text:p>0,000249805674586</text:p>
          </table:table-cell>
          <table:table-cell table:style-name="ce9" table:formula="of:=[.I47]-[.A34]*STDEV([.I36:.I45])/SQRT(10)" office:value-type="float" office:value="0.000439832473228185" calcext:value-type="float">
            <text:p>0,000439832473228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1096" calcext:value-type="float">
            <text:p>1,096E-06</text:p>
          </table:table-cell>
          <table:table-cell table:style-name="ce9" table:formula="of:=[.E47]+[.A34]*STDEV([.E36:.E45])/SQRT(10)" office:value-type="float" office:value="0.0000441069114826591" calcext:value-type="float">
            <text:p>4,41069114826591E-05</text:p>
          </table:table-cell>
          <table:table-cell table:style-name="ce9" table:formula="of:=[.F47]+[.A34]*STDEV([.F36:.F45])/SQRT(10)" office:value-type="float" office:value="0.0000566724223358785" calcext:value-type="float">
            <text:p>5,66724223358785E-05</text:p>
          </table:table-cell>
          <table:table-cell table:style-name="ce9" table:formula="of:=[.G47]+[.A34]*STDEV([.G36:.G45])/SQRT(10)" office:value-type="float" office:value="0.000148505204326986" calcext:value-type="float">
            <text:p>0,000148505204327</text:p>
          </table:table-cell>
          <table:table-cell table:style-name="ce9" table:formula="of:=[.H47]+[.A34]*STDEV([.H36:.H45])/SQRT(10)" office:value-type="float" office:value="0.000378794325414463" calcext:value-type="float">
            <text:p>0,000378794325414</text:p>
          </table:table-cell>
          <table:table-cell table:style-name="ce9" table:formula="of:=[.I47]+[.A34]*STDEV([.I36:.I45])/SQRT(10)" office:value-type="float" office:value="0.000994967526771815" calcext:value-type="float">
            <text:p>0,000994967526772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201" calcext:value-type="float">
            <text:p>0,000201</text:p>
          </table:table-cell>
          <table:table-cell office:value-type="float" office:value="0.000475" calcext:value-type="float">
            <text:p>0,000475</text:p>
          </table:table-cell>
          <table:table-cell office:value-type="float" office:value="0.000824" calcext:value-type="float">
            <text:p>0,0008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788" calcext:value-type="float">
            <text:p>0,0007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204" calcext:value-type="float">
            <text:p>0,000204</text:p>
          </table:table-cell>
          <table:table-cell office:value-type="float" office:value="0.000565" calcext:value-type="float">
            <text:p>0,000565</text:p>
          </table:table-cell>
          <table:table-cell office:value-type="float" office:value="0.000968" calcext:value-type="float">
            <text:p>0,00096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5" calcext:value-type="float">
            <text:p>0,000245</text:p>
          </table:table-cell>
          <table:table-cell office:value-type="float" office:value="0.000387" calcext:value-type="float">
            <text:p>0,000387</text:p>
          </table:table-cell>
          <table:table-cell office:value-type="float" office:value="0.000463" calcext:value-type="float">
            <text:p>0,00046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608" calcext:value-type="float">
            <text:p>0,00060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3677" calcext:value-type="float">
            <text:p>0,003677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1609" calcext:value-type="float">
            <text:p>0,001609</text:p>
          </table:table-cell>
          <table:table-cell office:value-type="float" office:value="0.001754" calcext:value-type="float">
            <text:p>0,0017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257" calcext:value-type="float">
            <text:p>0,000257</text:p>
          </table:table-cell>
          <table:table-cell office:value-type="float" office:value="0.000588" calcext:value-type="float">
            <text:p>0,00058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177" calcext:value-type="float">
            <text:p>0,000177</text:p>
          </table:table-cell>
          <table:table-cell office:value-type="float" office:value="0.000212" calcext:value-type="float">
            <text:p>0,000212</text:p>
          </table:table-cell>
          <table:table-cell office:value-type="float" office:value="0.013429" calcext:value-type="float">
            <text:p>0,01342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8" calcext:value-type="float">
            <text:p>8E-07</text:p>
          </table:table-cell>
          <table:table-cell table:style-name="ce8" table:formula="of:=AVERAGE([.E52:.E61])" office:value-type="float" office:value="0.0000531" calcext:value-type="float">
            <text:p>5,31E-05</text:p>
          </table:table-cell>
          <table:table-cell table:style-name="ce8" table:formula="of:=AVERAGE([.F52:.F61])" office:value-type="float" office:value="0.0000803" calcext:value-type="float">
            <text:p>8,03E-05</text:p>
          </table:table-cell>
          <table:table-cell table:style-name="ce8" table:formula="of:=AVERAGE([.G52:.G61])" office:value-type="float" office:value="0.0001961" calcext:value-type="float">
            <text:p>0,0001961</text:p>
          </table:table-cell>
          <table:table-cell table:style-name="ce8" table:formula="of:=AVERAGE([.H52:.H61])" office:value-type="float" office:value="0.0004905" calcext:value-type="float">
            <text:p>0,0004905</text:p>
          </table:table-cell>
          <table:table-cell table:style-name="ce8" table:formula="of:=AVERAGE([.I52:.I61])" office:value-type="float" office:value="0.0023633" calcext:value-type="float">
            <text:p>0,0023633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538666666666667" calcext:value-type="float">
            <text:p>5,38666666666667E-07</text:p>
          </table:table-cell>
          <table:table-cell table:style-name="ce9" table:formula="of:=[.E63]-[.A50]*STDEV([.E52:.E61])/SQRT(10)" office:value-type="float" office:value="0.0000490678163622066" calcext:value-type="float">
            <text:p>4,90678163622066E-05</text:p>
          </table:table-cell>
          <table:table-cell table:style-name="ce9" table:formula="of:=[.F63]-[.A50]*STDEV([.F52:.F61])/SQRT(10)" office:value-type="float" office:value="0.0000678418737988233" calcext:value-type="float">
            <text:p>6,78418737988233E-05</text:p>
          </table:table-cell>
          <table:table-cell table:style-name="ce9" table:formula="of:=[.G63]-[.A50]*STDEV([.G52:.G61])/SQRT(10)" office:value-type="float" office:value="0.000181740185145112" calcext:value-type="float">
            <text:p>0,000181740185145</text:p>
          </table:table-cell>
          <table:table-cell table:style-name="ce9" table:formula="of:=[.H63]-[.A50]*STDEV([.H52:.H61])/SQRT(10)" office:value-type="float" office:value="0.000238899942183366" calcext:value-type="float">
            <text:p>0,000238899942183</text:p>
          </table:table-cell>
          <table:table-cell table:style-name="ce9" table:formula="of:=[.I63]-[.A50]*STDEV([.I52:.I61])/SQRT(10)" office:value-type="float" office:value="-0.000120526011920946" calcext:value-type="float">
            <text:p>-0,000120526011921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106133333333333" calcext:value-type="float">
            <text:p>1,06133333333333E-06</text:p>
          </table:table-cell>
          <table:table-cell table:style-name="ce9" table:formula="of:=[.E63]+[.A50]*STDEV([.E52:.E61])/SQRT(10)" office:value-type="float" office:value="0.0000571321836377934" calcext:value-type="float">
            <text:p>5,71321836377934E-05</text:p>
          </table:table-cell>
          <table:table-cell table:style-name="ce9" table:formula="of:=[.F63]+[.A50]*STDEV([.F52:.F61])/SQRT(10)" office:value-type="float" office:value="0.0000927581262011767" calcext:value-type="float">
            <text:p>9,27581262011767E-05</text:p>
          </table:table-cell>
          <table:table-cell table:style-name="ce9" table:formula="of:=[.G63]+[.A50]*STDEV([.G52:.G61])/SQRT(10)" office:value-type="float" office:value="0.000210459814854888" calcext:value-type="float">
            <text:p>0,000210459814855</text:p>
          </table:table-cell>
          <table:table-cell table:style-name="ce9" table:formula="of:=[.H63]+[.A50]*STDEV([.H52:.H61])/SQRT(10)" office:value-type="float" office:value="0.000742100057816633" calcext:value-type="float">
            <text:p>0,000742100057817</text:p>
          </table:table-cell>
          <table:table-cell table:style-name="ce9" table:formula="of:=[.I63]+[.A50]*STDEV([.I52:.I61])/SQRT(10)" office:value-type="float" office:value="0.00484712601192095" calcext:value-type="float">
            <text:p>0,004847126011921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22" calcext:value-type="float">
            <text:p>0,000122</text:p>
          </table:table-cell>
          <table:table-cell office:value-type="float" office:value="0.000357" calcext:value-type="float">
            <text:p>0,000357</text:p>
          </table:table-cell>
          <table:table-cell office:value-type="float" office:value="0.000253" calcext:value-type="float">
            <text:p>0,000253</text:p>
          </table:table-cell>
          <table:table-cell office:value-type="float" office:value="0.000662" calcext:value-type="float">
            <text:p>0,0006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2992" calcext:value-type="float">
            <text:p>0,002992</text:p>
          </table:table-cell>
          <table:table-cell office:value-type="float" office:value="0.000246" calcext:value-type="float">
            <text:p>0,000246</text:p>
          </table:table-cell>
          <table:table-cell office:value-type="float" office:value="0.002926" calcext:value-type="float">
            <text:p>0,002926</text:p>
          </table:table-cell>
          <table:table-cell office:value-type="float" office:value="0.001279" calcext:value-type="float">
            <text:p>0,00127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8164" calcext:value-type="float">
            <text:p>0,008164</text:p>
          </table:table-cell>
          <table:table-cell office:value-type="float" office:value="0.000665" calcext:value-type="float">
            <text:p>0,00066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0.000337" calcext:value-type="float">
            <text:p>0,000337</text:p>
          </table:table-cell>
          <table:table-cell office:value-type="float" office:value="0.009223" calcext:value-type="float">
            <text:p>0,00922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9" calcext:value-type="float">
            <text:p>0,000119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291" calcext:value-type="float">
            <text:p>0,000291</text:p>
          </table:table-cell>
          <table:table-cell office:value-type="float" office:value="0.000424" calcext:value-type="float">
            <text:p>0,00042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328" calcext:value-type="float">
            <text:p>0,000328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409" calcext:value-type="float">
            <text:p>0,00040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8" calcext:value-type="float">
            <text:p>9,8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0309" calcext:value-type="float">
            <text:p>0,000309</text:p>
          </table:table-cell>
          <table:table-cell office:value-type="float" office:value="0.006021" calcext:value-type="float">
            <text:p>0,00602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252" calcext:value-type="float">
            <text:p>0,000252</text:p>
          </table:table-cell>
          <table:table-cell office:value-type="float" office:value="0.000367" calcext:value-type="float">
            <text:p>0,000367</text:p>
          </table:table-cell>
          <table:table-cell office:value-type="float" office:value="0.000534" calcext:value-type="float">
            <text:p>0,00053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33" calcext:value-type="float">
            <text:p>0,000133</text:p>
          </table:table-cell>
          <table:table-cell office:value-type="float" office:value="0.000543" calcext:value-type="float">
            <text:p>0,00054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189" calcext:value-type="float">
            <text:p>0,000189</text:p>
          </table:table-cell>
          <table:table-cell office:value-type="float" office:value="0.000592" calcext:value-type="float">
            <text:p>0,000592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5" calcext:value-type="float">
            <text:p>5E-07</text:p>
          </table:table-cell>
          <table:table-cell table:style-name="ce8" table:formula="of:=AVERAGE([.E68:.E77])" office:value-type="float" office:value="0.0000838" calcext:value-type="float">
            <text:p>8,38E-05</text:p>
          </table:table-cell>
          <table:table-cell table:style-name="ce8" table:formula="of:=AVERAGE([.F68:.F77])" office:value-type="float" office:value="0.000394" calcext:value-type="float">
            <text:p>0,000394</text:p>
          </table:table-cell>
          <table:table-cell table:style-name="ce8" table:formula="of:=AVERAGE([.G68:.G77])" office:value-type="float" office:value="0.0002771" calcext:value-type="float">
            <text:p>0,0002771</text:p>
          </table:table-cell>
          <table:table-cell table:style-name="ce8" table:formula="of:=AVERAGE([.H68:.H77])" office:value-type="float" office:value="0.0013352" calcext:value-type="float">
            <text:p>0,0013352</text:p>
          </table:table-cell>
          <table:table-cell table:style-name="ce8" table:formula="of:=AVERAGE([.I68:.I77])" office:value-type="float" office:value="0.0020352" calcext:value-type="float">
            <text:p>0,0020352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617306764100413" calcext:value-type="float">
            <text:p>6,17306764100413E-08</text:p>
          </table:table-cell>
          <table:table-cell table:style-name="ce9" table:formula="of:=[.E79]-[.A66]*STDEV([.E68:.E77])/SQRT(10)" office:value-type="float" office:value="0.0000738581641757895" calcext:value-type="float">
            <text:p>7,38581641757895E-05</text:p>
          </table:table-cell>
          <table:table-cell table:style-name="ce9" table:formula="of:=[.F79]-[.A66]*STDEV([.F68:.F77])/SQRT(10)" office:value-type="float" office:value="-0.000171948995958705" calcext:value-type="float">
            <text:p>-0,000171948995959</text:p>
          </table:table-cell>
          <table:table-cell table:style-name="ce9" table:formula="of:=[.G79]-[.A66]*STDEV([.G68:.G77])/SQRT(10)" office:value-type="float" office:value="0.000248177987806286" calcext:value-type="float">
            <text:p>0,000248177987806</text:p>
          </table:table-cell>
          <table:table-cell table:style-name="ce9" table:formula="of:=[.H79]-[.A66]*STDEV([.H68:.H77])/SQRT(10)" office:value-type="float" office:value="-0.000239283310519359" calcext:value-type="float">
            <text:p>-0,000239283310519</text:p>
          </table:table-cell>
          <table:table-cell table:style-name="ce9" table:formula="of:=[.I79]-[.A66]*STDEV([.I68:.I77])/SQRT(10)" office:value-type="float" office:value="0.000145161707357464" calcext:value-type="float">
            <text:p>0,000145161707357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938269323589959" calcext:value-type="float">
            <text:p>9,38269323589959E-07</text:p>
          </table:table-cell>
          <table:table-cell table:style-name="ce9" table:formula="of:=[.E79]+[.A66]*STDEV([.E68:.E77])/SQRT(10)" office:value-type="float" office:value="0.0000937418358242105" calcext:value-type="float">
            <text:p>9,37418358242105E-05</text:p>
          </table:table-cell>
          <table:table-cell table:style-name="ce9" table:formula="of:=[.F79]+[.A66]*STDEV([.F68:.F77])/SQRT(10)" office:value-type="float" office:value="0.000959948995958705" calcext:value-type="float">
            <text:p>0,000959948995959</text:p>
          </table:table-cell>
          <table:table-cell table:style-name="ce9" table:formula="of:=[.G79]+[.A66]*STDEV([.G68:.G77])/SQRT(10)" office:value-type="float" office:value="0.000306022012193714" calcext:value-type="float">
            <text:p>0,000306022012194</text:p>
          </table:table-cell>
          <table:table-cell table:style-name="ce9" table:formula="of:=[.H79]+[.A66]*STDEV([.H68:.H77])/SQRT(10)" office:value-type="float" office:value="0.00290968331051936" calcext:value-type="float">
            <text:p>0,002909683310519</text:p>
          </table:table-cell>
          <table:table-cell table:style-name="ce9" table:formula="of:=[.I79]+[.A66]*STDEV([.I68:.I77])/SQRT(10)" office:value-type="float" office:value="0.00392523829264254" calcext:value-type="float">
            <text:p>0,003925238292643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631" calcext:value-type="float">
            <text:p>0,001631</text:p>
          </table:table-cell>
          <table:table-cell office:value-type="float" office:value="0.000482" calcext:value-type="float">
            <text:p>0,00048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45" calcext:value-type="float">
            <text:p>0,000145</text:p>
          </table:table-cell>
          <table:table-cell office:value-type="float" office:value="0.000167" calcext:value-type="float">
            <text:p>0,000167</text:p>
          </table:table-cell>
          <table:table-cell office:value-type="float" office:value="0.000416" calcext:value-type="float">
            <text:p>0,000416</text:p>
          </table:table-cell>
          <table:table-cell office:value-type="float" office:value="0.000652" calcext:value-type="float">
            <text:p>0,000652</text:p>
          </table:table-cell>
          <table:table-cell office:value-type="float" office:value="0.000854" calcext:value-type="float">
            <text:p>0,00085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287" calcext:value-type="float">
            <text:p>0,000287</text:p>
          </table:table-cell>
          <table:table-cell office:value-type="float" office:value="0.000482" calcext:value-type="float">
            <text:p>0,00048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table:number-columns-repeated="2" office:value-type="float" office:value="0.000171" calcext:value-type="float">
            <text:p>0,000171</text:p>
          </table:table-cell>
          <table:table-cell office:value-type="float" office:value="0.000462" calcext:value-type="float">
            <text:p>0,000462</text:p>
          </table:table-cell>
          <table:table-cell office:value-type="float" office:value="0.000435" calcext:value-type="float">
            <text:p>0,000435</text:p>
          </table:table-cell>
          <table:table-cell office:value-type="float" office:value="0.000449" calcext:value-type="float">
            <text:p>0,00044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187" calcext:value-type="float">
            <text:p>0,000187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734" calcext:value-type="float">
            <text:p>0,000734</text:p>
          </table:table-cell>
          <table:table-cell office:value-type="float" office:value="0.000325" calcext:value-type="float">
            <text:p>0,00032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08" calcext:value-type="float">
            <text:p>0,000108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314" calcext:value-type="float">
            <text:p>0,000314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18" calcext:value-type="float">
            <text:p>0,00061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13" calcext:value-type="float">
            <text:p>0,000113</text:p>
          </table:table-cell>
          <table:table-cell office:value-type="float" office:value="0.000151" calcext:value-type="float">
            <text:p>0,000151</text:p>
          </table:table-cell>
          <table:table-cell office:value-type="float" office:value="0.000363" calcext:value-type="float">
            <text:p>0,000363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44" calcext:value-type="float">
            <text:p>0,0004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0377" calcext:value-type="float">
            <text:p>0,000377</text:p>
          </table:table-cell>
          <table:table-cell office:value-type="float" office:value="0.000215" calcext:value-type="float">
            <text:p>0,000215</text:p>
          </table:table-cell>
          <table:table-cell office:value-type="float" office:value="0.000391" calcext:value-type="float">
            <text:p>0,0003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213" calcext:value-type="float">
            <text:p>0,000213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3893" calcext:value-type="float">
            <text:p>0,003893</text:p>
          </table:table-cell>
          <table:table-cell office:value-type="float" office:value="0.000595" calcext:value-type="float">
            <text:p>0,00059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342" calcext:value-type="float">
            <text:p>0,000342</text:p>
          </table:table-cell>
          <table:table-cell office:value-type="float" office:value="0.000493" calcext:value-type="float">
            <text:p>0,000493</text:p>
          </table:table-cell>
          <table:table-cell office:value-type="float" office:value="0.000568" calcext:value-type="float">
            <text:p>0,000568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5" calcext:value-type="float">
            <text:p>5E-07</text:p>
          </table:table-cell>
          <table:table-cell table:style-name="ce8" table:formula="of:=AVERAGE([.E84:.E93])" office:value-type="float" office:value="0.0001195" calcext:value-type="float">
            <text:p>0,0001195</text:p>
          </table:table-cell>
          <table:table-cell table:style-name="ce8" table:formula="of:=AVERAGE([.F84:.F93])" office:value-type="float" office:value="0.000182" calcext:value-type="float">
            <text:p>0,000182</text:p>
          </table:table-cell>
          <table:table-cell table:style-name="ce8" table:formula="of:=AVERAGE([.G84:.G93])" office:value-type="float" office:value="0.0003865" calcext:value-type="float">
            <text:p>0,0003865</text:p>
          </table:table-cell>
          <table:table-cell table:style-name="ce8" table:formula="of:=AVERAGE([.H84:.H93])" office:value-type="float" office:value="0.0008956" calcext:value-type="float">
            <text:p>0,0008956</text:p>
          </table:table-cell>
          <table:table-cell table:style-name="ce8" table:formula="of:=AVERAGE([.I84:.I93])" office:value-type="float" office:value="0.0005204" calcext:value-type="float">
            <text:p>0,0005204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173333333333333" calcext:value-type="float">
            <text:p>1,73333333333333E-07</text:p>
          </table:table-cell>
          <table:table-cell table:style-name="ce9" table:formula="of:=[.E95]-[.A82]*STDEV([.E84:.E93])/SQRT(10)" office:value-type="float" office:value="0.000103270879122872" calcext:value-type="float">
            <text:p>0,000103270879123</text:p>
          </table:table-cell>
          <table:table-cell table:style-name="ce9" table:formula="of:=[.F95]-[.A82]*STDEV([.F84:.F93])/SQRT(10)" office:value-type="float" office:value="0.000166181775910889" calcext:value-type="float">
            <text:p>0,000166181775911</text:p>
          </table:table-cell>
          <table:table-cell table:style-name="ce9" table:formula="of:=[.G95]-[.A82]*STDEV([.G84:.G93])/SQRT(10)" office:value-type="float" office:value="0.000355690293448691" calcext:value-type="float">
            <text:p>0,000355690293449</text:p>
          </table:table-cell>
          <table:table-cell table:style-name="ce9" table:formula="of:=[.H95]-[.A82]*STDEV([.H84:.H93])/SQRT(10)" office:value-type="float" office:value="0.000194679762288335" calcext:value-type="float">
            <text:p>0,000194679762288</text:p>
          </table:table-cell>
          <table:table-cell table:style-name="ce9" table:formula="of:=[.I95]-[.A82]*STDEV([.I84:.I93])/SQRT(10)" office:value-type="float" office:value="0.000428448723781438" calcext:value-type="float">
            <text:p>0,000428448723781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826666666666667" calcext:value-type="float">
            <text:p>8,26666666666667E-07</text:p>
          </table:table-cell>
          <table:table-cell table:style-name="ce9" table:formula="of:=[.E95]+[.A82]*STDEV([.E84:.E93])/SQRT(10)" office:value-type="float" office:value="0.000135729120877128" calcext:value-type="float">
            <text:p>0,000135729120877</text:p>
          </table:table-cell>
          <table:table-cell table:style-name="ce9" table:formula="of:=[.F95]+[.A82]*STDEV([.F84:.F93])/SQRT(10)" office:value-type="float" office:value="0.000197818224089111" calcext:value-type="float">
            <text:p>0,000197818224089</text:p>
          </table:table-cell>
          <table:table-cell table:style-name="ce9" table:formula="of:=[.G95]+[.A82]*STDEV([.G84:.G93])/SQRT(10)" office:value-type="float" office:value="0.000417309706551309" calcext:value-type="float">
            <text:p>0,000417309706551</text:p>
          </table:table-cell>
          <table:table-cell table:style-name="ce9" table:formula="of:=[.H95]+[.A82]*STDEV([.H84:.H93])/SQRT(10)" office:value-type="float" office:value="0.00159652023771167" calcext:value-type="float">
            <text:p>0,001596520237712</text:p>
          </table:table-cell>
          <table:table-cell table:style-name="ce9" table:formula="of:=[.I95]+[.A82]*STDEV([.I84:.I93])/SQRT(10)" office:value-type="float" office:value="0.000612351276218562" calcext:value-type="float">
            <text:p>0,000612351276219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06" calcext:value-type="float">
            <text:p>0,000206</text:p>
          </table:table-cell>
          <table:table-cell office:value-type="float" office:value="0.000296" calcext:value-type="float">
            <text:p>0,000296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33" calcext:value-type="float">
            <text:p>0,000433</text:p>
          </table:table-cell>
          <table:table-cell office:value-type="float" office:value="0.000639" calcext:value-type="float">
            <text:p>0,00063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173" calcext:value-type="float">
            <text:p>0,000173</text:p>
          </table:table-cell>
          <table:table-cell office:value-type="float" office:value="0.000398" calcext:value-type="float">
            <text:p>0,000398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0235" calcext:value-type="float">
            <text:p>0,000235</text:p>
          </table:table-cell>
          <table:table-cell office:value-type="float" office:value="0.000355" calcext:value-type="float">
            <text:p>0,00035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0.000395" calcext:value-type="float">
            <text:p>0,000395</text:p>
          </table:table-cell>
          <table:table-cell office:value-type="float" office:value="0.000489" calcext:value-type="float">
            <text:p>0,00048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81" calcext:value-type="float">
            <text:p>0,000181</text:p>
          </table:table-cell>
          <table:table-cell office:value-type="float" office:value="0.000455" calcext:value-type="float">
            <text:p>0,000455</text:p>
          </table:table-cell>
          <table:table-cell office:value-type="float" office:value="0.000922" calcext:value-type="float">
            <text:p>0,000922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391" calcext:value-type="float">
            <text:p>0,000391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431" calcext:value-type="float">
            <text:p>0,000431</text:p>
          </table:table-cell>
          <table:table-cell office:value-type="float" office:value="0.000898" calcext:value-type="float">
            <text:p>0,000898</text:p>
          </table:table-cell>
          <table:table-cell office:value-type="float" office:value="0.000698" calcext:value-type="float">
            <text:p>0,000698</text:p>
          </table:table-cell>
          <table:table-cell office:value-type="float" office:value="0.000564" calcext:value-type="float">
            <text:p>0,00056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93" calcext:value-type="float">
            <text:p>0,00019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0472" calcext:value-type="float">
            <text:p>0,000472</text:p>
          </table:table-cell>
          <table:table-cell office:value-type="float" office:value="0.000335" calcext:value-type="float">
            <text:p>0,000335</text:p>
          </table:table-cell>
          <table:table-cell office:value-type="float" office:value="0.000545" calcext:value-type="float">
            <text:p>0,000545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176" calcext:value-type="float">
            <text:p>0,000176</text:p>
          </table:table-cell>
          <table:table-cell office:value-type="float" office:value="0.000421" calcext:value-type="float">
            <text:p>0,000421</text:p>
          </table:table-cell>
          <table:table-cell office:value-type="float" office:value="0.000626" calcext:value-type="float">
            <text:p>0,000626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778" calcext:value-type="float">
            <text:p>0,00077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172" calcext:value-type="float">
            <text:p>0,000172</text:p>
          </table:table-cell>
          <table:table-cell office:value-type="float" office:value="0.000368" calcext:value-type="float">
            <text:p>0,000368</text:p>
          </table:table-cell>
          <table:table-cell office:value-type="float" office:value="0.000587" calcext:value-type="float">
            <text:p>0,000587</text:p>
          </table:table-cell>
          <table:table-cell office:value-type="float" office:value="0.000497" calcext:value-type="float">
            <text:p>0,000497</text:p>
          </table:table-cell>
          <table:table-cell office:value-type="float" office:value="0.000513" calcext:value-type="float">
            <text:p>0,00051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26" calcext:value-type="float">
            <text:p>0,000226</text:p>
          </table:table-cell>
          <table:table-cell office:value-type="float" office:value="0.000308" calcext:value-type="float">
            <text:p>0,000308</text:p>
          </table:table-cell>
          <table:table-cell office:value-type="float" office:value="0.000488" calcext:value-type="float">
            <text:p>0,000488</text:p>
          </table:table-cell>
          <table:table-cell office:value-type="float" office:value="0.000575" calcext:value-type="float">
            <text:p>0,000575</text:p>
          </table:table-cell>
          <table:table-cell office:value-type="float" office:value="0.000604" calcext:value-type="float">
            <text:p>0,00060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343" calcext:value-type="float">
            <text:p>0,000343</text:p>
          </table:table-cell>
          <table:table-cell office:value-type="float" office:value="0.000474" calcext:value-type="float">
            <text:p>0,000474</text:p>
          </table:table-cell>
          <table:table-cell office:value-type="float" office:value="0.000295" calcext:value-type="float">
            <text:p>0,000295</text:p>
          </table:table-cell>
          <table:table-cell office:value-type="float" office:value="0.001471" calcext:value-type="float">
            <text:p>0,001471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5" calcext:value-type="float">
            <text:p>5E-07</text:p>
          </table:table-cell>
          <table:table-cell table:style-name="ce8" table:formula="of:=AVERAGE([.E100:.E109])" office:value-type="float" office:value="0.0001958" calcext:value-type="float">
            <text:p>0,0001958</text:p>
          </table:table-cell>
          <table:table-cell table:style-name="ce8" table:formula="of:=AVERAGE([.F100:.F109])" office:value-type="float" office:value="0.000362" calcext:value-type="float">
            <text:p>0,000362</text:p>
          </table:table-cell>
          <table:table-cell table:style-name="ce8" table:formula="of:=AVERAGE([.G100:.G109])" office:value-type="float" office:value="0.0006482" calcext:value-type="float">
            <text:p>0,0006482</text:p>
          </table:table-cell>
          <table:table-cell table:style-name="ce8" table:formula="of:=AVERAGE([.H100:.H109])" office:value-type="float" office:value="0.0011459" calcext:value-type="float">
            <text:p>0,0011459</text:p>
          </table:table-cell>
          <table:table-cell table:style-name="ce8" table:formula="of:=AVERAGE([.I100:.I109])" office:value-type="float" office:value="0.0006349" calcext:value-type="float">
            <text:p>0,0006349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617306764100413" calcext:value-type="float">
            <text:p>6,17306764100413E-08</text:p>
          </table:table-cell>
          <table:table-cell table:style-name="ce9" table:formula="of:=[.E111]-[.A98]*STDEV([.E100:.E109])/SQRT(10)" office:value-type="float" office:value="0.000172426001302492" calcext:value-type="float">
            <text:p>0,000172426001302</text:p>
          </table:table-cell>
          <table:table-cell table:style-name="ce9" table:formula="of:=[.F111]-[.A98]*STDEV([.F100:.F109])/SQRT(10)" office:value-type="float" office:value="0.000321438574647004" calcext:value-type="float">
            <text:p>0,000321438574647</text:p>
          </table:table-cell>
          <table:table-cell table:style-name="ce9" table:formula="of:=[.G111]-[.A98]*STDEV([.G100:.G109])/SQRT(10)" office:value-type="float" office:value="0.000539944105823285" calcext:value-type="float">
            <text:p>0,000539944105823</text:p>
          </table:table-cell>
          <table:table-cell table:style-name="ce9" table:formula="of:=[.H111]-[.A98]*STDEV([.H100:.H109])/SQRT(10)" office:value-type="float" office:value="-0.000277294090356227" calcext:value-type="float">
            <text:p>-0,000277294090356</text:p>
          </table:table-cell>
          <table:table-cell table:style-name="ce9" table:formula="of:=[.I111]-[.A98]*STDEV([.I100:.I109])/SQRT(10)" office:value-type="float" office:value="0.000438074303443659" calcext:value-type="float">
            <text:p>0,000438074303444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938269323589959" calcext:value-type="float">
            <text:p>9,38269323589959E-07</text:p>
          </table:table-cell>
          <table:table-cell table:style-name="ce9" table:formula="of:=[.E111]+[.A98]*STDEV([.E100:.E109])/SQRT(10)" office:value-type="float" office:value="0.000219173998697508" calcext:value-type="float">
            <text:p>0,000219173998698</text:p>
          </table:table-cell>
          <table:table-cell table:style-name="ce9" table:formula="of:=[.F111]+[.A98]*STDEV([.F100:.F109])/SQRT(10)" office:value-type="float" office:value="0.000402561425352996" calcext:value-type="float">
            <text:p>0,000402561425353</text:p>
          </table:table-cell>
          <table:table-cell table:style-name="ce9" table:formula="of:=[.G111]+[.A98]*STDEV([.G100:.G109])/SQRT(10)" office:value-type="float" office:value="0.000756455894176714" calcext:value-type="float">
            <text:p>0,000756455894177</text:p>
          </table:table-cell>
          <table:table-cell table:style-name="ce9" table:formula="of:=[.H111]+[.A98]*STDEV([.H100:.H109])/SQRT(10)" office:value-type="float" office:value="0.00256909409035623" calcext:value-type="float">
            <text:p>0,002569094090356</text:p>
          </table:table-cell>
          <table:table-cell table:style-name="ce9" table:formula="of:=[.I111]+[.A98]*STDEV([.I100:.I109])/SQRT(10)" office:value-type="float" office:value="0.000831725696556341" calcext:value-type="float">
            <text:p>0,000831725696556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  <table:table-cell table:number-columns-repeated="4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5" calcext:value-type="float">
            <text:p>0,000445</text:p>
          </table:table-cell>
          <table:table-cell office:value-type="float" office:value="0.000621" calcext:value-type="float">
            <text:p>0,000621</text:p>
          </table:table-cell>
          <table:table-cell office:value-type="float" office:value="0.001141" calcext:value-type="float">
            <text:p>0,001141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258" calcext:value-type="float">
            <text:p>0,025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0645" calcext:value-type="float">
            <text:p>0,000645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0.000423" calcext:value-type="float">
            <text:p>0,000423</text:p>
          </table:table-cell>
          <table:table-cell office:value-type="float" office:value="0.000929" calcext:value-type="float">
            <text:p>0,000929</text:p>
          </table:table-cell>
          <table:table-cell table:number-columns-repeated="4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99" calcext:value-type="float">
            <text:p>0,000399</text:p>
          </table:table-cell>
          <table:table-cell office:value-type="float" office:value="0.000593" calcext:value-type="float">
            <text:p>0,000593</text:p>
          </table:table-cell>
          <table:table-cell office:value-type="float" office:value="0.001166" calcext:value-type="float">
            <text:p>0,001166</text:p>
          </table:table-cell>
          <table:table-cell office:value-type="float" office:value="0.000444" calcext:value-type="float">
            <text:p>0,000444</text:p>
          </table:table-cell>
          <table:table-cell office:value-type="float" office:value="0.000328" calcext:value-type="float">
            <text:p>0,00032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528" calcext:value-type="float">
            <text:p>0,000528</text:p>
          </table:table-cell>
          <table:table-cell office:value-type="float" office:value="0.000614" calcext:value-type="float">
            <text:p>0,000614</text:p>
          </table:table-cell>
          <table:table-cell office:value-type="float" office:value="0.001247" calcext:value-type="float">
            <text:p>0,001247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0314" calcext:value-type="float">
            <text:p>0,000314</text:p>
          </table:table-cell>
          <table:table-cell table:number-columns-repeated="4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1098" calcext:value-type="float">
            <text:p>0,001098</text:p>
          </table:table-cell>
          <table:table-cell office:value-type="float" office:value="0.001138" calcext:value-type="float">
            <text:p>0,001138</text:p>
          </table:table-cell>
          <table:table-cell office:value-type="float" office:value="0.000453" calcext:value-type="float">
            <text:p>0,000453</text:p>
          </table:table-cell>
          <table:table-cell office:value-type="float" office:value="0.000533" calcext:value-type="float">
            <text:p>0,000533</text:p>
          </table:table-cell>
          <table:table-cell table:number-columns-repeated="4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298" calcext:value-type="float">
            <text:p>0,000298</text:p>
          </table:table-cell>
          <table:table-cell office:value-type="float" office:value="0.000605" calcext:value-type="float">
            <text:p>0,000605</text:p>
          </table:table-cell>
          <table:table-cell office:value-type="float" office:value="0.001082" calcext:value-type="float">
            <text:p>0,001082</text:p>
          </table:table-cell>
          <table:table-cell office:value-type="float" office:value="0.0005" calcext:value-type="float">
            <text:p>0,0005</text:p>
          </table:table-cell>
          <table:table-cell office:value-type="float" office:value="0.000466" calcext:value-type="float">
            <text:p>0,00046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382" calcext:value-type="float">
            <text:p>0,000382</text:p>
          </table:table-cell>
          <table:table-cell office:value-type="float" office:value="0.000607" calcext:value-type="float">
            <text:p>0,000607</text:p>
          </table:table-cell>
          <table:table-cell office:value-type="float" office:value="0.001044" calcext:value-type="float">
            <text:p>0,001044</text:p>
          </table:table-cell>
          <table:table-cell office:value-type="float" office:value="0.000262" calcext:value-type="float">
            <text:p>0,000262</text:p>
          </table:table-cell>
          <table:table-cell office:value-type="float" office:value="0.000698" calcext:value-type="float">
            <text:p>0,000698</text:p>
          </table:table-cell>
          <table:table-cell table:number-columns-repeated="4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791" calcext:value-type="float">
            <text:p>0,000791</text:p>
          </table:table-cell>
          <table:table-cell office:value-type="float" office:value="0.001045" calcext:value-type="float">
            <text:p>0,00104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0686" calcext:value-type="float">
            <text:p>0,000686</text:p>
          </table:table-cell>
          <table:table-cell table:number-columns-repeated="45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623" calcext:value-type="float">
            <text:p>0,000623</text:p>
          </table:table-cell>
          <table:table-cell office:value-type="float" office:value="0.001165" calcext:value-type="float">
            <text:p>0,001165</text:p>
          </table:table-cell>
          <table:table-cell office:value-type="float" office:value="0.000174" calcext:value-type="float">
            <text:p>0,000174</text:p>
          </table:table-cell>
          <table:table-cell office:value-type="float" office:value="0.000762" calcext:value-type="float">
            <text:p>0,000762</text:p>
          </table:table-cell>
          <table:table-cell table:number-columns-repeated="4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373" calcext:value-type="float">
            <text:p>0,000373</text:p>
          </table:table-cell>
          <table:table-cell office:value-type="float" office:value="0.000807" calcext:value-type="float">
            <text:p>0,000807</text:p>
          </table:table-cell>
          <table:table-cell office:value-type="float" office:value="0.001135" calcext:value-type="float">
            <text:p>0,001135</text:p>
          </table:table-cell>
          <table:table-cell office:value-type="float" office:value="0.000383" calcext:value-type="float">
            <text:p>0,000383</text:p>
          </table:table-cell>
          <table:table-cell office:value-type="float" office:value="0.000759" calcext:value-type="float">
            <text:p>0,000759</text:p>
          </table:table-cell>
          <table:table-cell table:number-columns-repeated="45"/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5"/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4" calcext:value-type="float">
            <text:p>4E-07</text:p>
          </table:table-cell>
          <table:table-cell table:style-name="ce8" table:formula="of:=AVERAGE([.E116:.E125])" office:value-type="float" office:value="0.0003834" calcext:value-type="float">
            <text:p>0,0003834</text:p>
          </table:table-cell>
          <table:table-cell table:style-name="ce8" table:formula="of:=AVERAGE([.F116:.F125])" office:value-type="float" office:value="0.0007004" calcext:value-type="float">
            <text:p>0,0007004</text:p>
          </table:table-cell>
          <table:table-cell table:style-name="ce8" table:formula="of:=AVERAGE([.G116:.G125])" office:value-type="float" office:value="0.0011274" calcext:value-type="float">
            <text:p>0,0011274</text:p>
          </table:table-cell>
          <table:table-cell table:style-name="ce8" table:formula="of:=AVERAGE([.H116:.H125])" office:value-type="float" office:value="0.0003778" calcext:value-type="float">
            <text:p>0,0003778</text:p>
          </table:table-cell>
          <table:table-cell table:style-name="ce8" table:formula="of:=AVERAGE([.I116:.I125])" office:value-type="float" office:value="0.0031275" calcext:value-type="float">
            <text:p>0,0031275</text:p>
          </table:table-cell>
          <table:table-cell table:number-columns-repeated="45"/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0.0000000799333402763314" calcext:value-type="float">
            <text:p>7,99333402763314E-08</text:p>
          </table:table-cell>
          <table:table-cell table:style-name="ce9" table:formula="of:=[.E127]-[.A114]*STDEV([.E116:.E125])/SQRT(10)" office:value-type="float" office:value="0.00033733633962535" calcext:value-type="float">
            <text:p>0,000337336339625</text:p>
          </table:table-cell>
          <table:table-cell table:style-name="ce9" table:formula="of:=[.F127]-[.A114]*STDEV([.F116:.F125])/SQRT(10)" office:value-type="float" office:value="0.000601350184797974" calcext:value-type="float">
            <text:p>0,000601350184798</text:p>
          </table:table-cell>
          <table:table-cell table:style-name="ce9" table:formula="of:=[.G127]-[.A114]*STDEV([.G116:.G125])/SQRT(10)" office:value-type="float" office:value="0.00108950756782681" calcext:value-type="float">
            <text:p>0,001089507567827</text:p>
          </table:table-cell>
          <table:table-cell table:style-name="ce9" table:formula="of:=[.H127]-[.A114]*STDEV([.H116:.H125])/SQRT(10)" office:value-type="float" office:value="0.00031306933701354" calcext:value-type="float">
            <text:p>0,000313069337014</text:p>
          </table:table-cell>
          <table:table-cell table:style-name="ce9" table:formula="of:=[.I127]-[.A114]*STDEV([.I116:.I125])/SQRT(10)" office:value-type="float" office:value="-0.00181159814678933" calcext:value-type="float">
            <text:p>-0,001811598146789</text:p>
          </table:table-cell>
          <table:table-cell table:number-columns-repeated="45"/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720066659723669" calcext:value-type="float">
            <text:p>7,20066659723669E-07</text:p>
          </table:table-cell>
          <table:table-cell table:style-name="ce9" table:formula="of:=[.E127]+[.A114]*STDEV([.E116:.E125])/SQRT(10)" office:value-type="float" office:value="0.00042946366037465" calcext:value-type="float">
            <text:p>0,000429463660375</text:p>
          </table:table-cell>
          <table:table-cell table:style-name="ce9" table:formula="of:=[.F127]+[.A114]*STDEV([.F116:.F125])/SQRT(10)" office:value-type="float" office:value="0.000799449815202026" calcext:value-type="float">
            <text:p>0,000799449815202</text:p>
          </table:table-cell>
          <table:table-cell table:style-name="ce9" table:formula="of:=[.G127]+[.A114]*STDEV([.G116:.G125])/SQRT(10)" office:value-type="float" office:value="0.00116529243217319" calcext:value-type="float">
            <text:p>0,001165292432173</text:p>
          </table:table-cell>
          <table:table-cell table:style-name="ce9" table:formula="of:=[.H127]+[.A114]*STDEV([.H116:.H125])/SQRT(10)" office:value-type="float" office:value="0.00044253066298646" calcext:value-type="float">
            <text:p>0,000442530662986</text:p>
          </table:table-cell>
          <table:table-cell table:style-name="ce9" table:formula="of:=[.I127]+[.A114]*STDEV([.I116:.I125])/SQRT(10)" office:value-type="float" office:value="0.00806659814678933" calcext:value-type="float">
            <text:p>0,008066598146789</text:p>
          </table:table-cell>
          <table:table-cell table:number-columns-repeated="45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Default" table:number-columns-repeated="8"/>
          <table:table-cell table:number-columns-repeated="45"/>
        </table:table-row>
      </table:table>
      <table:table table:name="Planilha2" table:style-name="ta1">
        <office:forms form:automatic-focus="false" form:apply-design-mode="false"/>
        <table:shapes>
          <draw:frame draw:z-index="0" draw:style-name="gr1" draw:text-style-name="P1" svg:width="15.997cm" svg:height="9.004cm" svg:x="20.293cm" svg:y="0.027cm">
            <draw:object draw:notify-on-update-of-ranges="Planilha2.C14:Planilha2.C14 Planilha2.D14:Planilha2.I14 Planilha2.C15:Planilha2.C15 Planilha2.D15:Planilha2.I15 Planilha2.C16:Planilha2.C16 Planilha2.D16:Planilha2.I16 Planilha2.C17:Planilha2.C17 Planilha2.D17:Planilha2.I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15.997cm" svg:height="9.004cm" svg:x="20.457cm" svg:y="7.332cm">
            <draw:object draw:notify-on-update-of-ranges="Planilha2.C30:Planilha2.C30 Planilha2.D30:Planilha2.I30 Planilha2.C31:Planilha2.C31 Planilha2.D31:Planilha2.I31 Planilha2.C32:Planilha2.C32 Planilha2.D32:Planilha2.I32 Planilha2.C33:Planilha2.C33 Planilha2.D33:Planilha2.I3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15.997cm" svg:height="9.005cm" svg:x="20.155cm" svg:y="14.875cm">
            <draw:object draw:notify-on-update-of-ranges="Planilha2.C46:Planilha2.C46 Planilha2.D46:Planilha2.I46 Planilha2.C47:Planilha2.C47 Planilha2.D47:Planilha2.I47 Planilha2.C48:Planilha2.C48 Planilha2.D48:Planilha2.I48 Planilha2.C49:Planilha2.C49 Planilha2.D49:Planilha2.I4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15.997cm" svg:height="9.005cm" svg:x="20.458cm" svg:y="23.003cm">
            <draw:object draw:notify-on-update-of-ranges="Planilha2.C62:Planilha2.C62 Planilha2.D62:Planilha2.I62 Planilha2.C63:Planilha2.C63 Planilha2.D63:Planilha2.I63 Planilha2.C64:Planilha2.C64 Planilha2.D64:Planilha2.I64 Planilha2.C65:Planilha2.C65 Planilha2.D65:Planilha2.I6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15.997cm" svg:height="9.005cm" svg:x="20.458cm" svg:y="30.414cm">
            <draw:object draw:notify-on-update-of-ranges="Planilha2.C78:Planilha2.C78 Planilha2.D78:Planilha2.I78 Planilha2.C79:Planilha2.C79 Planilha2.D79:Planilha2.I79 Planilha2.C80:Planilha2.C80 Planilha2.D80:Planilha2.I80 Planilha2.C81:Planilha2.C81 Planilha2.D81:Planilha2.I81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15.997cm" svg:height="9.005cm" svg:x="20.43cm" svg:y="37.825cm">
            <draw:object draw:notify-on-update-of-ranges="Planilha2.C94:Planilha2.C94 Planilha2.D94:Planilha2.I94 Planilha2.C95:Planilha2.C95 Planilha2.D95:Planilha2.I95 Planilha2.C96:Planilha2.C96 Planilha2.D96:Planilha2.I96 Planilha2.C97:Planilha2.C97 Planilha2.D97:Planilha2.I9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style-name="gr1" draw:text-style-name="P1" svg:width="15.997cm" svg:height="9.005cm" svg:x="21.063cm" svg:y="45.581cm">
            <draw:object draw:notify-on-update-of-ranges="Planilha2.C110:Planilha2.C110 Planilha2.D110:Planilha2.I110 Planilha2.C111:Planilha2.C111 Planilha2.D111:Planilha2.I111 Planilha2.C112:Planilha2.C112 Planilha2.D112:Planilha2.I112 Planilha2.C113:Planilha2.C113 Planilha2.D113:Planilha2.I11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7" draw:style-name="gr1" draw:text-style-name="P1" svg:width="15.997cm" svg:height="9.004cm" svg:x="21.173cm" svg:y="52.939cm">
            <draw:object draw:notify-on-update-of-ranges="Planilha2.C126:Planilha2.C126 Planilha2.D126:Planilha2.I126 Planilha2.C127:Planilha2.C127 Planilha2.D127:Planilha2.I127 Planilha2.C128:Planilha2.C128 Planilha2.D128:Planilha2.I128 Planilha2.C129:Planilha2.C129 Planilha2.D129:Planilha2.I129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3"/>
        <table:table-column table:style-name="co1" table:number-columns-repeated="7" table:default-cell-style-name="ce7"/>
        <table:table-row table:style-name="ro1">
          <table:table-cell office:value-type="string" calcext:value-type="string">
            <text:p>Custom</text:p>
          </table:table-cell>
          <table:table-cell table:style-name="ce1"/>
          <table:table-cell table:style-name="Default" table:number-columns-repeated="7"/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184" calcext:value-type="float">
            <text:p>0,000184</text:p>
          </table:table-cell>
          <table:table-cell office:value-type="float" office:value="0.002006" calcext:value-type="float">
            <text:p>0,00200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602" calcext:value-type="float">
            <text:p>0,000602</text:p>
          </table:table-cell>
          <table:table-cell office:value-type="float" office:value="0.001599" calcext:value-type="float">
            <text:p>0,00159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78" calcext:value-type="float">
            <text:p>0,00078</text:p>
          </table:table-cell>
          <table:table-cell office:value-type="float" office:value="0.000849" calcext:value-type="float">
            <text:p>0,00084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591" calcext:value-type="float">
            <text:p>0,00159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195" calcext:value-type="float">
            <text:p>0,000195</text:p>
          </table:table-cell>
          <table:table-cell office:value-type="float" office:value="0.00099" calcext:value-type="float">
            <text:p>0,0009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408" calcext:value-type="float">
            <text:p>0,000408</text:p>
          </table:table-cell>
          <table:table-cell office:value-type="float" office:value="0.001298" calcext:value-type="float">
            <text:p>0,00129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0.001527" calcext:value-type="float">
            <text:p>0,00152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239" calcext:value-type="float">
            <text:p>0,000239</text:p>
          </table:table-cell>
          <table:table-cell office:value-type="float" office:value="0.000731" calcext:value-type="float">
            <text:p>0,00073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401" calcext:value-type="float">
            <text:p>0,000401</text:p>
          </table:table-cell>
          <table:table-cell office:value-type="float" office:value="0.001255" calcext:value-type="float">
            <text:p>0,00125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454" calcext:value-type="float">
            <text:p>0,000454</text:p>
          </table:table-cell>
          <table:table-cell office:value-type="float" office:value="0.001473" calcext:value-type="float">
            <text:p>0,00147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4:.D13])" office:value-type="float" office:value="0.0000034" calcext:value-type="float">
            <text:p>3,4E-06</text:p>
          </table:table-cell>
          <table:table-cell table:style-name="ce8" table:formula="of:=AVERAGE([.E4:.E13])" office:value-type="float" office:value="0.0000314" calcext:value-type="float">
            <text:p>3,14E-05</text:p>
          </table:table-cell>
          <table:table-cell table:style-name="ce8" table:formula="of:=AVERAGE([.F4:.F13])" office:value-type="float" office:value="0.000062" calcext:value-type="float">
            <text:p>6,2E-05</text:p>
          </table:table-cell>
          <table:table-cell table:style-name="ce8" table:formula="of:=AVERAGE([.G4:.G13])" office:value-type="float" office:value="0.0000797" calcext:value-type="float">
            <text:p>7,97E-05</text:p>
          </table:table-cell>
          <table:table-cell table:style-name="ce8" table:formula="of:=AVERAGE([.H4:.H13])" office:value-type="float" office:value="0.0003975" calcext:value-type="float">
            <text:p>0,0003975</text:p>
          </table:table-cell>
          <table:table-cell table:style-name="ce8" table:formula="of:=AVERAGE([.I4:.I13])" office:value-type="float" office:value="0.0013319" calcext:value-type="float">
            <text:p>0,0013319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5]-[.A2]*STDEV([.D4:.D13])/SQRT(10)" office:value-type="float" office:value="-0.0000030491644936896" calcext:value-type="float">
            <text:p>-3,0491644936896E-06</text:p>
          </table:table-cell>
          <table:table-cell table:style-name="ce9" table:formula="of:=[.E15]-[.A2]*STDEV([.E4:.E13])/SQRT(10)" office:value-type="float" office:value="0.0000268716882714293" calcext:value-type="float">
            <text:p>2,68716882714293E-05</text:p>
          </table:table-cell>
          <table:table-cell table:style-name="ce9" table:formula="of:=[.F15]-[.A2]*STDEV([.F4:.F13])/SQRT(10)" office:value-type="float" office:value="0.0000536536826484171" calcext:value-type="float">
            <text:p>5,36536826484171E-05</text:p>
          </table:table-cell>
          <table:table-cell table:style-name="ce9" table:formula="of:=[.G15]-[.A2]*STDEV([.G4:.G13])/SQRT(10)" office:value-type="float" office:value="0.000075182541324053" calcext:value-type="float">
            <text:p>7,5182541324053E-05</text:p>
          </table:table-cell>
          <table:table-cell table:style-name="ce9" table:formula="of:=[.H15]-[.A2]*STDEV([.H4:.H13])/SQRT(10)" office:value-type="float" office:value="0.000282671485655057" calcext:value-type="float">
            <text:p>0,000282671485655</text:p>
          </table:table-cell>
          <table:table-cell table:style-name="ce9" table:formula="of:=[.I15]-[.A2]*STDEV([.I4:.I13])/SQRT(10)" office:value-type="float" office:value="0.00109015864139448" calcext:value-type="float">
            <text:p>0,001090158641394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5]+[.A2]*STDEV([.D4:.D13])/SQRT(10)" office:value-type="float" office:value="0.0000098491644936896" calcext:value-type="float">
            <text:p>9,8491644936896E-06</text:p>
          </table:table-cell>
          <table:table-cell table:style-name="ce9" table:formula="of:=[.E15]+[.A2]*STDEV([.E4:.E13])/SQRT(10)" office:value-type="float" office:value="0.0000359283117285707" calcext:value-type="float">
            <text:p>3,59283117285707E-05</text:p>
          </table:table-cell>
          <table:table-cell table:style-name="ce9" table:formula="of:=[.F15]+[.A2]*STDEV([.F4:.F13])/SQRT(10)" office:value-type="float" office:value="0.0000703463173515829" calcext:value-type="float">
            <text:p>7,03463173515829E-05</text:p>
          </table:table-cell>
          <table:table-cell table:style-name="ce9" table:formula="of:=[.G15]+[.A2]*STDEV([.G4:.G13])/SQRT(10)" office:value-type="float" office:value="0.000084217458675947" calcext:value-type="float">
            <text:p>8,4217458675947E-05</text:p>
          </table:table-cell>
          <table:table-cell table:style-name="ce9" table:formula="of:=[.H15]+[.A2]*STDEV([.H4:.H13])/SQRT(10)" office:value-type="float" office:value="0.000512328514344943" calcext:value-type="float">
            <text:p>0,000512328514345</text:p>
          </table:table-cell>
          <table:table-cell table:style-name="ce9" table:formula="of:=[.I15]+[.A2]*STDEV([.I4:.I13])/SQRT(10)" office:value-type="float" office:value="0.00157364135860552" calcext:value-type="float">
            <text:p>0,00157364135860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2048" calcext:value-type="float">
            <text:p>204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0888" calcext:value-type="float">
            <text:p>0,0008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2572" calcext:value-type="float">
            <text:p>0,002572</text:p>
          </table:table-cell>
          <table:table-cell office:value-type="float" office:value="0.001009" calcext:value-type="float">
            <text:p>0,0010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483" calcext:value-type="float">
            <text:p>0,000483</text:p>
          </table:table-cell>
          <table:table-cell office:value-type="float" office:value="0.001582" calcext:value-type="float">
            <text:p>0,00158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79" calcext:value-type="float">
            <text:p>0,000279</text:p>
          </table:table-cell>
          <table:table-cell office:value-type="float" office:value="0.001251" calcext:value-type="float">
            <text:p>0,00125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221" calcext:value-type="float">
            <text:p>0,000221</text:p>
          </table:table-cell>
          <table:table-cell office:value-type="float" office:value="0.001129" calcext:value-type="float">
            <text:p>0,00112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4" calcext:value-type="float">
            <text:p>9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322" calcext:value-type="float">
            <text:p>0,000322</text:p>
          </table:table-cell>
          <table:table-cell office:value-type="float" office:value="0.001264" calcext:value-type="float">
            <text:p>0,00126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32" calcext:value-type="float">
            <text:p>0,000432</text:p>
          </table:table-cell>
          <table:table-cell office:value-type="float" office:value="0.001317" calcext:value-type="float">
            <text:p>0,00131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379" calcext:value-type="float">
            <text:p>0,000379</text:p>
          </table:table-cell>
          <table:table-cell office:value-type="float" office:value="0.001386" calcext:value-type="float">
            <text:p>0,00138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458" calcext:value-type="float">
            <text:p>0,000458</text:p>
          </table:table-cell>
          <table:table-cell office:value-type="float" office:value="0.00138" calcext:value-type="float">
            <text:p>0,0013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495" calcext:value-type="float">
            <text:p>0,000495</text:p>
          </table:table-cell>
          <table:table-cell office:value-type="float" office:value="0.000743" calcext:value-type="float">
            <text:p>0,000743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20:.D29])" office:value-type="float" office:value="0.0000007" calcext:value-type="float">
            <text:p>7E-07</text:p>
          </table:table-cell>
          <table:table-cell table:style-name="ce8" table:formula="of:=AVERAGE([.E19:.E29])" office:value-type="float" office:value="0.181844181818182" calcext:value-type="float">
            <text:p>0,181844181818182</text:p>
          </table:table-cell>
          <table:table-cell table:style-name="ce8" table:formula="of:=AVERAGE([.F19:.F29])" office:value-type="float" office:value="0.363695363636364" calcext:value-type="float">
            <text:p>0,363695363636364</text:p>
          </table:table-cell>
          <table:table-cell table:style-name="ce8" table:formula="of:=AVERAGE([.G19:.G29])" office:value-type="float" office:value="0.727344909090909" calcext:value-type="float">
            <text:p>0,727344909090909</text:p>
          </table:table-cell>
          <table:table-cell table:style-name="ce8" table:formula="of:=AVERAGE([.H19:.H29])" office:value-type="float" office:value="1.45508663636364" calcext:value-type="float">
            <text:p>1,45508663636364</text:p>
          </table:table-cell>
          <table:table-cell table:style-name="ce8" table:formula="of:=AVERAGE([.I19:.I29])" office:value-type="float" office:value="2.91017718181818" calcext:value-type="float">
            <text:p>2,91017718181818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31]-[.A18]*STDEV([.D20:.D29])/SQRT(10)" office:value-type="float" office:value="0.000000400605054596218" calcext:value-type="float">
            <text:p>4,00605054596218E-07</text:p>
          </table:table-cell>
          <table:table-cell table:style-name="ce9" table:formula="of:=[.E31]-[.A18]*STDEV([.E20:.E29])/SQRT(10)" office:value-type="float" office:value="0.181841086920876" calcext:value-type="float">
            <text:p>0,181841086920876</text:p>
          </table:table-cell>
          <table:table-cell table:style-name="ce9" table:formula="of:=[.F31]-[.A18]*STDEV([.F20:.F29])/SQRT(10)" office:value-type="float" office:value="0.363687445354956" calcext:value-type="float">
            <text:p>0,363687445354956</text:p>
          </table:table-cell>
          <table:table-cell table:style-name="ce9" table:formula="of:=[.G31]-[.A18]*STDEV([.G20:.G29])/SQRT(10)" office:value-type="float" office:value="0.72733977138126" calcext:value-type="float">
            <text:p>0,72733977138126</text:p>
          </table:table-cell>
          <table:table-cell table:style-name="ce9" table:formula="of:=[.H31]-[.A18]*STDEV([.H20:.H29])/SQRT(10)" office:value-type="float" office:value="1.45465240721663" calcext:value-type="float">
            <text:p>1,45465240721663</text:p>
          </table:table-cell>
          <table:table-cell table:style-name="ce9" table:formula="of:=[.I31]-[.A18]*STDEV([.I20:.I29])/SQRT(10)" office:value-type="float" office:value="2.91001973514031" calcext:value-type="float">
            <text:p>2,91001973514031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31]+[.A18]*STDEV([.D20:.D29])/SQRT(10)" office:value-type="float" office:value="0.000000999394945403781" calcext:value-type="float">
            <text:p>9,99394945403781E-07</text:p>
          </table:table-cell>
          <table:table-cell table:style-name="ce9" table:formula="of:=[.E31]+[.A18]*STDEV([.E20:.E29])/SQRT(10)" office:value-type="float" office:value="0.181847276715488" calcext:value-type="float">
            <text:p>0,181847276715488</text:p>
          </table:table-cell>
          <table:table-cell table:style-name="ce9" table:formula="of:=[.F31]+[.A18]*STDEV([.F20:.F29])/SQRT(10)" office:value-type="float" office:value="0.363703281917771" calcext:value-type="float">
            <text:p>0,363703281917771</text:p>
          </table:table-cell>
          <table:table-cell table:style-name="ce9" table:formula="of:=[.G31]+[.A18]*STDEV([.G20:.G29])/SQRT(10)" office:value-type="float" office:value="0.727350046800559" calcext:value-type="float">
            <text:p>0,727350046800559</text:p>
          </table:table-cell>
          <table:table-cell table:style-name="ce9" table:formula="of:=[.H31]+[.A18]*STDEV([.H20:.H29])/SQRT(10)" office:value-type="float" office:value="1.45552086551064" calcext:value-type="float">
            <text:p>1,45552086551064</text:p>
          </table:table-cell>
          <table:table-cell table:style-name="ce9" table:formula="of:=[.I31]+[.A18]*STDEV([.I20:.I29])/SQRT(10)" office:value-type="float" office:value="2.91033462849605" calcext:value-type="float">
            <text:p>2,91033462849605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4096" calcext:value-type="float">
            <text:p>409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595" calcext:value-type="float">
            <text:p>0,000595</text:p>
          </table:table-cell>
          <table:table-cell office:value-type="float" office:value="0.001269" calcext:value-type="float">
            <text:p>0,00126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707" calcext:value-type="float">
            <text:p>0,000707</text:p>
          </table:table-cell>
          <table:table-cell office:value-type="float" office:value="0.001363" calcext:value-type="float">
            <text:p>0,00136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1321" calcext:value-type="float">
            <text:p>0,00132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211" calcext:value-type="float">
            <text:p>0,000211</text:p>
          </table:table-cell>
          <table:table-cell office:value-type="float" office:value="0.001569" calcext:value-type="float">
            <text:p>0,00156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972" calcext:value-type="float">
            <text:p>0,00097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316" calcext:value-type="float">
            <text:p>0,000316</text:p>
          </table:table-cell>
          <table:table-cell office:value-type="float" office:value="0.000815" calcext:value-type="float">
            <text:p>0,00081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0.000971" calcext:value-type="float">
            <text:p>0,00097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263" calcext:value-type="float">
            <text:p>0,000263</text:p>
          </table:table-cell>
          <table:table-cell office:value-type="float" office:value="0.000952" calcext:value-type="float">
            <text:p>0,00095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096" calcext:value-type="float">
            <text:p>9,6E-05</text:p>
          </table:table-cell>
          <table:table-cell office:value-type="float" office:value="0.000726" calcext:value-type="float">
            <text:p>0,000726</text:p>
          </table:table-cell>
          <table:table-cell office:value-type="float" office:value="0.001463" calcext:value-type="float">
            <text:p>0,00146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646" calcext:value-type="float">
            <text:p>0,000646</text:p>
          </table:table-cell>
          <table:table-cell office:value-type="float" office:value="0.001069" calcext:value-type="float">
            <text:p>0,00106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36:.D45])" office:value-type="float" office:value="0.0000001" calcext:value-type="float">
            <text:p>1E-07</text:p>
          </table:table-cell>
          <table:table-cell table:style-name="ce8" table:formula="of:=AVERAGE([.E35:.E45])" office:value-type="float" office:value="0.181845909090909" calcext:value-type="float">
            <text:p>0,181845909090909</text:p>
          </table:table-cell>
          <table:table-cell table:style-name="ce8" table:formula="of:=AVERAGE([.F35:.F45])" office:value-type="float" office:value="0.363690545454545" calcext:value-type="float">
            <text:p>0,363690545454545</text:p>
          </table:table-cell>
          <table:table-cell table:style-name="ce8" table:formula="of:=AVERAGE([.G35:.G45])" office:value-type="float" office:value="0.727350181818182" calcext:value-type="float">
            <text:p>0,727350181818182</text:p>
          </table:table-cell>
          <table:table-cell table:style-name="ce8" table:formula="of:=AVERAGE([.H35:.H45])" office:value-type="float" office:value="1.45493090909091" calcext:value-type="float">
            <text:p>1,45493090909091</text:p>
          </table:table-cell>
          <table:table-cell table:style-name="ce8" table:formula="of:=AVERAGE([.I35:.I45])" office:value-type="float" office:value="2.91016036363636" calcext:value-type="float">
            <text:p>2,9101603636363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47]-[.A34]*STDEV([.D36:.D45])/SQRT(10)" office:value-type="float" office:value="-0.0000000959999999999999" calcext:value-type="float">
            <text:p>-9,59999999999999E-08</text:p>
          </table:table-cell>
          <table:table-cell table:style-name="ce9" table:formula="of:=[.E47]-[.A34]*STDEV([.E36:.E45])/SQRT(10)" office:value-type="float" office:value="0.181842639159207" calcext:value-type="float">
            <text:p>0,181842639159207</text:p>
          </table:table-cell>
          <table:table-cell table:style-name="ce9" table:formula="of:=[.F47]-[.A34]*STDEV([.F36:.F45])/SQRT(10)" office:value-type="float" office:value="0.363684311682154" calcext:value-type="float">
            <text:p>0,363684311682154</text:p>
          </table:table-cell>
          <table:table-cell table:style-name="ce9" table:formula="of:=[.G47]-[.A34]*STDEV([.G36:.G45])/SQRT(10)" office:value-type="float" office:value="0.727344383691894" calcext:value-type="float">
            <text:p>0,727344383691894</text:p>
          </table:table-cell>
          <table:table-cell table:style-name="ce9" table:formula="of:=[.H47]-[.A34]*STDEV([.H36:.H45])/SQRT(10)" office:value-type="float" office:value="1.45479222564398" calcext:value-type="float">
            <text:p>1,45479222564398</text:p>
          </table:table-cell>
          <table:table-cell table:style-name="ce9" table:formula="of:=[.I47]-[.A34]*STDEV([.I36:.I45])/SQRT(10)" office:value-type="float" office:value="2.91000342127432" calcext:value-type="float">
            <text:p>2,9100034212743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47]+[.A34]*STDEV([.D36:.D45])/SQRT(10)" office:value-type="float" office:value="0.000000296" calcext:value-type="float">
            <text:p>2,96E-07</text:p>
          </table:table-cell>
          <table:table-cell table:style-name="ce9" table:formula="of:=[.E47]+[.A34]*STDEV([.E36:.E45])/SQRT(10)" office:value-type="float" office:value="0.181849179022611" calcext:value-type="float">
            <text:p>0,181849179022611</text:p>
          </table:table-cell>
          <table:table-cell table:style-name="ce9" table:formula="of:=[.F47]+[.A34]*STDEV([.F36:.F45])/SQRT(10)" office:value-type="float" office:value="0.363696779226936" calcext:value-type="float">
            <text:p>0,363696779226936</text:p>
          </table:table-cell>
          <table:table-cell table:style-name="ce9" table:formula="of:=[.G47]+[.A34]*STDEV([.G36:.G45])/SQRT(10)" office:value-type="float" office:value="0.727355979944469" calcext:value-type="float">
            <text:p>0,727355979944469</text:p>
          </table:table-cell>
          <table:table-cell table:style-name="ce9" table:formula="of:=[.H47]+[.A34]*STDEV([.H36:.H45])/SQRT(10)" office:value-type="float" office:value="1.45506959253784" calcext:value-type="float">
            <text:p>1,45506959253784</text:p>
          </table:table-cell>
          <table:table-cell table:style-name="ce9" table:formula="of:=[.I47]+[.A34]*STDEV([.I36:.I45])/SQRT(10)" office:value-type="float" office:value="2.9103173059984" calcext:value-type="float">
            <text:p>2,9103173059984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8192" calcext:value-type="float">
            <text:p>819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75" calcext:value-type="float">
            <text:p>0,000275</text:p>
          </table:table-cell>
          <table:table-cell office:value-type="float" office:value="0.001038" calcext:value-type="float">
            <text:p>0,00103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0089" calcext:value-type="float">
            <text:p>8,9E-05</text:p>
          </table:table-cell>
          <table:table-cell office:value-type="float" office:value="0.000331" calcext:value-type="float">
            <text:p>0,000331</text:p>
          </table:table-cell>
          <table:table-cell office:value-type="float" office:value="0.001609" calcext:value-type="float">
            <text:p>0,0016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0616" calcext:value-type="float">
            <text:p>0,00061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85" calcext:value-type="float">
            <text:p>8,5E-05</text:p>
          </table:table-cell>
          <table:table-cell office:value-type="float" office:value="0.000203" calcext:value-type="float">
            <text:p>0,000203</text:p>
          </table:table-cell>
          <table:table-cell office:value-type="float" office:value="0.001152" calcext:value-type="float">
            <text:p>0,0011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23" calcext:value-type="float">
            <text:p>0,000323</text:p>
          </table:table-cell>
          <table:table-cell office:value-type="float" office:value="0.001122" calcext:value-type="float">
            <text:p>0,00112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83" calcext:value-type="float">
            <text:p>8,3E-05</text:p>
          </table:table-cell>
          <table:table-cell office:value-type="float" office:value="0.00033" calcext:value-type="float">
            <text:p>0,00033</text:p>
          </table:table-cell>
          <table:table-cell office:value-type="float" office:value="0.001553" calcext:value-type="float">
            <text:p>0,00155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449" calcext:value-type="float">
            <text:p>0,000449</text:p>
          </table:table-cell>
          <table:table-cell office:value-type="float" office:value="0.001016" calcext:value-type="float">
            <text:p>0,00101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8" calcext:value-type="float">
            <text:p>6,8E-05</text:p>
          </table:table-cell>
          <table:table-cell office:value-type="float" office:value="0.000586" calcext:value-type="float">
            <text:p>0,000586</text:p>
          </table:table-cell>
          <table:table-cell office:value-type="float" office:value="0.00147" calcext:value-type="float">
            <text:p>0,0014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592" calcext:value-type="float">
            <text:p>0,000592</text:p>
          </table:table-cell>
          <table:table-cell office:value-type="float" office:value="0.002042" calcext:value-type="float">
            <text:p>0,002042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52:.D61])" office:value-type="float" office:value="0.0000004" calcext:value-type="float">
            <text:p>4E-07</text:p>
          </table:table-cell>
          <table:table-cell table:style-name="ce8" table:formula="of:=AVERAGE([.E51:.E61])" office:value-type="float" office:value="0.181845" calcext:value-type="float">
            <text:p>0,181845</text:p>
          </table:table-cell>
          <table:table-cell table:style-name="ce8" table:formula="of:=AVERAGE([.F51:.F61])" office:value-type="float" office:value="0.363691181818182" calcext:value-type="float">
            <text:p>0,363691181818182</text:p>
          </table:table-cell>
          <table:table-cell table:style-name="ce8" table:formula="of:=AVERAGE([.G51:.G61])" office:value-type="float" office:value="0.727342636363636" calcext:value-type="float">
            <text:p>0,727342636363636</text:p>
          </table:table-cell>
          <table:table-cell table:style-name="ce8" table:formula="of:=AVERAGE([.H51:.H61])" office:value-type="float" office:value="1.45487381818182" calcext:value-type="float">
            <text:p>1,45487381818182</text:p>
          </table:table-cell>
          <table:table-cell table:style-name="ce8" table:formula="of:=AVERAGE([.I51:.I61])" office:value-type="float" office:value="2.91025936363636" calcext:value-type="float">
            <text:p>2,91025936363636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63]-[.A50]*STDEV([.D52:.D61])/SQRT(10)" office:value-type="float" office:value="0.0000000799333402763314" calcext:value-type="float">
            <text:p>7,99333402763314E-08</text:p>
          </table:table-cell>
          <table:table-cell table:style-name="ce9" table:formula="of:=[.E63]-[.A50]*STDEV([.E52:.E61])/SQRT(10)" office:value-type="float" office:value="0.181841132068023" calcext:value-type="float">
            <text:p>0,181841132068023</text:p>
          </table:table-cell>
          <table:table-cell table:style-name="ce9" table:formula="of:=[.F63]-[.A50]*STDEV([.F52:.F61])/SQRT(10)" office:value-type="float" office:value="0.363685930302253" calcext:value-type="float">
            <text:p>0,363685930302253</text:p>
          </table:table-cell>
          <table:table-cell table:style-name="ce9" table:formula="of:=[.G63]-[.A50]*STDEV([.G52:.G61])/SQRT(10)" office:value-type="float" office:value="0.727337261133367" calcext:value-type="float">
            <text:p>0,727337261133367</text:p>
          </table:table-cell>
          <table:table-cell table:style-name="ce9" table:formula="of:=[.H63]-[.A50]*STDEV([.H52:.H61])/SQRT(10)" office:value-type="float" office:value="1.45478744968966" calcext:value-type="float">
            <text:p>1,45478744968966</text:p>
          </table:table-cell>
          <table:table-cell table:style-name="ce9" table:formula="of:=[.I63]-[.A50]*STDEV([.I52:.I61])/SQRT(10)" office:value-type="float" office:value="2.91001388394082" calcext:value-type="float">
            <text:p>2,91001388394082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63]+[.A50]*STDEV([.D52:.D61])/SQRT(10)" office:value-type="float" office:value="0.000000720066659723669" calcext:value-type="float">
            <text:p>7,20066659723669E-07</text:p>
          </table:table-cell>
          <table:table-cell table:style-name="ce9" table:formula="of:=[.E63]+[.A50]*STDEV([.E52:.E61])/SQRT(10)" office:value-type="float" office:value="0.181848867931977" calcext:value-type="float">
            <text:p>0,181848867931977</text:p>
          </table:table-cell>
          <table:table-cell table:style-name="ce9" table:formula="of:=[.F63]+[.A50]*STDEV([.F52:.F61])/SQRT(10)" office:value-type="float" office:value="0.363696433334111" calcext:value-type="float">
            <text:p>0,363696433334111</text:p>
          </table:table-cell>
          <table:table-cell table:style-name="ce9" table:formula="of:=[.G63]+[.A50]*STDEV([.G52:.G61])/SQRT(10)" office:value-type="float" office:value="0.727348011593905" calcext:value-type="float">
            <text:p>0,727348011593905</text:p>
          </table:table-cell>
          <table:table-cell table:style-name="ce9" table:formula="of:=[.H63]+[.A50]*STDEV([.H52:.H61])/SQRT(10)" office:value-type="float" office:value="1.45496018667397" calcext:value-type="float">
            <text:p>1,45496018667397</text:p>
          </table:table-cell>
          <table:table-cell table:style-name="ce9" table:formula="of:=[.I63]+[.A50]*STDEV([.I52:.I61])/SQRT(10)" office:value-type="float" office:value="2.91050484333191" calcext:value-type="float">
            <text:p>2,91050484333191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6384" calcext:value-type="float">
            <text:p>16384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1" calcext:value-type="float">
            <text:p>8,1E-05</text:p>
          </table:table-cell>
          <table:table-cell office:value-type="float" office:value="0.000594" calcext:value-type="float">
            <text:p>0,000594</text:p>
          </table:table-cell>
          <table:table-cell office:value-type="float" office:value="0.003043" calcext:value-type="float">
            <text:p>0,00304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424" calcext:value-type="float">
            <text:p>0,000424</text:p>
          </table:table-cell>
          <table:table-cell office:value-type="float" office:value="0.00159" calcext:value-type="float">
            <text:p>0,0015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384" calcext:value-type="float">
            <text:p>0,000384</text:p>
          </table:table-cell>
          <table:table-cell office:value-type="float" office:value="0.001376" calcext:value-type="float">
            <text:p>0,0013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2573" calcext:value-type="float">
            <text:p>0,00257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4" calcext:value-type="float">
            <text:p>2,4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303" calcext:value-type="float">
            <text:p>0,000303</text:p>
          </table:table-cell>
          <table:table-cell office:value-type="float" office:value="0.00126" calcext:value-type="float">
            <text:p>0,001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218" calcext:value-type="float">
            <text:p>0,000218</text:p>
          </table:table-cell>
          <table:table-cell office:value-type="float" office:value="0.001382" calcext:value-type="float">
            <text:p>0,00138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345" calcext:value-type="float">
            <text:p>0,000345</text:p>
          </table:table-cell>
          <table:table-cell office:value-type="float" office:value="0.000868" calcext:value-type="float">
            <text:p>0,00086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3" calcext:value-type="float">
            <text:p>2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1389" calcext:value-type="float">
            <text:p>0,001389</text:p>
          </table:table-cell>
          <table:table-cell office:value-type="float" office:value="0.001336" calcext:value-type="float">
            <text:p>0,00133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196" calcext:value-type="float">
            <text:p>0,000196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269" calcext:value-type="float">
            <text:p>0,000269</text:p>
          </table:table-cell>
          <table:table-cell office:value-type="float" office:value="0.001131" calcext:value-type="float">
            <text:p>0,0011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68:.D77])" office:value-type="float" office:value="0.0000003" calcext:value-type="float">
            <text:p>3E-07</text:p>
          </table:table-cell>
          <table:table-cell table:style-name="ce8" table:formula="of:=AVERAGE([.E67:.E77])" office:value-type="float" office:value="0.181847363636364" calcext:value-type="float">
            <text:p>0,181847363636364</text:p>
          </table:table-cell>
          <table:table-cell table:style-name="ce8" table:formula="of:=AVERAGE([.F67:.F77])" office:value-type="float" office:value="0.363691636363636" calcext:value-type="float">
            <text:p>0,363691636363636</text:p>
          </table:table-cell>
          <table:table-cell table:style-name="ce8" table:formula="of:=AVERAGE([.G67:.G77])" office:value-type="float" office:value="0.727346545454545" calcext:value-type="float">
            <text:p>0,727346545454545</text:p>
          </table:table-cell>
          <table:table-cell table:style-name="ce8" table:formula="of:=AVERAGE([.H67:.H77])" office:value-type="float" office:value="1.45494090909091" calcext:value-type="float">
            <text:p>1,45494090909091</text:p>
          </table:table-cell>
          <table:table-cell table:style-name="ce8" table:formula="of:=AVERAGE([.I67:.I77])" office:value-type="float" office:value="2.91054172727273" calcext:value-type="float">
            <text:p>2,9105417272727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79]-[.A66]*STDEV([.D68:.D77])/SQRT(10)" office:value-type="float" office:value="0.000000000605054596218506" calcext:value-type="float">
            <text:p>6,05054596218506E-10</text:p>
          </table:table-cell>
          <table:table-cell table:style-name="ce9" table:formula="of:=[.E79]-[.A66]*STDEV([.E68:.E77])/SQRT(10)" office:value-type="float" office:value="0.181839900464682" calcext:value-type="float">
            <text:p>0,181839900464682</text:p>
          </table:table-cell>
          <table:table-cell table:style-name="ce9" table:formula="of:=[.F79]-[.A66]*STDEV([.F68:.F77])/SQRT(10)" office:value-type="float" office:value="0.363687896921967" calcext:value-type="float">
            <text:p>0,363687896921967</text:p>
          </table:table-cell>
          <table:table-cell table:style-name="ce9" table:formula="of:=[.G79]-[.A66]*STDEV([.G68:.G77])/SQRT(10)" office:value-type="float" office:value="0.72733960780512" calcext:value-type="float">
            <text:p>0,72733960780512</text:p>
          </table:table-cell>
          <table:table-cell table:style-name="ce9" table:formula="of:=[.H79]-[.A66]*STDEV([.H68:.H77])/SQRT(10)" office:value-type="float" office:value="1.45472048697232" calcext:value-type="float">
            <text:p>1,45472048697232</text:p>
          </table:table-cell>
          <table:table-cell table:style-name="ce9" table:formula="of:=[.I79]-[.A66]*STDEV([.I68:.I77])/SQRT(10)" office:value-type="float" office:value="2.91012299764156" calcext:value-type="float">
            <text:p>2,91012299764156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79]+[.A66]*STDEV([.D68:.D77])/SQRT(10)" office:value-type="float" office:value="0.000000599394945403782" calcext:value-type="float">
            <text:p>5,99394945403782E-07</text:p>
          </table:table-cell>
          <table:table-cell table:style-name="ce9" table:formula="of:=[.E79]+[.A66]*STDEV([.E68:.E77])/SQRT(10)" office:value-type="float" office:value="0.181854826808046" calcext:value-type="float">
            <text:p>0,181854826808046</text:p>
          </table:table-cell>
          <table:table-cell table:style-name="ce9" table:formula="of:=[.F79]+[.A66]*STDEV([.F68:.F77])/SQRT(10)" office:value-type="float" office:value="0.363695375805306" calcext:value-type="float">
            <text:p>0,363695375805306</text:p>
          </table:table-cell>
          <table:table-cell table:style-name="ce9" table:formula="of:=[.G79]+[.A66]*STDEV([.G68:.G77])/SQRT(10)" office:value-type="float" office:value="0.727353483103971" calcext:value-type="float">
            <text:p>0,727353483103971</text:p>
          </table:table-cell>
          <table:table-cell table:style-name="ce9" table:formula="of:=[.H79]+[.A66]*STDEV([.H68:.H77])/SQRT(10)" office:value-type="float" office:value="1.4551613312095" calcext:value-type="float">
            <text:p>1,4551613312095</text:p>
          </table:table-cell>
          <table:table-cell table:style-name="ce9" table:formula="of:=[.I79]+[.A66]*STDEV([.I68:.I77])/SQRT(10)" office:value-type="float" office:value="2.91096045690389" calcext:value-type="float">
            <text:p>2,91096045690389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32768" calcext:value-type="float">
            <text:p>32768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65" calcext:value-type="float">
            <text:p>0,000365</text:p>
          </table:table-cell>
          <table:table-cell office:value-type="float" office:value="0.000816" calcext:value-type="float">
            <text:p>0,000816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7" calcext:value-type="float">
            <text:p>3,7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629" calcext:value-type="float">
            <text:p>0,000629</text:p>
          </table:table-cell>
          <table:table-cell office:value-type="float" office:value="0.000817" calcext:value-type="float">
            <text:p>0,0008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0968" calcext:value-type="float">
            <text:p>0,00096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339" calcext:value-type="float">
            <text:p>0,000339</text:p>
          </table:table-cell>
          <table:table-cell office:value-type="float" office:value="0.003308" calcext:value-type="float">
            <text:p>0,0033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8" calcext:value-type="float">
            <text:p>7,8E-05</text:p>
          </table:table-cell>
          <table:table-cell office:value-type="float" office:value="0.000192" calcext:value-type="float">
            <text:p>0,000192</text:p>
          </table:table-cell>
          <table:table-cell office:value-type="float" office:value="0.001226" calcext:value-type="float">
            <text:p>0,00122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555" calcext:value-type="float">
            <text:p>0,000555</text:p>
          </table:table-cell>
          <table:table-cell office:value-type="float" office:value="0.001306" calcext:value-type="float">
            <text:p>0,00130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4" calcext:value-type="float">
            <text:p>7,4E-05</text:p>
          </table:table-cell>
          <table:table-cell office:value-type="float" office:value="0.000301" calcext:value-type="float">
            <text:p>0,000301</text:p>
          </table:table-cell>
          <table:table-cell office:value-type="float" office:value="0.001036" calcext:value-type="float">
            <text:p>0,00103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74" calcext:value-type="float">
            <text:p>0,00074</text:p>
          </table:table-cell>
          <table:table-cell office:value-type="float" office:value="0.001134" calcext:value-type="float">
            <text:p>0,001134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0.000341" calcext:value-type="float">
            <text:p>0,000341</text:p>
          </table:table-cell>
          <table:table-cell office:value-type="float" office:value="0.00184" calcext:value-type="float">
            <text:p>0,0018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31" calcext:value-type="float">
            <text:p>0,002331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84:.D93])" office:value-type="float" office:value="0.0000004" calcext:value-type="float">
            <text:p>4E-07</text:p>
          </table:table-cell>
          <table:table-cell table:style-name="ce8" table:formula="of:=AVERAGE([.E83:.E93])" office:value-type="float" office:value="0.181845363636364" calcext:value-type="float">
            <text:p>0,181845363636364</text:p>
          </table:table-cell>
          <table:table-cell table:style-name="ce8" table:formula="of:=AVERAGE([.F83:.F93])" office:value-type="float" office:value="0.363696818181818" calcext:value-type="float">
            <text:p>0,363696818181818</text:p>
          </table:table-cell>
          <table:table-cell table:style-name="ce8" table:formula="of:=AVERAGE([.G83:.G93])" office:value-type="float" office:value="0.727343727272727" calcext:value-type="float">
            <text:p>0,727343727272727</text:p>
          </table:table-cell>
          <table:table-cell table:style-name="ce8" table:formula="of:=AVERAGE([.H83:.H93])" office:value-type="float" office:value="1.45491936363636" calcext:value-type="float">
            <text:p>1,45491936363636</text:p>
          </table:table-cell>
          <table:table-cell table:style-name="ce8" table:formula="of:=AVERAGE([.I83:.I93])" office:value-type="float" office:value="2.91043472727273" calcext:value-type="float">
            <text:p>2,91043472727273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95]-[.A82]*STDEV([.D84:.D93])/SQRT(10)" office:value-type="float" office:value="0.0000000799333402763314" calcext:value-type="float">
            <text:p>7,99333402763314E-08</text:p>
          </table:table-cell>
          <table:table-cell table:style-name="ce9" table:formula="of:=[.E95]-[.A82]*STDEV([.E84:.E93])/SQRT(10)" office:value-type="float" office:value="0.181842013749732" calcext:value-type="float">
            <text:p>0,181842013749732</text:p>
          </table:table-cell>
          <table:table-cell table:style-name="ce9" table:formula="of:=[.F95]-[.A82]*STDEV([.F84:.F93])/SQRT(10)" office:value-type="float" office:value="0.363688169222985" calcext:value-type="float">
            <text:p>0,363688169222985</text:p>
          </table:table-cell>
          <table:table-cell table:style-name="ce9" table:formula="of:=[.G95]-[.A82]*STDEV([.G84:.G93])/SQRT(10)" office:value-type="float" office:value="0.727339112592962" calcext:value-type="float">
            <text:p>0,727339112592962</text:p>
          </table:table-cell>
          <table:table-cell table:style-name="ce9" table:formula="of:=[.H95]-[.A82]*STDEV([.H84:.H93])/SQRT(10)" office:value-type="float" office:value="1.45481311184936" calcext:value-type="float">
            <text:p>1,45481311184936</text:p>
          </table:table-cell>
          <table:table-cell table:style-name="ce9" table:formula="of:=[.I95]-[.A82]*STDEV([.I84:.I93])/SQRT(10)" office:value-type="float" office:value="2.90993932973457" calcext:value-type="float">
            <text:p>2,90993932973457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95]+[.A82]*STDEV([.D84:.D93])/SQRT(10)" office:value-type="float" office:value="0.000000720066659723669" calcext:value-type="float">
            <text:p>7,20066659723669E-07</text:p>
          </table:table-cell>
          <table:table-cell table:style-name="ce9" table:formula="of:=[.E95]+[.A82]*STDEV([.E84:.E93])/SQRT(10)" office:value-type="float" office:value="0.181848713522995" calcext:value-type="float">
            <text:p>0,181848713522995</text:p>
          </table:table-cell>
          <table:table-cell table:style-name="ce9" table:formula="of:=[.F95]+[.A82]*STDEV([.F84:.F93])/SQRT(10)" office:value-type="float" office:value="0.363705467140651" calcext:value-type="float">
            <text:p>0,363705467140651</text:p>
          </table:table-cell>
          <table:table-cell table:style-name="ce9" table:formula="of:=[.G95]+[.A82]*STDEV([.G84:.G93])/SQRT(10)" office:value-type="float" office:value="0.727348341952492" calcext:value-type="float">
            <text:p>0,727348341952492</text:p>
          </table:table-cell>
          <table:table-cell table:style-name="ce9" table:formula="of:=[.H95]+[.A82]*STDEV([.H84:.H93])/SQRT(10)" office:value-type="float" office:value="1.45502561542337" calcext:value-type="float">
            <text:p>1,45502561542337</text:p>
          </table:table-cell>
          <table:table-cell table:style-name="ce9" table:formula="of:=[.I95]+[.A82]*STDEV([.I84:.I93])/SQRT(10)" office:value-type="float" office:value="2.91093012481088" calcext:value-type="float">
            <text:p>2,91093012481088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65536" calcext:value-type="float">
            <text:p>65536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571" calcext:value-type="float">
            <text:p>0,000571</text:p>
          </table:table-cell>
          <table:table-cell office:value-type="float" office:value="0.0014" calcext:value-type="float">
            <text:p>0,001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0.000559" calcext:value-type="float">
            <text:p>0,000559</text:p>
          </table:table-cell>
          <table:table-cell office:value-type="float" office:value="0.001017" calcext:value-type="float">
            <text:p>0,0010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66" calcext:value-type="float">
            <text:p>6,6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1707" calcext:value-type="float">
            <text:p>0,0017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2345" calcext:value-type="float">
            <text:p>0,00234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292" calcext:value-type="float">
            <text:p>0,000292</text:p>
          </table:table-cell>
          <table:table-cell office:value-type="float" office:value="0.001501" calcext:value-type="float">
            <text:p>0,0015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72" calcext:value-type="float">
            <text:p>7,2E-05</text:p>
          </table:table-cell>
          <table:table-cell office:value-type="float" office:value="0.00057" calcext:value-type="float">
            <text:p>0,00057</text:p>
          </table:table-cell>
          <table:table-cell office:value-type="float" office:value="0.001567" calcext:value-type="float">
            <text:p>0,0015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313" calcext:value-type="float">
            <text:p>0,000313</text:p>
          </table:table-cell>
          <table:table-cell office:value-type="float" office:value="0.000764" calcext:value-type="float">
            <text:p>0,00076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61" calcext:value-type="float">
            <text:p>0,000361</text:p>
          </table:table-cell>
          <table:table-cell office:value-type="float" office:value="0.001462" calcext:value-type="float">
            <text:p>0,001462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351" calcext:value-type="float">
            <text:p>0,000351</text:p>
          </table:table-cell>
          <table:table-cell office:value-type="float" office:value="0.001488" calcext:value-type="float">
            <text:p>0,00148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326" calcext:value-type="float">
            <text:p>0,000326</text:p>
          </table:table-cell>
          <table:table-cell office:value-type="float" office:value="0.003539" calcext:value-type="float">
            <text:p>0,00353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00:.D109])" office:value-type="float" office:value="0.0000004" calcext:value-type="float">
            <text:p>4E-07</text:p>
          </table:table-cell>
          <table:table-cell table:style-name="ce8" table:formula="of:=AVERAGE([.E99:.E109])" office:value-type="float" office:value="0.181845363636364" calcext:value-type="float">
            <text:p>0,181845363636364</text:p>
          </table:table-cell>
          <table:table-cell table:style-name="ce8" table:formula="of:=AVERAGE([.F99:.F109])" office:value-type="float" office:value="0.363694181818182" calcext:value-type="float">
            <text:p>0,363694181818182</text:p>
          </table:table-cell>
          <table:table-cell table:style-name="ce8" table:formula="of:=AVERAGE([.G99:.G109])" office:value-type="float" office:value="0.727341545454545" calcext:value-type="float">
            <text:p>0,727341545454545</text:p>
          </table:table-cell>
          <table:table-cell table:style-name="ce8" table:formula="of:=AVERAGE([.H99:.H109])" office:value-type="float" office:value="1.45490354545455" calcext:value-type="float">
            <text:p>1,45490354545455</text:p>
          </table:table-cell>
          <table:table-cell table:style-name="ce8" table:formula="of:=AVERAGE([.I99:.I109])" office:value-type="float" office:value="2.91061727272727" calcext:value-type="float">
            <text:p>2,91061727272727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11]-[.A98]*STDEV([.D100:.D109])/SQRT(10)" office:value-type="float" office:value="0.0000000799333402763314" calcext:value-type="float">
            <text:p>7,99333402763314E-08</text:p>
          </table:table-cell>
          <table:table-cell table:style-name="ce9" table:formula="of:=[.E111]-[.A98]*STDEV([.E100:.E109])/SQRT(10)" office:value-type="float" office:value="0.181841720753744" calcext:value-type="float">
            <text:p>0,181841720753744</text:p>
          </table:table-cell>
          <table:table-cell table:style-name="ce9" table:formula="of:=[.F111]-[.A98]*STDEV([.F100:.F109])/SQRT(10)" office:value-type="float" office:value="0.363686680140266" calcext:value-type="float">
            <text:p>0,363686680140266</text:p>
          </table:table-cell>
          <table:table-cell table:style-name="ce9" table:formula="of:=[.G111]-[.A98]*STDEV([.G100:.G109])/SQRT(10)" office:value-type="float" office:value="0.727332833554026" calcext:value-type="float">
            <text:p>0,727332833554026</text:p>
          </table:table-cell>
          <table:table-cell table:style-name="ce9" table:formula="of:=[.H111]-[.A98]*STDEV([.H100:.H109])/SQRT(10)" office:value-type="float" office:value="1.45482688216756" calcext:value-type="float">
            <text:p>1,45482688216756</text:p>
          </table:table-cell>
          <table:table-cell table:style-name="ce9" table:formula="of:=[.I111]-[.A98]*STDEV([.I100:.I109])/SQRT(10)" office:value-type="float" office:value="2.91013783787019" calcext:value-type="float">
            <text:p>2,91013783787019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11]+[.A98]*STDEV([.D100:.D109])/SQRT(10)" office:value-type="float" office:value="0.000000720066659723669" calcext:value-type="float">
            <text:p>7,20066659723669E-07</text:p>
          </table:table-cell>
          <table:table-cell table:style-name="ce9" table:formula="of:=[.E111]+[.A98]*STDEV([.E100:.E109])/SQRT(10)" office:value-type="float" office:value="0.181849006518983" calcext:value-type="float">
            <text:p>0,181849006518983</text:p>
          </table:table-cell>
          <table:table-cell table:style-name="ce9" table:formula="of:=[.F111]+[.A98]*STDEV([.F100:.F109])/SQRT(10)" office:value-type="float" office:value="0.363701683496098" calcext:value-type="float">
            <text:p>0,363701683496098</text:p>
          </table:table-cell>
          <table:table-cell table:style-name="ce9" table:formula="of:=[.G111]+[.A98]*STDEV([.G100:.G109])/SQRT(10)" office:value-type="float" office:value="0.727350257355065" calcext:value-type="float">
            <text:p>0,727350257355065</text:p>
          </table:table-cell>
          <table:table-cell table:style-name="ce9" table:formula="of:=[.H111]+[.A98]*STDEV([.H100:.H109])/SQRT(10)" office:value-type="float" office:value="1.45498020874153" calcext:value-type="float">
            <text:p>1,45498020874153</text:p>
          </table:table-cell>
          <table:table-cell table:style-name="ce9" table:formula="of:=[.I111]+[.A98]*STDEV([.I100:.I109])/SQRT(10)" office:value-type="float" office:value="2.91109670758436" calcext:value-type="float">
            <text:p>2,91109670758436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table:style-name="ce2"/>
          <table:table-cell table:style-name="ce2" office:value-type="string" calcext:value-type="string">
            <text:p>array_size</text:p>
          </table:table-cell>
          <table:table-cell table:style-name="ce2" office:value-type="float" office:value="131072" calcext:value-type="float">
            <text:p>131072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np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7" calcext:value-type="float">
            <text:p>2,7E-05</text:p>
          </table:table-cell>
          <table:table-cell office:value-type="float" office:value="0.000061" calcext:value-type="float">
            <text:p>6,1E-05</text:p>
          </table:table-cell>
          <table:table-cell office:value-type="float" office:value="0.000101" calcext:value-type="float">
            <text:p>0,000101</text:p>
          </table:table-cell>
          <table:table-cell office:value-type="float" office:value="0.000205" calcext:value-type="float">
            <text:p>0,000205</text:p>
          </table:table-cell>
          <table:table-cell office:value-type="float" office:value="0.001067" calcext:value-type="float">
            <text:p>0,00106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82" calcext:value-type="float">
            <text:p>8,2E-05</text:p>
          </table:table-cell>
          <table:table-cell office:value-type="float" office:value="0.000087" calcext:value-type="float">
            <text:p>8,7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1235" calcext:value-type="float">
            <text:p>0,00123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75" calcext:value-type="float">
            <text:p>7,5E-05</text:p>
          </table:table-cell>
          <table:table-cell office:value-type="float" office:value="0.000142" calcext:value-type="float">
            <text:p>0,000142</text:p>
          </table:table-cell>
          <table:table-cell office:value-type="float" office:value="0.000302" calcext:value-type="float">
            <text:p>0,000302</text:p>
          </table:table-cell>
          <table:table-cell office:value-type="float" office:value="0.009717" calcext:value-type="float">
            <text:p>0,00971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79" calcext:value-type="float">
            <text:p>7,9E-05</text:p>
          </table:table-cell>
          <table:table-cell office:value-type="float" office:value="0.000259" calcext:value-type="float">
            <text:p>0,000259</text:p>
          </table:table-cell>
          <table:table-cell office:value-type="float" office:value="0.000962" calcext:value-type="float">
            <text:p>0,00096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6" calcext:value-type="float">
            <text:p>2,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622" calcext:value-type="float">
            <text:p>0,000622</text:p>
          </table:table-cell>
          <table:table-cell office:value-type="float" office:value="0.001832" calcext:value-type="float">
            <text:p>0,00183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99" calcext:value-type="float">
            <text:p>9,9E-05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312" calcext:value-type="float">
            <text:p>0,000312</text:p>
          </table:table-cell>
          <table:table-cell office:value-type="float" office:value="0.001301" calcext:value-type="float">
            <text:p>0,0013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132" calcext:value-type="float">
            <text:p>0,000132</text:p>
          </table:table-cell>
          <table:table-cell office:value-type="float" office:value="0.000162" calcext:value-type="float">
            <text:p>0,000162</text:p>
          </table:table-cell>
          <table:table-cell office:value-type="float" office:value="0.002501" calcext:value-type="float">
            <text:p>0,00250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102" calcext:value-type="float">
            <text:p>0,000102</text:p>
          </table:table-cell>
          <table:table-cell office:value-type="float" office:value="0.000452" calcext:value-type="float">
            <text:p>0,000452</text:p>
          </table:table-cell>
          <table:table-cell office:value-type="float" office:value="0.001969" calcext:value-type="float">
            <text:p>0,0019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00001" calcext:value-type="float">
            <text:p>1E-06</text:p>
          </table:table-cell>
          <table:table-cell office:value-type="float" office:value="0.000029" calcext:value-type="float">
            <text:p>2,9E-0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67" calcext:value-type="float">
            <text:p>0,000267</text:p>
          </table:table-cell>
          <table:table-cell office:value-type="float" office:value="0.00195" calcext:value-type="float">
            <text:p>0,0019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073" calcext:value-type="float">
            <text:p>7,3E-05</text:p>
          </table:table-cell>
          <table:table-cell office:value-type="float" office:value="0.000591" calcext:value-type="float">
            <text:p>0,000591</text:p>
          </table:table-cell>
          <table:table-cell office:value-type="float" office:value="0.019329" calcext:value-type="float">
            <text:p>0,019329</text:p>
          </table:table-cell>
        </table:table-row>
        <table:table-row table:style-name="ro1">
          <table:table-cell/>
          <table:table-cell table:style-name="ce4" office:value-type="string" calcext:value-type="string">
            <text:p>media 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2" calcext:value-type="float">
            <text:p>32</text:p>
          </table:table-cell>
        </table:table-row>
        <table:table-row table:style-name="ro1">
          <table:table-cell/>
          <table:table-cell table:style-name="ce5" office:value-type="string" calcext:value-type="string">
            <text:p>min</text:p>
          </table:table-cell>
          <table:table-cell table:style-name="ce4" office:value-type="string" calcext:value-type="string">
            <text:p>media </text:p>
          </table:table-cell>
          <table:table-cell table:style-name="ce8" table:formula="of:=AVERAGE([.D116:.D125])" office:value-type="float" office:value="0.0000002" calcext:value-type="float">
            <text:p>2E-07</text:p>
          </table:table-cell>
          <table:table-cell table:style-name="ce8" table:formula="of:=AVERAGE([.E115:.E125])" office:value-type="float" office:value="0.181844272727273" calcext:value-type="float">
            <text:p>0,181844272727273</text:p>
          </table:table-cell>
          <table:table-cell table:style-name="ce8" table:formula="of:=AVERAGE([.F115:.F125])" office:value-type="float" office:value="0.363705818181818" calcext:value-type="float">
            <text:p>0,363705818181818</text:p>
          </table:table-cell>
          <table:table-cell table:style-name="ce8" table:formula="of:=AVERAGE([.G115:.G125])" office:value-type="float" office:value="0.727367818181818" calcext:value-type="float">
            <text:p>0,727367818181818</text:p>
          </table:table-cell>
          <table:table-cell table:style-name="ce8" table:formula="of:=AVERAGE([.H115:.H125])" office:value-type="float" office:value="1.45486045454545" calcext:value-type="float">
            <text:p>1,45486045454545</text:p>
          </table:table-cell>
          <table:table-cell table:style-name="ce8" table:formula="of:=AVERAGE([.I115:.I125])" office:value-type="float" office:value="2.91289663636364" calcext:value-type="float">
            <text:p>2,91289663636364</text:p>
          </table:table-cell>
        </table:table-row>
        <table:table-row table:style-name="ro1">
          <table:table-cell/>
          <table:table-cell table:style-name="ce6" office:value-type="string" calcext:value-type="string">
            <text:p>max</text:p>
          </table:table-cell>
          <table:table-cell table:style-name="ce5" office:value-type="string" calcext:value-type="string">
            <text:p>min</text:p>
          </table:table-cell>
          <table:table-cell table:style-name="ce9" table:formula="of:=[.D127]-[.A114]*STDEV([.D116:.D125])/SQRT(10)" office:value-type="float" office:value="-0.0000000613333333333333" calcext:value-type="float">
            <text:p>-6,13333333333333E-08</text:p>
          </table:table-cell>
          <table:table-cell table:style-name="ce9" table:formula="of:=[.E127]-[.A114]*STDEV([.E116:.E125])/SQRT(10)" office:value-type="float" office:value="0.181842671060918" calcext:value-type="float">
            <text:p>0,181842671060918</text:p>
          </table:table-cell>
          <table:table-cell table:style-name="ce9" table:formula="of:=[.F127]-[.A114]*STDEV([.F116:.F125])/SQRT(10)" office:value-type="float" office:value="0.363694381302368" calcext:value-type="float">
            <text:p>0,363694381302368</text:p>
          </table:table-cell>
          <table:table-cell table:style-name="ce9" table:formula="of:=[.G127]-[.A114]*STDEV([.G116:.G125])/SQRT(10)" office:value-type="float" office:value="0.727350204334538" calcext:value-type="float">
            <text:p>0,727350204334538</text:p>
          </table:table-cell>
          <table:table-cell table:style-name="ce9" table:formula="of:=[.H127]-[.A114]*STDEV([.H116:.H125])/SQRT(10)" office:value-type="float" office:value="1.45476335538583" calcext:value-type="float">
            <text:p>1,45476335538583</text:p>
          </table:table-cell>
          <table:table-cell table:style-name="ce9" table:formula="of:=[.I127]-[.A114]*STDEV([.I116:.I125])/SQRT(10)" office:value-type="float" office:value="2.90922776568753" calcext:value-type="float">
            <text:p>2,90922776568753</text:p>
          </table:table-cell>
        </table:table-row>
        <table:table-row table:style-name="ro1">
          <table:table-cell/>
          <table:table-cell table:style-name="Default"/>
          <table:table-cell table:style-name="ce6" office:value-type="string" calcext:value-type="string">
            <text:p>max</text:p>
          </table:table-cell>
          <table:table-cell table:style-name="ce9" table:formula="of:=[.D127]+[.A114]*STDEV([.D116:.D125])/SQRT(10)" office:value-type="float" office:value="0.000000461333333333333" calcext:value-type="float">
            <text:p>4,61333333333333E-07</text:p>
          </table:table-cell>
          <table:table-cell table:style-name="ce9" table:formula="of:=[.E127]+[.A114]*STDEV([.E116:.E125])/SQRT(10)" office:value-type="float" office:value="0.181845874393627" calcext:value-type="float">
            <text:p>0,181845874393627</text:p>
          </table:table-cell>
          <table:table-cell table:style-name="ce9" table:formula="of:=[.F127]+[.A114]*STDEV([.F116:.F125])/SQRT(10)" office:value-type="float" office:value="0.363717255061268" calcext:value-type="float">
            <text:p>0,363717255061268</text:p>
          </table:table-cell>
          <table:table-cell table:style-name="ce9" table:formula="of:=[.G127]+[.A114]*STDEV([.G116:.G125])/SQRT(10)" office:value-type="float" office:value="0.727385432029098" calcext:value-type="float">
            <text:p>0,727385432029098</text:p>
          </table:table-cell>
          <table:table-cell table:style-name="ce9" table:formula="of:=[.H127]+[.A114]*STDEV([.H116:.H125])/SQRT(10)" office:value-type="float" office:value="1.45495755370508" calcext:value-type="float">
            <text:p>1,45495755370508</text:p>
          </table:table-cell>
          <table:table-cell table:style-name="ce9" table:formula="of:=[.I127]+[.A114]*STDEV([.I116:.I125])/SQRT(10)" office:value-type="float" office:value="2.91656550703975" calcext:value-type="float">
            <text:p>2,916565507039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9:35:21.8087813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7-26T23:33:40.231585530</meta:creation-date>
    <dc:date>2023-07-28T20:22:00.243835079</dc:date>
    <meta:editing-duration>PT1H58M17S</meta:editing-duration>
    <meta:editing-cycles>11</meta:editing-cycles>
    <meta:generator>LibreOffice/6.4.7.2$Linux_X86_64 LibreOffice_project/40$Build-2</meta:generator>
    <meta:document-statistic meta:table-count="2" meta:cell-count="1897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1024</text:p>
        </chart:subtitle>
        <chart:legend chart:legend-position="end" svg:x="13.622cm" svg:y="3.706cm" style:legend-expansion="high" chart:style-name="ch4"/>
        <chart:plot-area chart:style-name="ch5" table:cell-range-address="Planilha1.C14:Planilha1.I17" chart:data-source-has-labels="both" svg:x="1.33cm" svg:y="2.138cm" svg:width="11.973cm" svg:height="5.707cm">
          <chartooo:coordinate-region svg:x="2.613cm" svg:y="2.337cm" svg:width="10.503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14:Planilha1.I14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15:Planilha1.I15" chart:label-cell-address="Planilha1.C15:Planilha1.C15" chart:class="chart:line">
            <chart:data-point chart:repeated="6"/>
          </chart:series>
          <chart:series chart:style-name="ch11" chart:values-cell-range-address="Planilha1.D16:Planilha1.I16" chart:label-cell-address="Planilha1.C16:Planilha1.C16" chart:class="chart:line">
            <chart:data-point chart:repeated="6"/>
          </chart:series>
          <chart:series chart:style-name="ch12" chart:values-cell-range-address="Planilha1.D17:Planilha1.I17" chart:label-cell-address="Planilha1.C17:Planilha1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4:Planilha1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5:Planilha1.C15</svg:desc>
                </draw:g>
              </table:table-cell>
              <table:table-cell office:value-type="float" office:value="0.0000006">
                <text:p>0.0000006</text:p>
                <draw:g>
                  <svg:desc>Planilha1.D15:Planilha1.I15</svg:desc>
                </draw:g>
              </table:table-cell>
              <table:table-cell office:value-type="float" office:value="0.0000317">
                <text:p>0.0000317</text:p>
              </table:table-cell>
              <table:table-cell office:value-type="float" office:value="0.0000504">
                <text:p>0.0000504</text:p>
              </table:table-cell>
              <table:table-cell office:value-type="float" office:value="0.0001187">
                <text:p>0.0001187</text:p>
              </table:table-cell>
              <table:table-cell office:value-type="float" office:value="0.0002621">
                <text:p>0.0002621</text:p>
              </table:table-cell>
              <table:table-cell office:value-type="float" office:value="0.0006711">
                <text:p>0.0006711</text:p>
              </table:table-cell>
            </table:table-row>
            <table:table-row>
              <table:table-cell office:value-type="string">
                <text:p>min</text:p>
                <draw:g>
                  <svg:desc>Planilha1.C16:Planilha1.C16</svg:desc>
                </draw:g>
              </table:table-cell>
              <table:table-cell office:value-type="float" office:value="0.000000279933340276331">
                <text:p>0.000000279933340276331</text:p>
                <draw:g>
                  <svg:desc>Planilha1.D16:Planilha1.I16</svg:desc>
                </draw:g>
              </table:table-cell>
              <table:table-cell office:value-type="float" office:value="0.000027079773742914">
                <text:p>0.000027079773742914</text:p>
              </table:table-cell>
              <table:table-cell office:value-type="float" office:value="0.0000415947728655708">
                <text:p>0.0000415947728655708</text:p>
              </table:table-cell>
              <table:table-cell office:value-type="float" office:value="0.00010421411040587">
                <text:p>0.00010421411040587</text:p>
              </table:table-cell>
              <table:table-cell office:value-type="float" office:value="0.000233672191111128">
                <text:p>0.000233672191111128</text:p>
              </table:table-cell>
              <table:table-cell office:value-type="float" office:value="0.000584635362768612">
                <text:p>0.000584635362768612</text:p>
              </table:table-cell>
            </table:table-row>
            <table:table-row>
              <table:table-cell office:value-type="string">
                <text:p>max</text:p>
                <draw:g>
                  <svg:desc>Planilha1.C17:Planilha1.C17</svg:desc>
                </draw:g>
              </table:table-cell>
              <table:table-cell office:value-type="float" office:value="0.000000920066659723669">
                <text:p>0.000000920066659723669</text:p>
                <draw:g>
                  <svg:desc>Planilha1.D17:Planilha1.I17</svg:desc>
                </draw:g>
              </table:table-cell>
              <table:table-cell office:value-type="float" office:value="0.000036320226257086">
                <text:p>0.000036320226257086</text:p>
              </table:table-cell>
              <table:table-cell office:value-type="float" office:value="0.0000592052271344292">
                <text:p>0.0000592052271344292</text:p>
              </table:table-cell>
              <table:table-cell office:value-type="float" office:value="0.00013318588959413">
                <text:p>0.00013318588959413</text:p>
              </table:table-cell>
              <table:table-cell office:value-type="float" office:value="0.000290527808888872">
                <text:p>0.000290527808888872</text:p>
              </table:table-cell>
              <table:table-cell office:value-type="float" office:value="0.000757564637231388">
                <text:p>0.00075756463723138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2048</text:p>
        </chart:subtitle>
        <chart:legend chart:legend-position="end" svg:x="13.622cm" svg:y="3.705cm" style:legend-expansion="high" chart:style-name="ch4"/>
        <chart:plot-area chart:style-name="ch5" table:cell-range-address="Planilha2.C30:Planilha2.I33" chart:data-source-has-labels="both" svg:x="1.33cm" svg:y="2.138cm" svg:width="11.973cm" svg:height="5.706cm">
          <chartooo:coordinate-region svg:x="2.057cm" svg:y="2.337cm" svg:width="11.059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30:Planilha2.I3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31:Planilha2.I31" chart:label-cell-address="Planilha2.C31:Planilha2.C31" chart:class="chart:line">
            <chart:data-point chart:repeated="6"/>
          </chart:series>
          <chart:series chart:style-name="ch11" chart:values-cell-range-address="Planilha2.D32:Planilha2.I32" chart:label-cell-address="Planilha2.C32:Planilha2.C32" chart:class="chart:line">
            <chart:data-point chart:repeated="6"/>
          </chart:series>
          <chart:series chart:style-name="ch12" chart:values-cell-range-address="Planilha2.D33:Planilha2.I33" chart:label-cell-address="Planilha2.C33:Planilha2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30:Planilha2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31:Planilha2.C31</svg:desc>
                </draw:g>
              </table:table-cell>
              <table:table-cell office:value-type="float" office:value="0.0000007">
                <text:p>0.0000007</text:p>
                <draw:g>
                  <svg:desc>Planilha2.D31:Planilha2.I31</svg:desc>
                </draw:g>
              </table:table-cell>
              <table:table-cell office:value-type="float" office:value="0.181844181818182">
                <text:p>0.181844181818182</text:p>
              </table:table-cell>
              <table:table-cell office:value-type="float" office:value="0.363695363636364">
                <text:p>0.363695363636364</text:p>
              </table:table-cell>
              <table:table-cell office:value-type="float" office:value="0.727344909090909">
                <text:p>0.727344909090909</text:p>
              </table:table-cell>
              <table:table-cell office:value-type="float" office:value="1.45508663636364">
                <text:p>1.45508663636364</text:p>
              </table:table-cell>
              <table:table-cell office:value-type="float" office:value="2.91017718181818">
                <text:p>2.91017718181818</text:p>
              </table:table-cell>
            </table:table-row>
            <table:table-row>
              <table:table-cell office:value-type="string">
                <text:p>min</text:p>
                <draw:g>
                  <svg:desc>Planilha2.C32:Planilha2.C32</svg:desc>
                </draw:g>
              </table:table-cell>
              <table:table-cell office:value-type="float" office:value="0.000000400605054596218">
                <text:p>0.000000400605054596218</text:p>
                <draw:g>
                  <svg:desc>Planilha2.D32:Planilha2.I32</svg:desc>
                </draw:g>
              </table:table-cell>
              <table:table-cell office:value-type="float" office:value="0.181841086920876">
                <text:p>0.181841086920876</text:p>
              </table:table-cell>
              <table:table-cell office:value-type="float" office:value="0.363687445354956">
                <text:p>0.363687445354956</text:p>
              </table:table-cell>
              <table:table-cell office:value-type="float" office:value="0.72733977138126">
                <text:p>0.72733977138126</text:p>
              </table:table-cell>
              <table:table-cell office:value-type="float" office:value="1.45465240721663">
                <text:p>1.45465240721663</text:p>
              </table:table-cell>
              <table:table-cell office:value-type="float" office:value="2.91001973514031">
                <text:p>2.91001973514031</text:p>
              </table:table-cell>
            </table:table-row>
            <table:table-row>
              <table:table-cell office:value-type="string">
                <text:p>max</text:p>
                <draw:g>
                  <svg:desc>Planilha2.C33:Planilha2.C33</svg:desc>
                </draw:g>
              </table:table-cell>
              <table:table-cell office:value-type="float" office:value="0.000000999394945403781">
                <text:p>0.000000999394945403781</text:p>
                <draw:g>
                  <svg:desc>Planilha2.D33:Planilha2.I33</svg:desc>
                </draw:g>
              </table:table-cell>
              <table:table-cell office:value-type="float" office:value="0.181847276715488">
                <text:p>0.181847276715488</text:p>
              </table:table-cell>
              <table:table-cell office:value-type="float" office:value="0.363703281917771">
                <text:p>0.363703281917771</text:p>
              </table:table-cell>
              <table:table-cell office:value-type="float" office:value="0.727350046800559">
                <text:p>0.727350046800559</text:p>
              </table:table-cell>
              <table:table-cell office:value-type="float" office:value="1.45552086551064">
                <text:p>1.45552086551064</text:p>
              </table:table-cell>
              <table:table-cell office:value-type="float" office:value="2.91033462849605">
                <text:p>2.9103346284960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4096</text:p>
        </chart:subtitle>
        <chart:legend chart:legend-position="end" svg:x="13.622cm" svg:y="3.706cm" style:legend-expansion="high" chart:style-name="ch4"/>
        <chart:plot-area chart:style-name="ch5" table:cell-range-address="Planilha2.C46:Planilha2.I49" chart:data-source-has-labels="both" svg:x="1.33cm" svg:y="2.138cm" svg:width="11.973cm" svg:height="5.707cm">
          <chartooo:coordinate-region svg:x="2.163cm" svg:y="2.337cm" svg:width="10.953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46:Planilha2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47:Planilha2.I47" chart:label-cell-address="Planilha2.C47:Planilha2.C47" chart:class="chart:line">
            <chart:data-point chart:repeated="6"/>
          </chart:series>
          <chart:series chart:style-name="ch11" chart:values-cell-range-address="Planilha2.D48:Planilha2.I48" chart:label-cell-address="Planilha2.C48:Planilha2.C48" chart:class="chart:line">
            <chart:data-point chart:repeated="6"/>
          </chart:series>
          <chart:series chart:style-name="ch12" chart:values-cell-range-address="Planilha2.D49:Planilha2.I49" chart:label-cell-address="Planilha2.C49:Planilha2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46:Planilha2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47:Planilha2.C47</svg:desc>
                </draw:g>
              </table:table-cell>
              <table:table-cell office:value-type="float" office:value="0.0000001">
                <text:p>0.0000001</text:p>
                <draw:g>
                  <svg:desc>Planilha2.D47:Planilha2.I47</svg:desc>
                </draw:g>
              </table:table-cell>
              <table:table-cell office:value-type="float" office:value="0.181845909090909">
                <text:p>0.181845909090909</text:p>
              </table:table-cell>
              <table:table-cell office:value-type="float" office:value="0.363690545454545">
                <text:p>0.363690545454545</text:p>
              </table:table-cell>
              <table:table-cell office:value-type="float" office:value="0.727350181818182">
                <text:p>0.727350181818182</text:p>
              </table:table-cell>
              <table:table-cell office:value-type="float" office:value="1.45493090909091">
                <text:p>1.45493090909091</text:p>
              </table:table-cell>
              <table:table-cell office:value-type="float" office:value="2.91016036363636">
                <text:p>2.91016036363636</text:p>
              </table:table-cell>
            </table:table-row>
            <table:table-row>
              <table:table-cell office:value-type="string">
                <text:p>min</text:p>
                <draw:g>
                  <svg:desc>Planilha2.C48:Planilha2.C48</svg:desc>
                </draw:g>
              </table:table-cell>
              <table:table-cell office:value-type="float" office:value="-0.0000000959999999999999">
                <text:p>-0.0000000959999999999999</text:p>
                <draw:g>
                  <svg:desc>Planilha2.D48:Planilha2.I48</svg:desc>
                </draw:g>
              </table:table-cell>
              <table:table-cell office:value-type="float" office:value="0.181842639159207">
                <text:p>0.181842639159207</text:p>
              </table:table-cell>
              <table:table-cell office:value-type="float" office:value="0.363684311682154">
                <text:p>0.363684311682154</text:p>
              </table:table-cell>
              <table:table-cell office:value-type="float" office:value="0.727344383691894">
                <text:p>0.727344383691894</text:p>
              </table:table-cell>
              <table:table-cell office:value-type="float" office:value="1.45479222564398">
                <text:p>1.45479222564398</text:p>
              </table:table-cell>
              <table:table-cell office:value-type="float" office:value="2.91000342127432">
                <text:p>2.91000342127432</text:p>
              </table:table-cell>
            </table:table-row>
            <table:table-row>
              <table:table-cell office:value-type="string">
                <text:p>max</text:p>
                <draw:g>
                  <svg:desc>Planilha2.C49:Planilha2.C49</svg:desc>
                </draw:g>
              </table:table-cell>
              <table:table-cell office:value-type="float" office:value="0.000000296">
                <text:p>0.000000296</text:p>
                <draw:g>
                  <svg:desc>Planilha2.D49:Planilha2.I49</svg:desc>
                </draw:g>
              </table:table-cell>
              <table:table-cell office:value-type="float" office:value="0.181849179022611">
                <text:p>0.181849179022611</text:p>
              </table:table-cell>
              <table:table-cell office:value-type="float" office:value="0.363696779226936">
                <text:p>0.363696779226936</text:p>
              </table:table-cell>
              <table:table-cell office:value-type="float" office:value="0.727355979944469">
                <text:p>0.727355979944469</text:p>
              </table:table-cell>
              <table:table-cell office:value-type="float" office:value="1.45506959253784">
                <text:p>1.45506959253784</text:p>
              </table:table-cell>
              <table:table-cell office:value-type="float" office:value="2.9103173059984">
                <text:p>2.910317305998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62:Planilha2.I65" chart:data-source-has-labels="both" svg:x="1.33cm" svg:y="2.138cm" svg:width="11.973cm" svg:height="5.707cm">
          <chartooo:coordinate-region svg:x="2.057cm" svg:y="2.337cm" svg:width="11.059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62:Planilha2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63:Planilha2.I63" chart:label-cell-address="Planilha2.C63:Planilha2.C63" chart:class="chart:line">
            <chart:data-point chart:repeated="6"/>
          </chart:series>
          <chart:series chart:style-name="ch11" chart:values-cell-range-address="Planilha2.D64:Planilha2.I64" chart:label-cell-address="Planilha2.C64:Planilha2.C64" chart:class="chart:line">
            <chart:data-point chart:repeated="6"/>
          </chart:series>
          <chart:series chart:style-name="ch12" chart:values-cell-range-address="Planilha2.D65:Planilha2.I65" chart:label-cell-address="Planilha2.C65:Planilha2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62:Planilha2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63:Planilha2.C63</svg:desc>
                </draw:g>
              </table:table-cell>
              <table:table-cell office:value-type="float" office:value="0.0000004">
                <text:p>0.0000004</text:p>
                <draw:g>
                  <svg:desc>Planilha2.D63:Planilha2.I63</svg:desc>
                </draw:g>
              </table:table-cell>
              <table:table-cell office:value-type="float" office:value="0.181845">
                <text:p>0.181845</text:p>
              </table:table-cell>
              <table:table-cell office:value-type="float" office:value="0.363691181818182">
                <text:p>0.363691181818182</text:p>
              </table:table-cell>
              <table:table-cell office:value-type="float" office:value="0.727342636363636">
                <text:p>0.727342636363636</text:p>
              </table:table-cell>
              <table:table-cell office:value-type="float" office:value="1.45487381818182">
                <text:p>1.45487381818182</text:p>
              </table:table-cell>
              <table:table-cell office:value-type="float" office:value="2.91025936363636">
                <text:p>2.91025936363636</text:p>
              </table:table-cell>
            </table:table-row>
            <table:table-row>
              <table:table-cell office:value-type="string">
                <text:p>min</text:p>
                <draw:g>
                  <svg:desc>Planilha2.C64:Planilha2.C64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64:Planilha2.I64</svg:desc>
                </draw:g>
              </table:table-cell>
              <table:table-cell office:value-type="float" office:value="0.181841132068023">
                <text:p>0.181841132068023</text:p>
              </table:table-cell>
              <table:table-cell office:value-type="float" office:value="0.363685930302253">
                <text:p>0.363685930302253</text:p>
              </table:table-cell>
              <table:table-cell office:value-type="float" office:value="0.727337261133367">
                <text:p>0.727337261133367</text:p>
              </table:table-cell>
              <table:table-cell office:value-type="float" office:value="1.45478744968966">
                <text:p>1.45478744968966</text:p>
              </table:table-cell>
              <table:table-cell office:value-type="float" office:value="2.91001388394082">
                <text:p>2.91001388394082</text:p>
              </table:table-cell>
            </table:table-row>
            <table:table-row>
              <table:table-cell office:value-type="string">
                <text:p>max</text:p>
                <draw:g>
                  <svg:desc>Planilha2.C65:Planilha2.C65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65:Planilha2.I65</svg:desc>
                </draw:g>
              </table:table-cell>
              <table:table-cell office:value-type="float" office:value="0.181848867931977">
                <text:p>0.181848867931977</text:p>
              </table:table-cell>
              <table:table-cell office:value-type="float" office:value="0.363696433334111">
                <text:p>0.363696433334111</text:p>
              </table:table-cell>
              <table:table-cell office:value-type="float" office:value="0.727348011593905">
                <text:p>0.727348011593905</text:p>
              </table:table-cell>
              <table:table-cell office:value-type="float" office:value="1.45496018667397">
                <text:p>1.45496018667397</text:p>
              </table:table-cell>
              <table:table-cell office:value-type="float" office:value="2.91050484333191">
                <text:p>2.9105048433319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7.016cm" svg:y="1.275cm" chart:style-name="ch3">
          <text:p>array_size</text:p>
        </chart:subtitle>
        <chart:legend chart:legend-position="end" svg:x="13.622cm" svg:y="3.706cm" style:legend-expansion="high" chart:style-name="ch4"/>
        <chart:plot-area chart:style-name="ch5" table:cell-range-address="Planilha2.C78:Planilha2.I81" chart:data-source-has-labels="both" svg:x="1.33cm" svg:y="2.138cm" svg:width="11.973cm" svg:height="5.707cm">
          <chartooo:coordinate-region svg:x="2.057cm" svg:y="2.337cm" svg:width="11.059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78:Planilha2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79:Planilha2.I79" chart:label-cell-address="Planilha2.C79:Planilha2.C79" chart:class="chart:line">
            <chart:data-point chart:repeated="6"/>
          </chart:series>
          <chart:series chart:style-name="ch11" chart:values-cell-range-address="Planilha2.D80:Planilha2.I80" chart:label-cell-address="Planilha2.C80:Planilha2.C80" chart:class="chart:line">
            <chart:data-point chart:repeated="6"/>
          </chart:series>
          <chart:series chart:style-name="ch12" chart:values-cell-range-address="Planilha2.D81:Planilha2.I81" chart:label-cell-address="Planilha2.C81:Planilha2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78:Planilha2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79:Planilha2.C79</svg:desc>
                </draw:g>
              </table:table-cell>
              <table:table-cell office:value-type="float" office:value="0.0000003">
                <text:p>0.0000003</text:p>
                <draw:g>
                  <svg:desc>Planilha2.D79:Planilha2.I79</svg:desc>
                </draw:g>
              </table:table-cell>
              <table:table-cell office:value-type="float" office:value="0.181847363636364">
                <text:p>0.181847363636364</text:p>
              </table:table-cell>
              <table:table-cell office:value-type="float" office:value="0.363691636363636">
                <text:p>0.363691636363636</text:p>
              </table:table-cell>
              <table:table-cell office:value-type="float" office:value="0.727346545454545">
                <text:p>0.727346545454545</text:p>
              </table:table-cell>
              <table:table-cell office:value-type="float" office:value="1.45494090909091">
                <text:p>1.45494090909091</text:p>
              </table:table-cell>
              <table:table-cell office:value-type="float" office:value="2.91054172727273">
                <text:p>2.91054172727273</text:p>
              </table:table-cell>
            </table:table-row>
            <table:table-row>
              <table:table-cell office:value-type="string">
                <text:p>min</text:p>
                <draw:g>
                  <svg:desc>Planilha2.C80:Planilha2.C80</svg:desc>
                </draw:g>
              </table:table-cell>
              <table:table-cell office:value-type="float" office:value="0.000000000605054596218506">
                <text:p>0.000000000605054596218506</text:p>
                <draw:g>
                  <svg:desc>Planilha2.D80:Planilha2.I80</svg:desc>
                </draw:g>
              </table:table-cell>
              <table:table-cell office:value-type="float" office:value="0.181839900464682">
                <text:p>0.181839900464682</text:p>
              </table:table-cell>
              <table:table-cell office:value-type="float" office:value="0.363687896921967">
                <text:p>0.363687896921967</text:p>
              </table:table-cell>
              <table:table-cell office:value-type="float" office:value="0.72733960780512">
                <text:p>0.72733960780512</text:p>
              </table:table-cell>
              <table:table-cell office:value-type="float" office:value="1.45472048697232">
                <text:p>1.45472048697232</text:p>
              </table:table-cell>
              <table:table-cell office:value-type="float" office:value="2.91012299764156">
                <text:p>2.91012299764156</text:p>
              </table:table-cell>
            </table:table-row>
            <table:table-row>
              <table:table-cell office:value-type="string">
                <text:p>max</text:p>
                <draw:g>
                  <svg:desc>Planilha2.C81:Planilha2.C81</svg:desc>
                </draw:g>
              </table:table-cell>
              <table:table-cell office:value-type="float" office:value="0.000000599394945403782">
                <text:p>0.000000599394945403782</text:p>
                <draw:g>
                  <svg:desc>Planilha2.D81:Planilha2.I81</svg:desc>
                </draw:g>
              </table:table-cell>
              <table:table-cell office:value-type="float" office:value="0.181854826808046">
                <text:p>0.181854826808046</text:p>
              </table:table-cell>
              <table:table-cell office:value-type="float" office:value="0.363695375805306">
                <text:p>0.363695375805306</text:p>
              </table:table-cell>
              <table:table-cell office:value-type="float" office:value="0.727353483103971">
                <text:p>0.727353483103971</text:p>
              </table:table-cell>
              <table:table-cell office:value-type="float" office:value="1.4551613312095">
                <text:p>1.4551613312095</text:p>
              </table:table-cell>
              <table:table-cell office:value-type="float" office:value="2.91096045690389">
                <text:p>2.9109604569038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32768</text:p>
        </chart:subtitle>
        <chart:legend chart:legend-position="end" svg:x="13.622cm" svg:y="3.706cm" style:legend-expansion="high" chart:style-name="ch4"/>
        <chart:plot-area chart:style-name="ch5" table:cell-range-address="Planilha2.C94:Planilha2.I97" chart:data-source-has-labels="both" svg:x="1.33cm" svg:y="2.138cm" svg:width="11.973cm" svg:height="5.707cm">
          <chartooo:coordinate-region svg:x="2.057cm" svg:y="2.337cm" svg:width="11.059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94:Planilha2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95:Planilha2.I95" chart:label-cell-address="Planilha2.C95:Planilha2.C95" chart:class="chart:line">
            <chart:data-point chart:repeated="6"/>
          </chart:series>
          <chart:series chart:style-name="ch11" chart:values-cell-range-address="Planilha2.D96:Planilha2.I96" chart:label-cell-address="Planilha2.C96:Planilha2.C96" chart:class="chart:line">
            <chart:data-point chart:repeated="6"/>
          </chart:series>
          <chart:series chart:style-name="ch12" chart:values-cell-range-address="Planilha2.D97:Planilha2.I97" chart:label-cell-address="Planilha2.C97:Planilha2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94:Planilha2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95:Planilha2.C95</svg:desc>
                </draw:g>
              </table:table-cell>
              <table:table-cell office:value-type="float" office:value="0.0000004">
                <text:p>0.0000004</text:p>
                <draw:g>
                  <svg:desc>Planilha2.D95:Planilha2.I95</svg:desc>
                </draw:g>
              </table:table-cell>
              <table:table-cell office:value-type="float" office:value="0.181845363636364">
                <text:p>0.181845363636364</text:p>
              </table:table-cell>
              <table:table-cell office:value-type="float" office:value="0.363696818181818">
                <text:p>0.363696818181818</text:p>
              </table:table-cell>
              <table:table-cell office:value-type="float" office:value="0.727343727272727">
                <text:p>0.727343727272727</text:p>
              </table:table-cell>
              <table:table-cell office:value-type="float" office:value="1.45491936363636">
                <text:p>1.45491936363636</text:p>
              </table:table-cell>
              <table:table-cell office:value-type="float" office:value="2.91043472727273">
                <text:p>2.91043472727273</text:p>
              </table:table-cell>
            </table:table-row>
            <table:table-row>
              <table:table-cell office:value-type="string">
                <text:p>min</text:p>
                <draw:g>
                  <svg:desc>Planilha2.C96:Planilha2.C96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96:Planilha2.I96</svg:desc>
                </draw:g>
              </table:table-cell>
              <table:table-cell office:value-type="float" office:value="0.181842013749732">
                <text:p>0.181842013749732</text:p>
              </table:table-cell>
              <table:table-cell office:value-type="float" office:value="0.363688169222985">
                <text:p>0.363688169222985</text:p>
              </table:table-cell>
              <table:table-cell office:value-type="float" office:value="0.727339112592962">
                <text:p>0.727339112592962</text:p>
              </table:table-cell>
              <table:table-cell office:value-type="float" office:value="1.45481311184936">
                <text:p>1.45481311184936</text:p>
              </table:table-cell>
              <table:table-cell office:value-type="float" office:value="2.90993932973457">
                <text:p>2.90993932973457</text:p>
              </table:table-cell>
            </table:table-row>
            <table:table-row>
              <table:table-cell office:value-type="string">
                <text:p>max</text:p>
                <draw:g>
                  <svg:desc>Planilha2.C97:Planilha2.C97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97:Planilha2.I97</svg:desc>
                </draw:g>
              </table:table-cell>
              <table:table-cell office:value-type="float" office:value="0.181848713522995">
                <text:p>0.181848713522995</text:p>
              </table:table-cell>
              <table:table-cell office:value-type="float" office:value="0.363705467140651">
                <text:p>0.363705467140651</text:p>
              </table:table-cell>
              <table:table-cell office:value-type="float" office:value="0.727348341952492">
                <text:p>0.727348341952492</text:p>
              </table:table-cell>
              <table:table-cell office:value-type="float" office:value="1.45502561542337">
                <text:p>1.45502561542337</text:p>
              </table:table-cell>
              <table:table-cell office:value-type="float" office:value="2.91093012481088">
                <text:p>2.9109301248108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148cm" svg:y="0.316cm" chart:style-name="ch2">
          <text:p>Custom</text:p>
        </chart:title>
        <chart:subtitle svg:x="6.434cm" svg:y="1.275cm" chart:style-name="ch3">
          <text:p>array_size 65536</text:p>
        </chart:subtitle>
        <chart:legend chart:legend-position="end" svg:x="13.622cm" svg:y="3.706cm" style:legend-expansion="high" chart:style-name="ch4"/>
        <chart:plot-area chart:style-name="ch5" table:cell-range-address="Planilha2.C110:Planilha2.I113" chart:data-source-has-labels="both" svg:x="1.33cm" svg:y="2.138cm" svg:width="11.973cm" svg:height="5.707cm">
          <chartooo:coordinate-region svg:x="2.057cm" svg:y="2.337cm" svg:width="11.059cm" svg:height="4.861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2.D110:Planilha2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11:Planilha2.I111" chart:label-cell-address="Planilha2.C111:Planilha2.C111" chart:class="chart:line">
            <chart:data-point chart:repeated="6"/>
          </chart:series>
          <chart:series chart:style-name="ch11" chart:values-cell-range-address="Planilha2.D112:Planilha2.I112" chart:label-cell-address="Planilha2.C112:Planilha2.C112" chart:class="chart:line">
            <chart:data-point chart:repeated="6"/>
          </chart:series>
          <chart:series chart:style-name="ch12" chart:values-cell-range-address="Planilha2.D113:Planilha2.I113" chart:label-cell-address="Planilha2.C113:Planilha2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10:Planilha2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11:Planilha2.C111</svg:desc>
                </draw:g>
              </table:table-cell>
              <table:table-cell office:value-type="float" office:value="0.0000004">
                <text:p>0.0000004</text:p>
                <draw:g>
                  <svg:desc>Planilha2.D111:Planilha2.I111</svg:desc>
                </draw:g>
              </table:table-cell>
              <table:table-cell office:value-type="float" office:value="0.181845363636364">
                <text:p>0.181845363636364</text:p>
              </table:table-cell>
              <table:table-cell office:value-type="float" office:value="0.363694181818182">
                <text:p>0.363694181818182</text:p>
              </table:table-cell>
              <table:table-cell office:value-type="float" office:value="0.727341545454545">
                <text:p>0.727341545454545</text:p>
              </table:table-cell>
              <table:table-cell office:value-type="float" office:value="1.45490354545455">
                <text:p>1.45490354545455</text:p>
              </table:table-cell>
              <table:table-cell office:value-type="float" office:value="2.91061727272727">
                <text:p>2.91061727272727</text:p>
              </table:table-cell>
            </table:table-row>
            <table:table-row>
              <table:table-cell office:value-type="string">
                <text:p>min</text:p>
                <draw:g>
                  <svg:desc>Planilha2.C112:Planilha2.C112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2.D112:Planilha2.I112</svg:desc>
                </draw:g>
              </table:table-cell>
              <table:table-cell office:value-type="float" office:value="0.181841720753744">
                <text:p>0.181841720753744</text:p>
              </table:table-cell>
              <table:table-cell office:value-type="float" office:value="0.363686680140266">
                <text:p>0.363686680140266</text:p>
              </table:table-cell>
              <table:table-cell office:value-type="float" office:value="0.727332833554026">
                <text:p>0.727332833554026</text:p>
              </table:table-cell>
              <table:table-cell office:value-type="float" office:value="1.45482688216756">
                <text:p>1.45482688216756</text:p>
              </table:table-cell>
              <table:table-cell office:value-type="float" office:value="2.91013783787019">
                <text:p>2.91013783787019</text:p>
              </table:table-cell>
            </table:table-row>
            <table:table-row>
              <table:table-cell office:value-type="string">
                <text:p>max</text:p>
                <draw:g>
                  <svg:desc>Planilha2.C113:Planilha2.C113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2.D113:Planilha2.I113</svg:desc>
                </draw:g>
              </table:table-cell>
              <table:table-cell office:value-type="float" office:value="0.181849006518983">
                <text:p>0.181849006518983</text:p>
              </table:table-cell>
              <table:table-cell office:value-type="float" office:value="0.363701683496098">
                <text:p>0.363701683496098</text:p>
              </table:table-cell>
              <table:table-cell office:value-type="float" office:value="0.727350257355065">
                <text:p>0.727350257355065</text:p>
              </table:table-cell>
              <table:table-cell office:value-type="float" office:value="1.45498020874153">
                <text:p>1.45498020874153</text:p>
              </table:table-cell>
              <table:table-cell office:value-type="float" office:value="2.91109670758436">
                <text:p>2.9110967075843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328cm" svg:y="1.275cm" chart:style-name="ch3">
          <text:p>array_size 131072</text:p>
        </chart:subtitle>
        <chart:legend chart:legend-position="end" svg:x="13.622cm" svg:y="3.705cm" style:legend-expansion="high" chart:style-name="ch4"/>
        <chart:plot-area chart:style-name="ch5" table:cell-range-address="Planilha2.C126:Planilha2.I129" chart:data-source-has-labels="both" svg:x="1.33cm" svg:y="2.138cm" svg:width="11.973cm" svg:height="5.706cm">
          <chartooo:coordinate-region svg:x="2.163cm" svg:y="2.337cm" svg:width="10.953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26:Planilha2.I12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27:Planilha2.I127" chart:label-cell-address="Planilha2.C127:Planilha2.C127" chart:class="chart:line">
            <chart:data-point chart:repeated="6"/>
          </chart:series>
          <chart:series chart:style-name="ch11" chart:values-cell-range-address="Planilha2.D128:Planilha2.I128" chart:label-cell-address="Planilha2.C128:Planilha2.C128" chart:class="chart:line">
            <chart:data-point chart:repeated="6"/>
          </chart:series>
          <chart:series chart:style-name="ch12" chart:values-cell-range-address="Planilha2.D129:Planilha2.I129" chart:label-cell-address="Planilha2.C129:Planilha2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26:Planilha2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27:Planilha2.C127</svg:desc>
                </draw:g>
              </table:table-cell>
              <table:table-cell office:value-type="float" office:value="0.0000002">
                <text:p>0.0000002</text:p>
                <draw:g>
                  <svg:desc>Planilha2.D127:Planilha2.I127</svg:desc>
                </draw:g>
              </table:table-cell>
              <table:table-cell office:value-type="float" office:value="0.181844272727273">
                <text:p>0.181844272727273</text:p>
              </table:table-cell>
              <table:table-cell office:value-type="float" office:value="0.363705818181818">
                <text:p>0.363705818181818</text:p>
              </table:table-cell>
              <table:table-cell office:value-type="float" office:value="0.727367818181818">
                <text:p>0.727367818181818</text:p>
              </table:table-cell>
              <table:table-cell office:value-type="float" office:value="1.45486045454545">
                <text:p>1.45486045454545</text:p>
              </table:table-cell>
              <table:table-cell office:value-type="float" office:value="2.91289663636364">
                <text:p>2.91289663636364</text:p>
              </table:table-cell>
            </table:table-row>
            <table:table-row>
              <table:table-cell office:value-type="string">
                <text:p>min</text:p>
                <draw:g>
                  <svg:desc>Planilha2.C128:Planilha2.C128</svg:desc>
                </draw:g>
              </table:table-cell>
              <table:table-cell office:value-type="float" office:value="-0.0000000613333333333333">
                <text:p>-0.0000000613333333333333</text:p>
                <draw:g>
                  <svg:desc>Planilha2.D128:Planilha2.I128</svg:desc>
                </draw:g>
              </table:table-cell>
              <table:table-cell office:value-type="float" office:value="0.181842671060918">
                <text:p>0.181842671060918</text:p>
              </table:table-cell>
              <table:table-cell office:value-type="float" office:value="0.363694381302368">
                <text:p>0.363694381302368</text:p>
              </table:table-cell>
              <table:table-cell office:value-type="float" office:value="0.727350204334538">
                <text:p>0.727350204334538</text:p>
              </table:table-cell>
              <table:table-cell office:value-type="float" office:value="1.45476335538583">
                <text:p>1.45476335538583</text:p>
              </table:table-cell>
              <table:table-cell office:value-type="float" office:value="2.90922776568753">
                <text:p>2.90922776568753</text:p>
              </table:table-cell>
            </table:table-row>
            <table:table-row>
              <table:table-cell office:value-type="string">
                <text:p>max</text:p>
                <draw:g>
                  <svg:desc>Planilha2.C129:Planilha2.C129</svg:desc>
                </draw:g>
              </table:table-cell>
              <table:table-cell office:value-type="float" office:value="0.000000461333333333333">
                <text:p>0.000000461333333333333</text:p>
                <draw:g>
                  <svg:desc>Planilha2.D129:Planilha2.I129</svg:desc>
                </draw:g>
              </table:table-cell>
              <table:table-cell office:value-type="float" office:value="0.181845874393627">
                <text:p>0.181845874393627</text:p>
              </table:table-cell>
              <table:table-cell office:value-type="float" office:value="0.363717255061268">
                <text:p>0.363717255061268</text:p>
              </table:table-cell>
              <table:table-cell office:value-type="float" office:value="0.727385432029098">
                <text:p>0.727385432029098</text:p>
              </table:table-cell>
              <table:table-cell office:value-type="float" office:value="1.45495755370508">
                <text:p>1.45495755370508</text:p>
              </table:table-cell>
              <table:table-cell office:value-type="float" office:value="2.91656550703975">
                <text:p>2.9165655070397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6.474cm" svg:y="1.275cm" chart:style-name="ch3">
          <text:p>arrray_size 2048</text:p>
        </chart:subtitle>
        <chart:legend chart:legend-position="end" svg:x="13.622cm" svg:y="3.705cm" style:legend-expansion="high" chart:style-name="ch4"/>
        <chart:plot-area chart:style-name="ch5" table:cell-range-address="Planilha1.C30:Planilha1.I33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30:Planilha1.I30"/>
          </chart:axis>
          <chart:axis chart:dimension="y" chart:name="primary-y" chart:style-name="ch6">
            <chart:title svg:x="0.451cm" svg:y="5.736cm" chart:style-name="ch8">
              <text:p>Tempo(s)</text:p>
            </chart:title>
            <chart:grid chart:style-name="ch9" chart:class="major"/>
          </chart:axis>
          <chart:series chart:style-name="ch10" chart:values-cell-range-address="Planilha1.D31:Planilha1.I31" chart:label-cell-address="Planilha1.C31:Planilha1.C31" chart:class="chart:line">
            <chart:data-point chart:repeated="6"/>
          </chart:series>
          <chart:series chart:style-name="ch11" chart:values-cell-range-address="Planilha1.D32:Planilha1.I32" chart:label-cell-address="Planilha1.C32:Planilha1.C32" chart:class="chart:line">
            <chart:data-point chart:repeated="6"/>
          </chart:series>
          <chart:series chart:style-name="ch12" chart:values-cell-range-address="Planilha1.D33:Planilha1.I33" chart:label-cell-address="Planilha1.C33:Planilha1.C3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30:Planilha1.I3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31:Planilha1.C31</svg:desc>
                </draw:g>
              </table:table-cell>
              <table:table-cell office:value-type="float" office:value="0.0000009">
                <text:p>0.0000009</text:p>
                <draw:g>
                  <svg:desc>Planilha1.D31:Planilha1.I31</svg:desc>
                </draw:g>
              </table:table-cell>
              <table:table-cell office:value-type="float" office:value="0.0000383">
                <text:p>0.0000383</text:p>
              </table:table-cell>
              <table:table-cell office:value-type="float" office:value="0.0000616">
                <text:p>0.0000616</text:p>
              </table:table-cell>
              <table:table-cell office:value-type="float" office:value="0.0001239">
                <text:p>0.0001239</text:p>
              </table:table-cell>
              <table:table-cell office:value-type="float" office:value="0.0003661">
                <text:p>0.0003661</text:p>
              </table:table-cell>
              <table:table-cell office:value-type="float" office:value="0.0006041">
                <text:p>0.0006041</text:p>
              </table:table-cell>
            </table:table-row>
            <table:table-row>
              <table:table-cell office:value-type="string">
                <text:p>min</text:p>
                <draw:g>
                  <svg:desc>Planilha1.C32:Planilha1.C32</svg:desc>
                </draw:g>
              </table:table-cell>
              <table:table-cell office:value-type="float" office:value="-0.0000000445130432603293">
                <text:p>-0.0000000445130432603293</text:p>
                <draw:g>
                  <svg:desc>Planilha1.D32:Planilha1.I32</svg:desc>
                </draw:g>
              </table:table-cell>
              <table:table-cell office:value-type="float" office:value="0.0000329200072697282">
                <text:p>0.0000329200072697282</text:p>
              </table:table-cell>
              <table:table-cell office:value-type="float" office:value="0.0000544897639982909">
                <text:p>0.0000544897639982909</text:p>
              </table:table-cell>
              <table:table-cell office:value-type="float" office:value="0.000101118518670737">
                <text:p>0.000101118518670737</text:p>
              </table:table-cell>
              <table:table-cell office:value-type="float" office:value="0.000310190200755542">
                <text:p>0.000310190200755542</text:p>
              </table:table-cell>
              <table:table-cell office:value-type="float" office:value="0.000541733216119832">
                <text:p>0.000541733216119832</text:p>
              </table:table-cell>
            </table:table-row>
            <table:table-row>
              <table:table-cell office:value-type="string">
                <text:p>max</text:p>
                <draw:g>
                  <svg:desc>Planilha1.C33:Planilha1.C33</svg:desc>
                </draw:g>
              </table:table-cell>
              <table:table-cell office:value-type="float" office:value="0.00000184451304326033">
                <text:p>0.00000184451304326033</text:p>
                <draw:g>
                  <svg:desc>Planilha1.D33:Planilha1.I33</svg:desc>
                </draw:g>
              </table:table-cell>
              <table:table-cell office:value-type="float" office:value="0.0000436799927302718">
                <text:p>0.0000436799927302718</text:p>
              </table:table-cell>
              <table:table-cell office:value-type="float" office:value="0.0000687102360017091">
                <text:p>0.0000687102360017091</text:p>
              </table:table-cell>
              <table:table-cell office:value-type="float" office:value="0.000146681481329263">
                <text:p>0.000146681481329263</text:p>
              </table:table-cell>
              <table:table-cell office:value-type="float" office:value="0.000422009799244458">
                <text:p>0.000422009799244458</text:p>
              </table:table-cell>
              <table:table-cell office:value-type="float" office:value="0.000666466783880168">
                <text:p>0.0006664667838801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791cm" svg:y="0.316cm" chart:style-name="ch2">
          <text:p>MPI_BCast</text:p>
        </chart:title>
        <chart:subtitle svg:x="7.016cm" svg:y="1.275cm" chart:style-name="ch3">
          <text:p>array_size</text:p>
        </chart:subtitle>
        <chart:legend chart:legend-position="end" svg:x="13.622cm" svg:y="3.705cm" style:legend-expansion="high" chart:style-name="ch4"/>
        <chart:plot-area chart:style-name="ch5" table:cell-range-address="Planilha1.C46:Planilha1.I49" chart:data-source-has-labels="both" svg:x="1.33cm" svg:y="2.138cm" svg:width="11.973cm" svg:height="5.706cm">
          <chartooo:coordinate-region svg:x="2.613cm" svg:y="2.337cm" svg:width="10.503cm" svg:height="4.86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46:Planilha1.I46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47:Planilha1.I47" chart:label-cell-address="Planilha1.C47:Planilha1.C47" chart:class="chart:line">
            <chart:data-point chart:repeated="6"/>
          </chart:series>
          <chart:series chart:style-name="ch11" chart:values-cell-range-address="Planilha1.D48:Planilha1.I48" chart:label-cell-address="Planilha1.C48:Planilha1.C48" chart:class="chart:line">
            <chart:data-point chart:repeated="6"/>
          </chart:series>
          <chart:series chart:style-name="ch12" chart:values-cell-range-address="Planilha1.D49:Planilha1.I49" chart:label-cell-address="Planilha1.C49:Planilha1.C4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46:Planilha1.I4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47:Planilha1.C47</svg:desc>
                </draw:g>
              </table:table-cell>
              <table:table-cell office:value-type="float" office:value="0.0000009">
                <text:p>0.0000009</text:p>
                <draw:g>
                  <svg:desc>Planilha1.D47:Planilha1.I47</svg:desc>
                </draw:g>
              </table:table-cell>
              <table:table-cell office:value-type="float" office:value="0.0000402">
                <text:p>0.0000402</text:p>
              </table:table-cell>
              <table:table-cell office:value-type="float" office:value="0.0000512">
                <text:p>0.0000512</text:p>
              </table:table-cell>
              <table:table-cell office:value-type="float" office:value="0.0001278">
                <text:p>0.0001278</text:p>
              </table:table-cell>
              <table:table-cell office:value-type="float" office:value="0.0003143">
                <text:p>0.0003143</text:p>
              </table:table-cell>
              <table:table-cell office:value-type="float" office:value="0.0007174">
                <text:p>0.0007174</text:p>
              </table:table-cell>
            </table:table-row>
            <table:table-row>
              <table:table-cell office:value-type="string">
                <text:p>min</text:p>
                <draw:g>
                  <svg:desc>Planilha1.C48:Planilha1.C48</svg:desc>
                </draw:g>
              </table:table-cell>
              <table:table-cell office:value-type="float" office:value="0.000000704">
                <text:p>0.000000704</text:p>
                <draw:g>
                  <svg:desc>Planilha1.D48:Planilha1.I48</svg:desc>
                </draw:g>
              </table:table-cell>
              <table:table-cell office:value-type="float" office:value="0.0000362930885173409">
                <text:p>0.0000362930885173409</text:p>
              </table:table-cell>
              <table:table-cell office:value-type="float" office:value="0.0000457275776641215">
                <text:p>0.0000457275776641215</text:p>
              </table:table-cell>
              <table:table-cell office:value-type="float" office:value="0.000107094795673014">
                <text:p>0.000107094795673014</text:p>
              </table:table-cell>
              <table:table-cell office:value-type="float" office:value="0.000249805674585537">
                <text:p>0.000249805674585537</text:p>
              </table:table-cell>
              <table:table-cell office:value-type="float" office:value="0.000439832473228185">
                <text:p>0.000439832473228185</text:p>
              </table:table-cell>
            </table:table-row>
            <table:table-row>
              <table:table-cell office:value-type="string">
                <text:p>max</text:p>
                <draw:g>
                  <svg:desc>Planilha1.C49:Planilha1.C49</svg:desc>
                </draw:g>
              </table:table-cell>
              <table:table-cell office:value-type="float" office:value="0.000001096">
                <text:p>0.000001096</text:p>
                <draw:g>
                  <svg:desc>Planilha1.D49:Planilha1.I49</svg:desc>
                </draw:g>
              </table:table-cell>
              <table:table-cell office:value-type="float" office:value="0.0000441069114826591">
                <text:p>0.0000441069114826591</text:p>
              </table:table-cell>
              <table:table-cell office:value-type="float" office:value="0.0000566724223358785">
                <text:p>0.0000566724223358785</text:p>
              </table:table-cell>
              <table:table-cell office:value-type="float" office:value="0.000148505204326986">
                <text:p>0.000148505204326986</text:p>
              </table:table-cell>
              <table:table-cell office:value-type="float" office:value="0.000378794325414463">
                <text:p>0.000378794325414463</text:p>
              </table:table-cell>
              <table:table-cell office:value-type="float" office:value="0.000994967526771815">
                <text:p>0.0009949675267718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54cm" svg:y="1.275cm" chart:style-name="ch3">
          <text:p>array_size 8192</text:p>
        </chart:subtitle>
        <chart:legend chart:legend-position="end" svg:x="13.622cm" svg:y="3.706cm" style:legend-expansion="high" chart:style-name="ch4"/>
        <chart:plot-area chart:style-name="ch5" table:cell-range-address="Planilha1.C62:Planilha1.I65" chart:data-source-has-labels="both" svg:x="1.33cm" svg:y="2.138cm" svg:width="11.973cm" svg:height="5.707cm">
          <chartooo:coordinate-region svg:x="2.534cm" svg:y="2.337cm" svg:width="10.582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62:Planilha1.I62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63:Planilha1.I63" chart:label-cell-address="Planilha1.C63:Planilha1.C63" chart:class="chart:line">
            <chart:data-point chart:repeated="6"/>
          </chart:series>
          <chart:series chart:style-name="ch11" chart:values-cell-range-address="Planilha1.D64:Planilha1.I64" chart:label-cell-address="Planilha1.C64:Planilha1.C64" chart:class="chart:line">
            <chart:data-point chart:repeated="6"/>
          </chart:series>
          <chart:series chart:style-name="ch12" chart:values-cell-range-address="Planilha1.D65:Planilha1.I65" chart:label-cell-address="Planilha1.C65:Planilha1.C65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62:Planilha1.I6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63:Planilha1.C63</svg:desc>
                </draw:g>
              </table:table-cell>
              <table:table-cell office:value-type="float" office:value="0.0000008">
                <text:p>0.0000008</text:p>
                <draw:g>
                  <svg:desc>Planilha1.D63:Planilha1.I63</svg:desc>
                </draw:g>
              </table:table-cell>
              <table:table-cell office:value-type="float" office:value="0.0000531">
                <text:p>0.0000531</text:p>
              </table:table-cell>
              <table:table-cell office:value-type="float" office:value="0.0000803">
                <text:p>0.0000803</text:p>
              </table:table-cell>
              <table:table-cell office:value-type="float" office:value="0.0001961">
                <text:p>0.0001961</text:p>
              </table:table-cell>
              <table:table-cell office:value-type="float" office:value="0.0004905">
                <text:p>0.0004905</text:p>
              </table:table-cell>
              <table:table-cell office:value-type="float" office:value="0.0023633">
                <text:p>0.0023633</text:p>
              </table:table-cell>
            </table:table-row>
            <table:table-row>
              <table:table-cell office:value-type="string">
                <text:p>min</text:p>
                <draw:g>
                  <svg:desc>Planilha1.C64:Planilha1.C64</svg:desc>
                </draw:g>
              </table:table-cell>
              <table:table-cell office:value-type="float" office:value="0.000000538666666666667">
                <text:p>0.000000538666666666667</text:p>
                <draw:g>
                  <svg:desc>Planilha1.D64:Planilha1.I64</svg:desc>
                </draw:g>
              </table:table-cell>
              <table:table-cell office:value-type="float" office:value="0.0000490678163622066">
                <text:p>0.0000490678163622066</text:p>
              </table:table-cell>
              <table:table-cell office:value-type="float" office:value="0.0000678418737988233">
                <text:p>0.0000678418737988233</text:p>
              </table:table-cell>
              <table:table-cell office:value-type="float" office:value="0.000181740185145112">
                <text:p>0.000181740185145112</text:p>
              </table:table-cell>
              <table:table-cell office:value-type="float" office:value="0.000238899942183366">
                <text:p>0.000238899942183366</text:p>
              </table:table-cell>
              <table:table-cell office:value-type="float" office:value="-0.000120526011920946">
                <text:p>-0.000120526011920946</text:p>
              </table:table-cell>
            </table:table-row>
            <table:table-row>
              <table:table-cell office:value-type="string">
                <text:p>max</text:p>
                <draw:g>
                  <svg:desc>Planilha1.C65:Planilha1.C65</svg:desc>
                </draw:g>
              </table:table-cell>
              <table:table-cell office:value-type="float" office:value="0.00000106133333333333">
                <text:p>0.00000106133333333333</text:p>
                <draw:g>
                  <svg:desc>Planilha1.D65:Planilha1.I65</svg:desc>
                </draw:g>
              </table:table-cell>
              <table:table-cell office:value-type="float" office:value="0.0000571321836377934">
                <text:p>0.0000571321836377934</text:p>
              </table:table-cell>
              <table:table-cell office:value-type="float" office:value="0.0000927581262011767">
                <text:p>0.0000927581262011767</text:p>
              </table:table-cell>
              <table:table-cell office:value-type="float" office:value="0.000210459814854888">
                <text:p>0.000210459814854888</text:p>
              </table:table-cell>
              <table:table-cell office:value-type="float" office:value="0.000742100057816633">
                <text:p>0.000742100057816633</text:p>
              </table:table-cell>
              <table:table-cell office:value-type="float" office:value="0.00484712601192095">
                <text:p>0.004847126011920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16384</text:p>
        </chart:subtitle>
        <chart:legend chart:legend-position="end" svg:x="13.622cm" svg:y="3.706cm" style:legend-expansion="high" chart:style-name="ch4"/>
        <chart:plot-area chart:style-name="ch5" table:cell-range-address="Planilha1.C78:Planilha1.I81" chart:data-source-has-labels="both" svg:x="1.33cm" svg:y="2.138cm" svg:width="11.973cm" svg:height="5.707cm">
          <chartooo:coordinate-region svg:x="2.719cm" svg:y="2.337cm" svg:width="10.397cm" svg:height="5.309cm"/>
          <chart:axis chart:dimension="x" chart:name="primary-x" chart:style-name="ch6" chartooo:axis-type="auto">
            <chartooo:date-scale/>
            <chart:title svg:x="7.074cm" svg:y="8.025cm" chart:style-name="ch7">
              <text:p>np</text:p>
            </chart:title>
            <chart:categories table:cell-range-address="Planilha1.D78:Planilha1.I78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79:Planilha1.I79" chart:label-cell-address="Planilha1.C79:Planilha1.C79" chart:class="chart:line">
            <chart:data-point chart:repeated="6"/>
          </chart:series>
          <chart:series chart:style-name="ch11" chart:values-cell-range-address="Planilha1.D80:Planilha1.I80" chart:label-cell-address="Planilha1.C80:Planilha1.C80" chart:class="chart:line">
            <chart:data-point chart:repeated="6"/>
          </chart:series>
          <chart:series chart:style-name="ch12" chart:values-cell-range-address="Planilha1.D81:Planilha1.I81" chart:label-cell-address="Planilha1.C81:Planilha1.C81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78:Planilha1.I78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79:Planilha1.C79</svg:desc>
                </draw:g>
              </table:table-cell>
              <table:table-cell office:value-type="float" office:value="0.0000005">
                <text:p>0.0000005</text:p>
                <draw:g>
                  <svg:desc>Planilha1.D79:Planilha1.I79</svg:desc>
                </draw:g>
              </table:table-cell>
              <table:table-cell office:value-type="float" office:value="0.0000838">
                <text:p>0.0000838</text:p>
              </table:table-cell>
              <table:table-cell office:value-type="float" office:value="0.000394">
                <text:p>0.000394</text:p>
              </table:table-cell>
              <table:table-cell office:value-type="float" office:value="0.0002771">
                <text:p>0.0002771</text:p>
              </table:table-cell>
              <table:table-cell office:value-type="float" office:value="0.0013352">
                <text:p>0.0013352</text:p>
              </table:table-cell>
              <table:table-cell office:value-type="float" office:value="0.0020352">
                <text:p>0.0020352</text:p>
              </table:table-cell>
            </table:table-row>
            <table:table-row>
              <table:table-cell office:value-type="string">
                <text:p>min</text:p>
                <draw:g>
                  <svg:desc>Planilha1.C80:Planilha1.C80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80:Planilha1.I80</svg:desc>
                </draw:g>
              </table:table-cell>
              <table:table-cell office:value-type="float" office:value="0.0000738581641757895">
                <text:p>0.0000738581641757895</text:p>
              </table:table-cell>
              <table:table-cell office:value-type="float" office:value="-0.000171948995958705">
                <text:p>-0.000171948995958705</text:p>
              </table:table-cell>
              <table:table-cell office:value-type="float" office:value="0.000248177987806286">
                <text:p>0.000248177987806286</text:p>
              </table:table-cell>
              <table:table-cell office:value-type="float" office:value="-0.000239283310519359">
                <text:p>-0.000239283310519359</text:p>
              </table:table-cell>
              <table:table-cell office:value-type="float" office:value="0.000145161707357464">
                <text:p>0.000145161707357464</text:p>
              </table:table-cell>
            </table:table-row>
            <table:table-row>
              <table:table-cell office:value-type="string">
                <text:p>max</text:p>
                <draw:g>
                  <svg:desc>Planilha1.C81:Planilha1.C81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81:Planilha1.I81</svg:desc>
                </draw:g>
              </table:table-cell>
              <table:table-cell office:value-type="float" office:value="0.0000937418358242105">
                <text:p>0.0000937418358242105</text:p>
              </table:table-cell>
              <table:table-cell office:value-type="float" office:value="0.000959948995958705">
                <text:p>0.000959948995958705</text:p>
              </table:table-cell>
              <table:table-cell office:value-type="float" office:value="0.000306022012193714">
                <text:p>0.000306022012193714</text:p>
              </table:table-cell>
              <table:table-cell office:value-type="float" office:value="0.00290968331051936">
                <text:p>0.00290968331051936</text:p>
              </table:table-cell>
              <table:table-cell office:value-type="float" office:value="0.00392523829264254">
                <text:p>0.0039252382926425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32768</text:p>
        </chart:subtitle>
        <chart:legend chart:legend-position="end" svg:x="13.622cm" svg:y="3.705cm" style:legend-expansion="high" chart:style-name="ch4"/>
        <chart:plot-area chart:style-name="ch5" table:cell-range-address="Planilha1.C94:Planilha1.I97" chart:data-source-has-labels="both" svg:x="1.33cm" svg:y="2.138cm" svg:width="11.973cm" svg:height="5.706cm">
          <chartooo:coordinate-region svg:x="2.613cm" svg:y="2.338cm" svg:width="10.503cm" svg:height="4.859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94:Planilha1.I9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95:Planilha1.I95" chart:label-cell-address="Planilha1.C95:Planilha1.C95" chart:class="chart:line">
            <chart:data-point chart:repeated="6"/>
          </chart:series>
          <chart:series chart:style-name="ch11" chart:values-cell-range-address="Planilha1.D96:Planilha1.I96" chart:label-cell-address="Planilha1.C96:Planilha1.C96" chart:class="chart:line">
            <chart:data-point chart:repeated="6"/>
          </chart:series>
          <chart:series chart:style-name="ch12" chart:values-cell-range-address="Planilha1.D97:Planilha1.I97" chart:label-cell-address="Planilha1.C97:Planilha1.C9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94:Planilha1.I9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95:Planilha1.C95</svg:desc>
                </draw:g>
              </table:table-cell>
              <table:table-cell office:value-type="float" office:value="0.0000005">
                <text:p>0.0000005</text:p>
                <draw:g>
                  <svg:desc>Planilha1.D95:Planilha1.I95</svg:desc>
                </draw:g>
              </table:table-cell>
              <table:table-cell office:value-type="float" office:value="0.0001195">
                <text:p>0.0001195</text:p>
              </table:table-cell>
              <table:table-cell office:value-type="float" office:value="0.000182">
                <text:p>0.000182</text:p>
              </table:table-cell>
              <table:table-cell office:value-type="float" office:value="0.0003865">
                <text:p>0.0003865</text:p>
              </table:table-cell>
              <table:table-cell office:value-type="float" office:value="0.0008956">
                <text:p>0.0008956</text:p>
              </table:table-cell>
              <table:table-cell office:value-type="float" office:value="0.0005204">
                <text:p>0.0005204</text:p>
              </table:table-cell>
            </table:table-row>
            <table:table-row>
              <table:table-cell office:value-type="string">
                <text:p>min</text:p>
                <draw:g>
                  <svg:desc>Planilha1.C96:Planilha1.C96</svg:desc>
                </draw:g>
              </table:table-cell>
              <table:table-cell office:value-type="float" office:value="0.000000173333333333333">
                <text:p>0.000000173333333333333</text:p>
                <draw:g>
                  <svg:desc>Planilha1.D96:Planilha1.I96</svg:desc>
                </draw:g>
              </table:table-cell>
              <table:table-cell office:value-type="float" office:value="0.000103270879122872">
                <text:p>0.000103270879122872</text:p>
              </table:table-cell>
              <table:table-cell office:value-type="float" office:value="0.000166181775910889">
                <text:p>0.000166181775910889</text:p>
              </table:table-cell>
              <table:table-cell office:value-type="float" office:value="0.000355690293448691">
                <text:p>0.000355690293448691</text:p>
              </table:table-cell>
              <table:table-cell office:value-type="float" office:value="0.000194679762288335">
                <text:p>0.000194679762288335</text:p>
              </table:table-cell>
              <table:table-cell office:value-type="float" office:value="0.000428448723781438">
                <text:p>0.000428448723781438</text:p>
              </table:table-cell>
            </table:table-row>
            <table:table-row>
              <table:table-cell office:value-type="string">
                <text:p>max</text:p>
                <draw:g>
                  <svg:desc>Planilha1.C97:Planilha1.C97</svg:desc>
                </draw:g>
              </table:table-cell>
              <table:table-cell office:value-type="float" office:value="0.000000826666666666667">
                <text:p>0.000000826666666666667</text:p>
                <draw:g>
                  <svg:desc>Planilha1.D97:Planilha1.I97</svg:desc>
                </draw:g>
              </table:table-cell>
              <table:table-cell office:value-type="float" office:value="0.000135729120877128">
                <text:p>0.000135729120877128</text:p>
              </table:table-cell>
              <table:table-cell office:value-type="float" office:value="0.000197818224089111">
                <text:p>0.000197818224089111</text:p>
              </table:table-cell>
              <table:table-cell office:value-type="float" office:value="0.000417309706551309">
                <text:p>0.000417309706551309</text:p>
              </table:table-cell>
              <table:table-cell office:value-type="float" office:value="0.00159652023771167">
                <text:p>0.00159652023771167</text:p>
              </table:table-cell>
              <table:table-cell office:value-type="float" office:value="0.000612351276218562">
                <text:p>0.00061235127621856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6.831cm" svg:y="0.316cm" chart:style-name="ch2">
          <text:p>MPI_Bcast</text:p>
        </chart:title>
        <chart:subtitle svg:x="6.434cm" svg:y="1.275cm" chart:style-name="ch3">
          <text:p>array_size 65536</text:p>
        </chart:subtitle>
        <chart:legend chart:legend-position="end" svg:x="13.622cm" svg:y="3.705cm" style:legend-expansion="high" chart:style-name="ch4"/>
        <chart:plot-area chart:style-name="ch5" table:cell-range-address="Planilha1.C110:Planilha1.I113" chart:data-source-has-labels="both" svg:x="1.33cm" svg:y="2.138cm" svg:width="11.973cm" svg:height="5.706cm">
          <chartooo:coordinate-region svg:x="2.719cm" svg:y="2.338cm" svg:width="10.397cm" svg:height="5.307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1.D110:Planilha1.I110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11:Planilha1.I111" chart:label-cell-address="Planilha1.C111:Planilha1.C111" chart:class="chart:line">
            <chart:data-point chart:repeated="6"/>
          </chart:series>
          <chart:series chart:style-name="ch11" chart:values-cell-range-address="Planilha1.D112:Planilha1.I112" chart:label-cell-address="Planilha1.C112:Planilha1.C112" chart:class="chart:line">
            <chart:data-point chart:repeated="6"/>
          </chart:series>
          <chart:series chart:style-name="ch12" chart:values-cell-range-address="Planilha1.D113:Planilha1.I113" chart:label-cell-address="Planilha1.C113:Planilha1.C113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10:Planilha1.I110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11:Planilha1.C111</svg:desc>
                </draw:g>
              </table:table-cell>
              <table:table-cell office:value-type="float" office:value="0.0000005">
                <text:p>0.0000005</text:p>
                <draw:g>
                  <svg:desc>Planilha1.D111:Planilha1.I111</svg:desc>
                </draw:g>
              </table:table-cell>
              <table:table-cell office:value-type="float" office:value="0.0001958">
                <text:p>0.0001958</text:p>
              </table:table-cell>
              <table:table-cell office:value-type="float" office:value="0.000362">
                <text:p>0.000362</text:p>
              </table:table-cell>
              <table:table-cell office:value-type="float" office:value="0.0006482">
                <text:p>0.0006482</text:p>
              </table:table-cell>
              <table:table-cell office:value-type="float" office:value="0.0011459">
                <text:p>0.0011459</text:p>
              </table:table-cell>
              <table:table-cell office:value-type="float" office:value="0.0006349">
                <text:p>0.0006349</text:p>
              </table:table-cell>
            </table:table-row>
            <table:table-row>
              <table:table-cell office:value-type="string">
                <text:p>min</text:p>
                <draw:g>
                  <svg:desc>Planilha1.C112:Planilha1.C112</svg:desc>
                </draw:g>
              </table:table-cell>
              <table:table-cell office:value-type="float" office:value="0.0000000617306764100413">
                <text:p>0.0000000617306764100413</text:p>
                <draw:g>
                  <svg:desc>Planilha1.D112:Planilha1.I112</svg:desc>
                </draw:g>
              </table:table-cell>
              <table:table-cell office:value-type="float" office:value="0.000172426001302492">
                <text:p>0.000172426001302492</text:p>
              </table:table-cell>
              <table:table-cell office:value-type="float" office:value="0.000321438574647004">
                <text:p>0.000321438574647004</text:p>
              </table:table-cell>
              <table:table-cell office:value-type="float" office:value="0.000539944105823285">
                <text:p>0.000539944105823285</text:p>
              </table:table-cell>
              <table:table-cell office:value-type="float" office:value="-0.000277294090356227">
                <text:p>-0.000277294090356227</text:p>
              </table:table-cell>
              <table:table-cell office:value-type="float" office:value="0.000438074303443659">
                <text:p>0.000438074303443659</text:p>
              </table:table-cell>
            </table:table-row>
            <table:table-row>
              <table:table-cell office:value-type="string">
                <text:p>max</text:p>
                <draw:g>
                  <svg:desc>Planilha1.C113:Planilha1.C113</svg:desc>
                </draw:g>
              </table:table-cell>
              <table:table-cell office:value-type="float" office:value="0.000000938269323589959">
                <text:p>0.000000938269323589959</text:p>
                <draw:g>
                  <svg:desc>Planilha1.D113:Planilha1.I113</svg:desc>
                </draw:g>
              </table:table-cell>
              <table:table-cell office:value-type="float" office:value="0.000219173998697508">
                <text:p>0.000219173998697508</text:p>
              </table:table-cell>
              <table:table-cell office:value-type="float" office:value="0.000402561425352996">
                <text:p>0.000402561425352996</text:p>
              </table:table-cell>
              <table:table-cell office:value-type="float" office:value="0.000756455894176714">
                <text:p>0.000756455894176714</text:p>
              </table:table-cell>
              <table:table-cell office:value-type="float" office:value="0.00256909409035623">
                <text:p>0.00256909409035623</text:p>
              </table:table-cell>
              <table:table-cell office:value-type="float" office:value="0.000831725696556341">
                <text:p>0.00083172569655634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MPI_Bcast</text:p>
        </chart:title>
        <chart:subtitle svg:x="6.329cm" svg:y="1.275cm" chart:style-name="ch3">
          <text:p>array_size 131072</text:p>
        </chart:subtitle>
        <chart:legend chart:legend-position="end" svg:x="13.624cm" svg:y="3.703cm" style:legend-expansion="high" chart:style-name="ch4"/>
        <chart:plot-area chart:style-name="ch5" table:cell-range-address="Planilha1.C126:Planilha1.I129" chart:data-source-has-labels="both" svg:x="1.331cm" svg:y="2.138cm" svg:width="11.973cm" svg:height="5.701cm">
          <chartooo:coordinate-region svg:x="2.535cm" svg:y="2.337cm" svg:width="10.582cm" svg:height="5.303cm"/>
          <chart:axis chart:dimension="x" chart:name="primary-x" chart:style-name="ch6" chartooo:axis-type="auto">
            <chartooo:date-scale/>
            <chart:title svg:x="7.075cm" svg:y="8.019cm" chart:style-name="ch7">
              <text:p>np</text:p>
            </chart:title>
            <chart:categories table:cell-range-address="Planilha1.D126:Planilha1.I126"/>
          </chart:axis>
          <chart:axis chart:dimension="y" chart:name="primary-y" chart:style-name="ch6">
            <chart:title svg:x="0.451cm" svg:y="5.773cm" chart:style-name="ch8">
              <text:p>Tempo (s)</text:p>
            </chart:title>
            <chart:grid chart:style-name="ch9" chart:class="major"/>
          </chart:axis>
          <chart:series chart:style-name="ch10" chart:values-cell-range-address="Planilha1.D127:Planilha1.I127" chart:label-cell-address="Planilha1.C127:Planilha1.C127" chart:class="chart:line">
            <chart:data-point chart:repeated="6"/>
          </chart:series>
          <chart:series chart:style-name="ch11" chart:values-cell-range-address="Planilha1.D128:Planilha1.I128" chart:label-cell-address="Planilha1.C128:Planilha1.C128" chart:class="chart:line">
            <chart:data-point chart:repeated="6"/>
          </chart:series>
          <chart:series chart:style-name="ch12" chart:values-cell-range-address="Planilha1.D129:Planilha1.I129" chart:label-cell-address="Planilha1.C129:Planilha1.C129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1.D126:Planilha1.I12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1.C127:Planilha1.C127</svg:desc>
                </draw:g>
              </table:table-cell>
              <table:table-cell office:value-type="float" office:value="0.0000004">
                <text:p>0.0000004</text:p>
                <draw:g>
                  <svg:desc>Planilha1.D127:Planilha1.I127</svg:desc>
                </draw:g>
              </table:table-cell>
              <table:table-cell office:value-type="float" office:value="0.0003834">
                <text:p>0.0003834</text:p>
              </table:table-cell>
              <table:table-cell office:value-type="float" office:value="0.0007004">
                <text:p>0.0007004</text:p>
              </table:table-cell>
              <table:table-cell office:value-type="float" office:value="0.0011274">
                <text:p>0.0011274</text:p>
              </table:table-cell>
              <table:table-cell office:value-type="float" office:value="0.0003778">
                <text:p>0.0003778</text:p>
              </table:table-cell>
              <table:table-cell office:value-type="float" office:value="0.0031275">
                <text:p>0.0031275</text:p>
              </table:table-cell>
            </table:table-row>
            <table:table-row>
              <table:table-cell office:value-type="string">
                <text:p>min</text:p>
                <draw:g>
                  <svg:desc>Planilha1.C128:Planilha1.C128</svg:desc>
                </draw:g>
              </table:table-cell>
              <table:table-cell office:value-type="float" office:value="0.0000000799333402763314">
                <text:p>0.0000000799333402763314</text:p>
                <draw:g>
                  <svg:desc>Planilha1.D128:Planilha1.I128</svg:desc>
                </draw:g>
              </table:table-cell>
              <table:table-cell office:value-type="float" office:value="0.00033733633962535">
                <text:p>0.00033733633962535</text:p>
              </table:table-cell>
              <table:table-cell office:value-type="float" office:value="0.000601350184797974">
                <text:p>0.000601350184797974</text:p>
              </table:table-cell>
              <table:table-cell office:value-type="float" office:value="0.00108950756782681">
                <text:p>0.00108950756782681</text:p>
              </table:table-cell>
              <table:table-cell office:value-type="float" office:value="0.00031306933701354">
                <text:p>0.00031306933701354</text:p>
              </table:table-cell>
              <table:table-cell office:value-type="float" office:value="-0.00181159814678933">
                <text:p>-0.00181159814678933</text:p>
              </table:table-cell>
            </table:table-row>
            <table:table-row>
              <table:table-cell office:value-type="string">
                <text:p>max</text:p>
                <draw:g>
                  <svg:desc>Planilha1.C129:Planilha1.C129</svg:desc>
                </draw:g>
              </table:table-cell>
              <table:table-cell office:value-type="float" office:value="0.000000720066659723669">
                <text:p>0.000000720066659723669</text:p>
                <draw:g>
                  <svg:desc>Planilha1.D129:Planilha1.I129</svg:desc>
                </draw:g>
              </table:table-cell>
              <table:table-cell office:value-type="float" office:value="0.00042946366037465">
                <text:p>0.00042946366037465</text:p>
              </table:table-cell>
              <table:table-cell office:value-type="float" office:value="0.000799449815202026">
                <text:p>0.000799449815202026</text:p>
              </table:table-cell>
              <table:table-cell office:value-type="float" office:value="0.00116529243217319">
                <text:p>0.00116529243217319</text:p>
              </table:table-cell>
              <table:table-cell office:value-type="float" office:value="0.00044253066298646">
                <text:p>0.00044253066298646</text:p>
              </table:table-cell>
              <table:table-cell office:value-type="float" office:value="0.00806659814678933">
                <text:p>0.008066598146789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7.148cm" svg:y="0.316cm" chart:style-name="ch2">
          <text:p>Custom</text:p>
        </chart:title>
        <chart:subtitle svg:x="6.54cm" svg:y="1.275cm" chart:style-name="ch3">
          <text:p>array_size 1024</text:p>
        </chart:subtitle>
        <chart:legend chart:legend-position="end" svg:x="13.622cm" svg:y="3.705cm" style:legend-expansion="high" chart:style-name="ch4"/>
        <chart:plot-area chart:style-name="ch5" table:cell-range-address="Planilha2.C14:Planilha2.I17" chart:data-source-has-labels="both" svg:x="1.33cm" svg:y="2.138cm" svg:width="11.973cm" svg:height="5.706cm">
          <chartooo:coordinate-region svg:x="2.719cm" svg:y="2.337cm" svg:width="10.397cm" svg:height="5.308cm"/>
          <chart:axis chart:dimension="x" chart:name="primary-x" chart:style-name="ch6" chartooo:axis-type="auto">
            <chartooo:date-scale/>
            <chart:title svg:x="7.074cm" svg:y="8.024cm" chart:style-name="ch7">
              <text:p>np</text:p>
            </chart:title>
            <chart:categories table:cell-range-address="Planilha2.D14:Planilha2.I14"/>
          </chart:axis>
          <chart:axis chart:dimension="y" chart:name="primary-y" chart:style-name="ch6">
            <chart:title svg:x="0.451cm" svg:y="5.776cm" chart:style-name="ch8">
              <text:p>Tempo (s)</text:p>
            </chart:title>
            <chart:grid chart:style-name="ch9" chart:class="major"/>
          </chart:axis>
          <chart:series chart:style-name="ch10" chart:values-cell-range-address="Planilha2.D15:Planilha2.I15" chart:label-cell-address="Planilha2.C15:Planilha2.C15" chart:class="chart:line">
            <chart:data-point chart:repeated="6"/>
          </chart:series>
          <chart:series chart:style-name="ch11" chart:values-cell-range-address="Planilha2.D16:Planilha2.I16" chart:label-cell-address="Planilha2.C16:Planilha2.C16" chart:class="chart:line">
            <chart:data-point chart:repeated="6"/>
          </chart:series>
          <chart:series chart:style-name="ch12" chart:values-cell-range-address="Planilha2.D17:Planilha2.I17" chart:label-cell-address="Planilha2.C17:Planilha2.C17" chart:class="chart:line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Planilha2.D14:Planilha2.I1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</table:table-row>
          </table:table-header-rows>
          <table:table-rows>
            <table:table-row>
              <table:table-cell office:value-type="string">
                <text:p>media </text:p>
                <draw:g>
                  <svg:desc>Planilha2.C15:Planilha2.C15</svg:desc>
                </draw:g>
              </table:table-cell>
              <table:table-cell office:value-type="float" office:value="0.0000034">
                <text:p>0.0000034</text:p>
                <draw:g>
                  <svg:desc>Planilha2.D15:Planilha2.I15</svg:desc>
                </draw:g>
              </table:table-cell>
              <table:table-cell office:value-type="float" office:value="0.0000314">
                <text:p>0.0000314</text:p>
              </table:table-cell>
              <table:table-cell office:value-type="float" office:value="0.000062">
                <text:p>0.000062</text:p>
              </table:table-cell>
              <table:table-cell office:value-type="float" office:value="0.0000797">
                <text:p>0.0000797</text:p>
              </table:table-cell>
              <table:table-cell office:value-type="float" office:value="0.0003975">
                <text:p>0.0003975</text:p>
              </table:table-cell>
              <table:table-cell office:value-type="float" office:value="0.0013319">
                <text:p>0.0013319</text:p>
              </table:table-cell>
            </table:table-row>
            <table:table-row>
              <table:table-cell office:value-type="string">
                <text:p>min</text:p>
                <draw:g>
                  <svg:desc>Planilha2.C16:Planilha2.C16</svg:desc>
                </draw:g>
              </table:table-cell>
              <table:table-cell office:value-type="float" office:value="-0.0000030491644936896">
                <text:p>-0.0000030491644936896</text:p>
                <draw:g>
                  <svg:desc>Planilha2.D16:Planilha2.I16</svg:desc>
                </draw:g>
              </table:table-cell>
              <table:table-cell office:value-type="float" office:value="0.0000268716882714293">
                <text:p>0.0000268716882714293</text:p>
              </table:table-cell>
              <table:table-cell office:value-type="float" office:value="0.0000536536826484171">
                <text:p>0.0000536536826484171</text:p>
              </table:table-cell>
              <table:table-cell office:value-type="float" office:value="0.000075182541324053">
                <text:p>0.000075182541324053</text:p>
              </table:table-cell>
              <table:table-cell office:value-type="float" office:value="0.000282671485655057">
                <text:p>0.000282671485655057</text:p>
              </table:table-cell>
              <table:table-cell office:value-type="float" office:value="0.00109015864139448">
                <text:p>0.00109015864139448</text:p>
              </table:table-cell>
            </table:table-row>
            <table:table-row>
              <table:table-cell office:value-type="string">
                <text:p>max</text:p>
                <draw:g>
                  <svg:desc>Planilha2.C17:Planilha2.C17</svg:desc>
                </draw:g>
              </table:table-cell>
              <table:table-cell office:value-type="float" office:value="0.0000098491644936896">
                <text:p>0.0000098491644936896</text:p>
                <draw:g>
                  <svg:desc>Planilha2.D17:Planilha2.I17</svg:desc>
                </draw:g>
              </table:table-cell>
              <table:table-cell office:value-type="float" office:value="0.0000359283117285707">
                <text:p>0.0000359283117285707</text:p>
              </table:table-cell>
              <table:table-cell office:value-type="float" office:value="0.0000703463173515829">
                <text:p>0.0000703463173515829</text:p>
              </table:table-cell>
              <table:table-cell office:value-type="float" office:value="0.000084217458675947">
                <text:p>0.000084217458675947</text:p>
              </table:table-cell>
              <table:table-cell office:value-type="float" office:value="0.000512328514344943">
                <text:p>0.000512328514344943</text:p>
              </table:table-cell>
              <table:table-cell office:value-type="float" office:value="0.00157364135860552">
                <text:p>0.0015736413586055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